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fd9d9"/>
    </style:style>
    <style:style style:name="P2" style:family="paragraph" style:parent-style-name="Standard">
      <style:text-properties officeooo:rsid="00216f6c" officeooo:paragraph-rsid="00216f6c"/>
    </style:style>
    <style:style style:name="P3" style:family="paragraph" style:parent-style-name="Standard">
      <style:text-properties officeooo:rsid="002265b1" officeooo:paragraph-rsid="002265b1"/>
    </style:style>
    <style:style style:name="P4" style:family="paragraph" style:parent-style-name="Standard">
      <style:text-properties officeooo:rsid="0025e0b5" officeooo:paragraph-rsid="0025e0b5"/>
    </style:style>
    <style:style style:name="P5" style:family="paragraph" style:parent-style-name="Standard">
      <style:text-properties officeooo:paragraph-rsid="0025e0b5"/>
    </style:style>
    <style:style style:name="P6" style:family="paragraph" style:parent-style-name="Standard">
      <style:text-properties officeooo:rsid="0026295b" officeooo:paragraph-rsid="0026295b"/>
    </style:style>
    <style:style style:name="P7" style:family="paragraph" style:parent-style-name="Standard">
      <style:text-properties officeooo:rsid="00279b8c" officeooo:paragraph-rsid="00279b8c"/>
    </style:style>
    <style:style style:name="P8" style:family="paragraph" style:parent-style-name="Standard">
      <style:text-properties officeooo:paragraph-rsid="00279b8c"/>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216f6c" officeooo:paragraph-rsid="00216f6c" style:font-weight-asian="bold" style:font-weight-complex="bold"/>
    </style:style>
    <style:style style:name="P11" style:family="paragraph" style:parent-style-name="Standard">
      <style:text-properties fo:font-weight="bold" officeooo:rsid="0035beca" officeooo:paragraph-rsid="0035beca" style:font-weight-asian="bold" style:font-weight-complex="bold"/>
    </style:style>
    <style:style style:name="P12" style:family="paragraph" style:parent-style-name="Standard">
      <style:text-properties fo:font-weight="bold" officeooo:rsid="007b76bb" officeooo:paragraph-rsid="007b76bb" style:font-weight-asian="bold" style:font-weight-complex="bold"/>
    </style:style>
    <style:style style:name="P13" style:family="paragraph" style:parent-style-name="Standard">
      <style:text-properties officeooo:rsid="002a79e9" officeooo:paragraph-rsid="002a79e9"/>
    </style:style>
    <style:style style:name="P14" style:family="paragraph" style:parent-style-name="Standard">
      <style:text-properties officeooo:paragraph-rsid="002d5b34"/>
    </style:style>
    <style:style style:name="P15" style:family="paragraph" style:parent-style-name="Standard">
      <style:text-properties officeooo:rsid="002eeb92" officeooo:paragraph-rsid="002eeb92"/>
    </style:style>
    <style:style style:name="P16" style:family="paragraph" style:parent-style-name="Standard">
      <style:text-properties officeooo:paragraph-rsid="00317789"/>
    </style:style>
    <style:style style:name="P17" style:family="paragraph" style:parent-style-name="Standard">
      <style:text-properties officeooo:paragraph-rsid="0032d1aa"/>
    </style:style>
    <style:style style:name="P18" style:family="paragraph" style:parent-style-name="Standard">
      <style:text-properties officeooo:rsid="0032fa75" officeooo:paragraph-rsid="0032fa75"/>
    </style:style>
    <style:style style:name="P19" style:family="paragraph" style:parent-style-name="Standard">
      <style:text-properties officeooo:paragraph-rsid="0032fa75"/>
    </style:style>
    <style:style style:name="P20" style:family="paragraph" style:parent-style-name="Standard">
      <style:text-properties officeooo:rsid="0034aa57" officeooo:paragraph-rsid="0034aa57"/>
    </style:style>
    <style:style style:name="P21" style:family="paragraph" style:parent-style-name="Standard">
      <style:text-properties officeooo:paragraph-rsid="0034aa57"/>
    </style:style>
    <style:style style:name="P22" style:family="paragraph" style:parent-style-name="Standard">
      <style:text-properties officeooo:rsid="0035beca" officeooo:paragraph-rsid="0035beca"/>
    </style:style>
    <style:style style:name="P23" style:family="paragraph" style:parent-style-name="Standard">
      <style:text-properties officeooo:rsid="002d5b34" officeooo:paragraph-rsid="002d5b34"/>
    </style:style>
    <style:style style:name="P24" style:family="paragraph" style:parent-style-name="Standard">
      <style:text-properties officeooo:paragraph-rsid="0045abc2"/>
    </style:style>
    <style:style style:name="P25" style:family="paragraph" style:parent-style-name="Standard">
      <style:text-properties style:font-name="Liberation Mono" fo:font-size="10pt" style:font-size-asian="10pt" style:font-size-complex="10pt"/>
    </style:style>
    <style:style style:name="P26" style:family="paragraph" style:parent-style-name="Standard">
      <style:text-properties style:font-name="Liberation Mono" fo:font-size="10pt" officeooo:rsid="004762e9" officeooo:paragraph-rsid="004762e9" style:font-size-asian="10pt" style:font-size-complex="10pt"/>
    </style:style>
    <style:style style:name="P27" style:family="paragraph" style:parent-style-name="Standard">
      <style:text-properties style:font-name="Liberation Mono" fo:font-size="10pt" officeooo:rsid="004a1fd9" officeooo:paragraph-rsid="004762e9" style:font-size-asian="10pt" style:font-size-complex="10pt"/>
    </style:style>
    <style:style style:name="P28" style:family="paragraph" style:parent-style-name="Standard">
      <style:text-properties style:font-name="Liberation Mono" fo:font-size="10pt" officeooo:rsid="006f1bcc" officeooo:paragraph-rsid="006f1bcc" style:font-size-asian="10pt" style:font-size-complex="10pt"/>
    </style:style>
    <style:style style:name="P29" style:family="paragraph" style:parent-style-name="Standard">
      <style:text-properties style:font-name="Liberation Mono" fo:font-size="10pt" officeooo:paragraph-rsid="007b76bb" style:font-size-asian="10pt" style:font-size-complex="10pt"/>
    </style:style>
    <style:style style:name="P30" style:family="paragraph" style:parent-style-name="Standard">
      <style:text-properties style:font-name="Liberation Mono" fo:font-size="10pt" officeooo:rsid="00808c15" officeooo:paragraph-rsid="00808c15" style:font-size-asian="10pt" style:font-size-complex="10pt"/>
    </style:style>
    <style:style style:name="P31" style:family="paragraph" style:parent-style-name="Standard">
      <style:text-properties style:font-name="Liberation Mono" fo:font-size="10pt" officeooo:rsid="00823b88" officeooo:paragraph-rsid="00823b88" style:font-size-asian="10pt" style:font-size-complex="10pt"/>
    </style:style>
    <style:style style:name="P32" style:family="paragraph" style:parent-style-name="Standard">
      <style:text-properties style:font-name="Liberation Mono" fo:font-size="10pt" officeooo:rsid="00823b88" officeooo:paragraph-rsid="008da967" style:font-size-asian="10pt" style:font-size-complex="10pt"/>
    </style:style>
    <style:style style:name="P33" style:family="paragraph" style:parent-style-name="Standard">
      <style:text-properties style:font-name="Liberation Mono" fo:font-size="10pt" officeooo:rsid="008384f0" style:font-size-asian="10pt" style:font-size-complex="10pt"/>
    </style:style>
    <style:style style:name="P34" style:family="paragraph" style:parent-style-name="Standard">
      <style:text-properties style:font-name="Liberation Mono" fo:font-size="10pt" officeooo:rsid="00a6ceea" officeooo:paragraph-rsid="00a6ceea" style:font-size-asian="10pt" style:font-size-complex="10pt"/>
    </style:style>
    <style:style style:name="P35" style:family="paragraph" style:parent-style-name="Standard">
      <style:text-properties style:font-name="Liberation Mono" fo:font-size="10pt" officeooo:rsid="00a7399d" officeooo:paragraph-rsid="00a7399d" style:font-size-asian="10pt" style:font-size-complex="10pt"/>
    </style:style>
    <style:style style:name="P36" style:family="paragraph" style:parent-style-name="Standard">
      <style:text-properties style:font-name="Liberation Mono" fo:font-size="10pt" officeooo:rsid="00a8112c" officeooo:paragraph-rsid="00a8112c" style:font-size-asian="10pt" style:font-size-complex="10pt"/>
    </style:style>
    <style:style style:name="P37" style:family="paragraph" style:parent-style-name="Standard">
      <style:text-properties style:font-name="Liberation Mono" fo:font-size="10pt" fo:font-weight="bold" officeooo:rsid="00823b88" officeooo:paragraph-rsid="00823b88" style:font-size-asian="10pt" style:font-weight-asian="bold" style:font-size-complex="10pt" style:font-weight-complex="bold"/>
    </style:style>
    <style:style style:name="P38" style:family="paragraph" style:parent-style-name="Standard">
      <style:text-properties officeooo:paragraph-rsid="00490362"/>
    </style:style>
    <style:style style:name="P39" style:family="paragraph" style:parent-style-name="Standard">
      <style:text-properties style:font-name="Liberation Serif" fo:font-size="12pt" officeooo:rsid="004762e9" officeooo:paragraph-rsid="004762e9" style:font-size-asian="12pt" style:font-size-complex="12pt"/>
    </style:style>
    <style:style style:name="P40" style:family="paragraph" style:parent-style-name="Standard">
      <style:text-properties style:font-name="Liberation Serif" fo:font-size="12pt" officeooo:rsid="004a1fd9" officeooo:paragraph-rsid="004762e9" style:font-size-asian="12pt" style:font-size-complex="12pt"/>
    </style:style>
    <style:style style:name="P41" style:family="paragraph" style:parent-style-name="Standard">
      <style:text-properties style:font-name="Liberation Serif" fo:font-size="12pt" officeooo:rsid="004d99cc" officeooo:paragraph-rsid="004d99cc" style:font-size-asian="12pt" style:font-size-complex="12pt"/>
    </style:style>
    <style:style style:name="P42" style:family="paragraph" style:parent-style-name="Standard">
      <style:text-properties style:font-name="Liberation Serif" fo:font-size="12pt" officeooo:rsid="0053baa2" officeooo:paragraph-rsid="0053baa2" style:font-size-asian="12pt" style:font-size-complex="12pt"/>
    </style:style>
    <style:style style:name="P43" style:family="paragraph" style:parent-style-name="Standard">
      <style:text-properties style:font-name="Liberation Serif" fo:font-size="12pt" officeooo:rsid="00808c15" officeooo:paragraph-rsid="00808c15" style:font-size-asian="12pt" style:font-size-complex="12pt"/>
    </style:style>
    <style:style style:name="P44" style:family="paragraph" style:parent-style-name="Standard">
      <style:text-properties style:font-name="Liberation Serif" fo:font-size="12pt" fo:font-weight="bold" officeooo:rsid="004c381b" officeooo:paragraph-rsid="004c381b" style:font-size-asian="12pt" style:font-weight-asian="bold" style:font-size-complex="12pt" style:font-weight-complex="bold"/>
    </style:style>
    <style:style style:name="P45" style:family="paragraph" style:parent-style-name="Standard">
      <style:text-properties style:font-name="Liberation Serif" fo:font-size="12pt" fo:font-weight="normal" officeooo:rsid="00972183" officeooo:paragraph-rsid="00972183" style:font-size-asian="12pt" style:font-weight-asian="normal" style:font-size-complex="12pt" style:font-weight-complex="normal"/>
    </style:style>
    <style:style style:name="P46" style:family="paragraph" style:parent-style-name="Standard">
      <style:text-properties officeooo:paragraph-rsid="004c381b"/>
    </style:style>
    <style:style style:name="P47" style:family="paragraph" style:parent-style-name="Standard">
      <style:text-properties officeooo:paragraph-rsid="004d99cc"/>
    </style:style>
    <style:style style:name="P48" style:family="paragraph" style:parent-style-name="Standard">
      <style:text-properties officeooo:paragraph-rsid="004ddbc6"/>
    </style:style>
    <style:style style:name="P49" style:family="paragraph" style:parent-style-name="Standard">
      <style:text-properties officeooo:paragraph-rsid="00543cc1"/>
    </style:style>
    <style:style style:name="P50" style:family="paragraph" style:parent-style-name="Standard">
      <style:text-properties officeooo:paragraph-rsid="00561a03"/>
    </style:style>
    <style:style style:name="P51" style:family="paragraph" style:parent-style-name="Standard">
      <style:text-properties officeooo:paragraph-rsid="005a6d17"/>
    </style:style>
    <style:style style:name="P52" style:family="paragraph" style:parent-style-name="Standard">
      <style:text-properties officeooo:paragraph-rsid="005d207a"/>
    </style:style>
    <style:style style:name="P53" style:family="paragraph" style:parent-style-name="Standard">
      <style:text-properties officeooo:paragraph-rsid="005fe804"/>
    </style:style>
    <style:style style:name="P54" style:family="paragraph" style:parent-style-name="Standard">
      <style:text-properties officeooo:rsid="0063abd1" officeooo:paragraph-rsid="0063abd1"/>
    </style:style>
    <style:style style:name="P55" style:family="paragraph" style:parent-style-name="Standard">
      <style:text-properties officeooo:paragraph-rsid="00647f41"/>
    </style:style>
    <style:style style:name="P56" style:family="paragraph" style:parent-style-name="Standard">
      <style:text-properties officeooo:paragraph-rsid="0065ca56"/>
    </style:style>
    <style:style style:name="P57" style:family="paragraph" style:parent-style-name="Standard">
      <style:text-properties officeooo:paragraph-rsid="006ab24f"/>
    </style:style>
    <style:style style:name="P58" style:family="paragraph" style:parent-style-name="Standard">
      <style:text-properties officeooo:paragraph-rsid="006af8c6"/>
    </style:style>
    <style:style style:name="P59" style:family="paragraph" style:parent-style-name="Standard">
      <style:text-properties officeooo:paragraph-rsid="006d8c1a"/>
    </style:style>
    <style:style style:name="P60" style:family="paragraph" style:parent-style-name="Standard">
      <style:text-properties officeooo:paragraph-rsid="006ed202"/>
    </style:style>
    <style:style style:name="P61" style:family="paragraph" style:parent-style-name="Standard">
      <style:text-properties officeooo:rsid="006f1bcc" officeooo:paragraph-rsid="006f1bcc"/>
    </style:style>
    <style:style style:name="P62" style:family="paragraph" style:parent-style-name="Standard">
      <style:text-properties officeooo:paragraph-rsid="00741c22"/>
    </style:style>
    <style:style style:name="P63" style:family="paragraph" style:parent-style-name="Standard">
      <style:text-properties officeooo:paragraph-rsid="00754791"/>
    </style:style>
    <style:style style:name="P64" style:family="paragraph" style:parent-style-name="Standard">
      <style:text-properties officeooo:paragraph-rsid="00780774"/>
    </style:style>
    <style:style style:name="P65" style:family="paragraph" style:parent-style-name="Standard">
      <style:text-properties officeooo:paragraph-rsid="007a0f14"/>
    </style:style>
    <style:style style:name="P66" style:family="paragraph" style:parent-style-name="Standard">
      <style:text-properties officeooo:paragraph-rsid="007a9f68"/>
    </style:style>
    <style:style style:name="P67" style:family="paragraph" style:parent-style-name="Standard">
      <style:text-properties officeooo:paragraph-rsid="007b76bb"/>
    </style:style>
    <style:style style:name="P68" style:family="paragraph" style:parent-style-name="Standard">
      <style:text-properties officeooo:paragraph-rsid="008da967"/>
    </style:style>
    <style:style style:name="P69" style:family="paragraph" style:parent-style-name="Standard">
      <style:text-properties officeooo:rsid="009335fe" officeooo:paragraph-rsid="009335fe"/>
    </style:style>
    <style:style style:name="P70" style:family="paragraph" style:parent-style-name="Standard">
      <style:text-properties officeooo:paragraph-rsid="009335fe"/>
    </style:style>
    <style:style style:name="P71" style:family="paragraph" style:parent-style-name="Standard">
      <style:text-properties officeooo:paragraph-rsid="00972183"/>
    </style:style>
    <style:style style:name="P72" style:family="paragraph" style:parent-style-name="Standard">
      <style:text-properties officeooo:paragraph-rsid="00989763"/>
    </style:style>
    <style:style style:name="P73" style:family="paragraph" style:parent-style-name="Standard">
      <style:text-properties officeooo:paragraph-rsid="009962a6"/>
    </style:style>
    <style:style style:name="P74" style:family="paragraph" style:parent-style-name="Standard">
      <style:text-properties officeooo:paragraph-rsid="009bb10e"/>
    </style:style>
    <style:style style:name="P75" style:family="paragraph" style:parent-style-name="Standard">
      <style:text-properties officeooo:paragraph-rsid="009f63f7"/>
    </style:style>
    <style:style style:name="P76" style:family="paragraph" style:parent-style-name="Standard">
      <style:text-properties officeooo:paragraph-rsid="00a2e2b2"/>
    </style:style>
    <style:style style:name="P77" style:family="paragraph" style:parent-style-name="Standard">
      <style:text-properties officeooo:rsid="00a3cfb8" officeooo:paragraph-rsid="00a3cfb8"/>
    </style:style>
    <style:style style:name="P78" style:family="paragraph" style:parent-style-name="Standard">
      <style:text-properties officeooo:rsid="00a6ceea" officeooo:paragraph-rsid="00a6ceea"/>
    </style:style>
    <style:style style:name="P79" style:family="paragraph" style:parent-style-name="Standard">
      <style:text-properties officeooo:rsid="00a7399d" officeooo:paragraph-rsid="00a7399d"/>
    </style:style>
    <style:style style:name="P80" style:family="paragraph" style:parent-style-name="Standard">
      <style:text-properties officeooo:rsid="00a8112c" officeooo:paragraph-rsid="00a8112c"/>
    </style:style>
    <style:style style:name="P81" style:family="paragraph" style:parent-style-name="Text_20_body">
      <style:paragraph-properties fo:margin-left="0cm" fo:margin-right="0cm" fo:margin-top="0cm" fo:margin-bottom="0.499cm" loext:contextual-spacing="false" fo:text-indent="0cm" style:auto-text-indent="false"/>
      <style:text-properties officeooo:paragraph-rsid="0039737e"/>
    </style:style>
    <style:style style:name="P82" style:family="paragraph" style:parent-style-name="Text_20_body">
      <style:paragraph-properties fo:margin-left="0cm" fo:margin-right="0cm" fo:margin-top="0cm" fo:margin-bottom="0.499cm" loext:contextual-spacing="false" fo:text-indent="0cm" style:auto-text-indent="false"/>
      <style:text-properties officeooo:paragraph-rsid="003b1603"/>
    </style:style>
    <style:style style:name="P83" style:family="paragraph" style:parent-style-name="Text_20_body">
      <style:paragraph-properties fo:margin-left="0cm" fo:margin-right="0cm" fo:margin-top="0cm" fo:margin-bottom="0.499cm" loext:contextual-spacing="false" fo:text-indent="0cm" style:auto-text-indent="false"/>
      <style:text-properties officeooo:paragraph-rsid="00404440"/>
    </style:style>
    <style:style style:name="P84" style:family="paragraph" style:parent-style-name="Preformatted_20_Text">
      <style:paragraph-properties fo:margin-left="0cm" fo:margin-right="0cm" fo:margin-top="0cm" fo:margin-bottom="0.499cm" loext:contextual-spacing="false" fo:text-indent="0cm" style:auto-text-indent="false"/>
      <style:text-properties officeooo:paragraph-rsid="00317789"/>
    </style:style>
    <style:style style:name="P85" style:family="paragraph" style:parent-style-name="Preformatted_20_Text">
      <style:paragraph-properties fo:margin-left="0cm" fo:margin-right="0cm" fo:margin-top="0cm" fo:margin-bottom="0.499cm" loext:contextual-spacing="false" fo:text-indent="0cm" style:auto-text-indent="false"/>
      <style:text-properties officeooo:paragraph-rsid="0037a9f8"/>
    </style:style>
    <style:style style:name="P86" style:family="paragraph" style:parent-style-name="Preformatted_20_Text">
      <style:paragraph-properties fo:margin-left="0cm" fo:margin-right="0cm" fo:margin-top="0cm" fo:margin-bottom="0.499cm" loext:contextual-spacing="false" fo:text-indent="0cm" style:auto-text-indent="false"/>
      <style:text-properties officeooo:paragraph-rsid="0039737e"/>
    </style:style>
    <style:style style:name="P87" style:family="paragraph" style:parent-style-name="Preformatted_20_Text">
      <style:text-properties officeooo:paragraph-rsid="00317789"/>
    </style:style>
    <style:style style:name="P88" style:family="paragraph" style:parent-style-name="Preformatted_20_Text">
      <style:text-properties officeooo:rsid="0034aa57" officeooo:paragraph-rsid="0034aa57"/>
    </style:style>
    <style:style style:name="P89" style:family="paragraph" style:parent-style-name="Preformatted_20_Text">
      <style:text-properties officeooo:rsid="0034aa57" officeooo:paragraph-rsid="0050e96b"/>
    </style:style>
    <style:style style:name="P90" style:family="paragraph" style:parent-style-name="Preformatted_20_Text">
      <style:text-properties officeooo:rsid="0035beca" officeooo:paragraph-rsid="0035beca"/>
    </style:style>
    <style:style style:name="P91" style:family="paragraph" style:parent-style-name="Preformatted_20_Text">
      <style:text-properties style:font-name="Liberation Serif" fo:font-size="12pt" officeooo:rsid="0053baa2" officeooo:paragraph-rsid="0053baa2" style:font-size-asian="12pt" style:font-size-complex="12pt"/>
    </style:style>
    <style:style style:name="P92" style:family="paragraph" style:parent-style-name="Preformatted_20_Text">
      <style:text-properties officeooo:paragraph-rsid="00543cc1"/>
    </style:style>
    <style:style style:name="P93" style:family="paragraph" style:parent-style-name="Preformatted_20_Text">
      <style:text-properties officeooo:paragraph-rsid="006af8c6"/>
    </style:style>
    <style:style style:name="P94" style:family="paragraph" style:parent-style-name="Preformatted_20_Text">
      <style:text-properties officeooo:paragraph-rsid="00741c22"/>
    </style:style>
    <style:style style:name="P95" style:family="paragraph" style:parent-style-name="Preformatted_20_Text">
      <style:text-properties officeooo:paragraph-rsid="00754791"/>
    </style:style>
    <style:style style:name="P96" style:family="paragraph" style:parent-style-name="Preformatted_20_Text">
      <style:text-properties officeooo:paragraph-rsid="0075eb44"/>
    </style:style>
    <style:style style:name="P97" style:family="paragraph" style:parent-style-name="Preformatted_20_Text">
      <style:text-properties style:font-name="Liberation Mono" fo:font-size="10pt" officeooo:rsid="00808c15" officeooo:paragraph-rsid="00808c15" style:font-size-asian="10pt" style:font-size-complex="10pt"/>
    </style:style>
    <style:style style:name="P98" style:family="paragraph" style:parent-style-name="Preformatted_20_Text">
      <style:text-properties officeooo:paragraph-rsid="009b2e8d"/>
    </style:style>
    <style:style style:name="P99" style:family="paragraph" style:parent-style-name="Standard">
      <style:paragraph-properties fo:margin-left="0.741cm" fo:margin-right="0cm" fo:text-indent="0cm" style:auto-text-indent="false"/>
    </style:style>
    <style:style style:name="P100" style:family="paragraph" style:parent-style-name="Text_20_body">
      <style:text-properties officeooo:rsid="004762e9" officeooo:paragraph-rsid="004762e9"/>
    </style:style>
    <style:style style:name="P101" style:family="paragraph" style:parent-style-name="Preformatted_20_Text">
      <style:paragraph-properties fo:margin-top="0cm" fo:margin-bottom="0.499cm" loext:contextual-spacing="false"/>
      <style:text-properties officeooo:paragraph-rsid="0075eb44"/>
    </style:style>
    <style:style style:name="P102" style:family="paragraph" style:parent-style-name="Standard" style:list-style-name="L1"/>
    <style:style style:name="P103" style:family="paragraph" style:parent-style-name="Standard" style:list-style-name="L3">
      <style:text-properties officeooo:rsid="00279b8c" officeooo:paragraph-rsid="00279b8c"/>
    </style:style>
    <style:style style:name="P104" style:family="paragraph" style:parent-style-name="Standard" style:list-style-name="L4">
      <style:text-properties officeooo:paragraph-rsid="0065ca56"/>
    </style:style>
    <style:style style:name="P105" style:family="paragraph" style:parent-style-name="Standard" style:list-style-name="L5"/>
    <style:style style:name="P106" style:family="paragraph" style:parent-style-name="Standard" style:list-style-name="L6"/>
    <style:style style:name="P107" style:family="paragraph" style:parent-style-name="Standard" style:list-style-name="L7"/>
    <style:style style:name="P108" style:family="paragraph" style:parent-style-name="Standard">
      <style:text-properties officeooo:rsid="00216f6c" officeooo:paragraph-rsid="00216f6c"/>
    </style:style>
    <style:style style:name="P109" style:family="paragraph" style:parent-style-name="Standard">
      <style:text-properties officeooo:rsid="00a8112c" officeooo:paragraph-rsid="00a8112c"/>
    </style:style>
    <style:style style:name="P110" style:family="paragraph" style:parent-style-name="Standard">
      <style:text-properties officeooo:rsid="00a92556" officeooo:paragraph-rsid="00a92556"/>
    </style:style>
    <style:style style:name="P111" style:family="paragraph" style:parent-style-name="Standard">
      <style:text-properties officeooo:paragraph-rsid="00b901f9"/>
    </style:style>
    <style:style style:name="P112" style:family="paragraph" style:parent-style-name="Standard">
      <style:text-properties style:font-name="Liberation Mono" fo:font-size="10pt" style:font-size-asian="10pt" style:font-size-complex="10pt"/>
    </style:style>
    <style:style style:name="P113" style:family="paragraph" style:parent-style-name="Standard" style:list-style-name="L9"/>
    <style:style style:name="P114" style:family="paragraph" style:parent-style-name="Text_20_body" style:list-style-name="L2"/>
    <style:style style:name="P115" style:family="paragraph" style:parent-style-name="Text_20_body">
      <style:text-properties officeooo:paragraph-rsid="00b901f9"/>
    </style:style>
    <style:style style:name="P116" style:family="paragraph" style:parent-style-name="Text_20_body" style:list-style-name="L2">
      <style:paragraph-properties fo:margin-top="0cm" fo:margin-bottom="0cm" loext:contextual-spacing="false"/>
      <style:text-properties officeooo:rsid="001fd9d9" officeooo:paragraph-rsid="001fd9d9"/>
    </style:style>
    <style:style style:name="P117" style:family="paragraph" style:parent-style-name="Text_20_body" style:list-style-name="L2">
      <style:paragraph-properties fo:margin-top="0cm" fo:margin-bottom="0cm" loext:contextual-spacing="false"/>
    </style:style>
    <style:style style:name="P118" style:family="paragraph" style:parent-style-name="Preformatted_20_Text">
      <style:text-properties officeooo:rsid="00a92556" officeooo:paragraph-rsid="00a92556"/>
    </style:style>
    <style:style style:name="P119" style:family="paragraph" style:parent-style-name="Preformatted_20_Text">
      <style:text-properties officeooo:rsid="00a92556" officeooo:paragraph-rsid="00a95b55"/>
    </style:style>
    <style:style style:name="P120" style:family="paragraph" style:parent-style-name="Preformatted_20_Text">
      <style:text-properties style:font-name="Liberation Serif" fo:font-size="12pt" officeooo:rsid="00a92556" officeooo:paragraph-rsid="00a95b55" style:font-size-asian="12pt" style:font-size-complex="12pt"/>
    </style:style>
    <style:style style:name="P121" style:family="paragraph" style:parent-style-name="Preformatted_20_Text">
      <style:text-properties officeooo:paragraph-rsid="00ac3e37"/>
    </style:style>
    <style:style style:name="P122" style:family="paragraph" style:parent-style-name="Preformatted_20_Text">
      <style:text-properties officeooo:paragraph-rsid="00b0f5f1"/>
    </style:style>
    <style:style style:name="P123" style:family="paragraph" style:parent-style-name="Preformatted_20_Text">
      <style:text-properties officeooo:paragraph-rsid="00b48330"/>
    </style:style>
    <style:style style:name="P124" style:family="paragraph" style:parent-style-name="Preformatted_20_Text">
      <style:text-properties officeooo:paragraph-rsid="00b5da2c"/>
    </style:style>
    <style:style style:name="P125" style:family="paragraph" style:parent-style-name="Preformatted_20_Text">
      <style:text-properties officeooo:paragraph-rsid="00b78763"/>
    </style:style>
    <style:style style:name="P126" style:family="paragraph" style:parent-style-name="Preformatted_20_Text">
      <style:text-properties officeooo:paragraph-rsid="00ba764e"/>
    </style:style>
    <style:style style:name="P127" style:family="paragraph" style:parent-style-name="Preformatted_20_Text">
      <style:text-properties officeooo:paragraph-rsid="00bed6fe"/>
    </style:style>
    <style:style style:name="P128" style:family="paragraph" style:parent-style-name="Preformatted_20_Text">
      <style:text-properties officeooo:paragraph-rsid="00c32c20"/>
    </style:style>
    <style:style style:name="P129" style:family="paragraph" style:parent-style-name="Preformatted_20_Text">
      <style:text-properties officeooo:paragraph-rsid="00c612e9"/>
    </style:style>
    <style:style style:name="P130" style:family="paragraph" style:parent-style-name="Preformatted_20_Text">
      <style:text-properties officeooo:paragraph-rsid="00c76493"/>
    </style:style>
    <style:style style:name="T1" style:family="text">
      <style:text-properties fo:language="en" fo:country="US"/>
    </style:style>
    <style:style style:name="T2" style:family="text">
      <style:text-properties fo:language="en" fo:country="US" fo:font-weight="bold" officeooo:rsid="009335fe" style:font-weight-asian="bold" style:font-weight-complex="bold"/>
    </style:style>
    <style:style style:name="T3" style:family="text">
      <style:text-properties fo:language="en" fo:country="US" fo:font-weight="normal" officeooo:rsid="00972183" style:font-weight-asian="normal" style:font-weight-complex="normal"/>
    </style:style>
    <style:style style:name="T4" style:family="text">
      <style:text-properties fo:language="en" fo:country="US" fo:font-weight="normal" officeooo:rsid="009962a6" style:font-weight-asian="normal" style:font-weight-complex="normal"/>
    </style:style>
    <style:style style:name="T5" style:family="text">
      <style:text-properties fo:font-size="10pt" style:font-size-asian="10pt" style:font-size-complex="10pt"/>
    </style:style>
    <style:style style:name="T6" style:family="text">
      <style:text-properties fo:font-size="10pt" officeooo:rsid="003c5456" style:font-size-asian="10pt" style:font-size-complex="10pt"/>
    </style:style>
    <style:style style:name="T7" style:family="text">
      <style:text-properties fo:font-size="10pt" officeooo:rsid="003dc998" style:font-size-asian="10pt" style:font-size-complex="10pt"/>
    </style:style>
    <style:style style:name="T8" style:family="text">
      <style:text-properties fo:font-size="10pt" officeooo:rsid="0041c6dc" style:font-size-asian="10pt" style:font-size-complex="10pt"/>
    </style:style>
    <style:style style:name="T9" style:family="text">
      <style:text-properties fo:font-size="10pt" officeooo:rsid="00438d46" style:font-size-asian="10pt" style:font-size-complex="10pt"/>
    </style:style>
    <style:style style:name="T10" style:family="text">
      <style:text-properties fo:font-size="10pt" officeooo:rsid="005de53e" style:font-size-asian="10pt" style:font-size-complex="10pt"/>
    </style:style>
    <style:style style:name="T11" style:family="text">
      <style:text-properties fo:font-size="10pt" officeooo:rsid="0063abd1" style:font-size-asian="10pt" style:font-size-complex="10pt"/>
    </style:style>
    <style:style style:name="T12" style:family="text">
      <style:text-properties fo:font-size="10pt" officeooo:rsid="00c32c20" style:font-size-asian="10pt"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bold" officeooo:rsid="00404440" style:font-size-asian="10pt" style:font-weight-asian="bold" style:font-size-complex="10pt" style:font-weight-complex="bold"/>
    </style:style>
    <style:style style:name="T15" style:family="text">
      <style:text-properties fo:font-size="10pt" fo:font-weight="bold" officeooo:rsid="008da967"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fo:font-weight="normal" officeooo:rsid="005d207a" style:font-size-asian="10pt" style:font-weight-asian="normal" style:font-size-complex="10pt" style:font-weight-complex="normal"/>
    </style:style>
    <style:style style:name="T18" style:family="text">
      <style:text-properties fo:font-size="10pt" fo:font-weight="normal" officeooo:rsid="00741c22" style:font-size-asian="10pt" style:font-weight-asian="normal" style:font-size-complex="10pt" style:font-weight-complex="normal"/>
    </style:style>
    <style:style style:name="T19" style:family="text">
      <style:text-properties fo:font-size="10pt" fo:font-weight="normal" officeooo:rsid="00754791" style:font-size-asian="10pt" style:font-weight-asian="normal" style:font-size-complex="10pt" style:font-weight-complex="normal"/>
    </style:style>
    <style:style style:name="T20" style:family="text">
      <style:text-properties fo:font-size="10pt" fo:font-weight="normal" officeooo:rsid="0075eb44" style:font-size-asian="10pt" style:font-weight-asian="normal" style:font-size-complex="10pt" style:font-weight-complex="normal"/>
    </style:style>
    <style:style style:name="T21" style:family="text">
      <style:text-properties fo:font-weight="bold" style:font-weight-asian="bold" style:font-weight-complex="bold"/>
    </style:style>
    <style:style style:name="T22" style:family="text">
      <style:text-properties fo:font-weight="bold" officeooo:rsid="00279b8c" style:font-weight-asian="bold" style:font-weight-complex="bold"/>
    </style:style>
    <style:style style:name="T23" style:family="text">
      <style:text-properties fo:font-weight="bold" officeooo:rsid="001fd9d9" style:font-weight-asian="bold" style:font-weight-complex="bold"/>
    </style:style>
    <style:style style:name="T24" style:family="text">
      <style:text-properties fo:font-weight="bold" officeooo:rsid="002eeb92" style:font-weight-asian="bold" style:font-weight-complex="bold"/>
    </style:style>
    <style:style style:name="T25" style:family="text">
      <style:text-properties fo:font-weight="bold" officeooo:rsid="0032fa75" style:font-weight-asian="bold" style:font-weight-complex="bold"/>
    </style:style>
    <style:style style:name="T26" style:family="text">
      <style:text-properties fo:font-weight="bold" officeooo:rsid="0034aa57" style:font-weight-asian="bold" style:font-weight-complex="bold"/>
    </style:style>
    <style:style style:name="T27" style:family="text">
      <style:text-properties fo:font-weight="bold" officeooo:rsid="004adac4" style:font-weight-asian="bold" style:font-weight-complex="bold"/>
    </style:style>
    <style:style style:name="T28" style:family="text">
      <style:text-properties fo:font-weight="bold" officeooo:rsid="0050e96b" style:font-weight-asian="bold" style:font-weight-complex="bold"/>
    </style:style>
    <style:style style:name="T29" style:family="text">
      <style:text-properties fo:font-weight="bold" officeooo:rsid="005c3e57" style:font-weight-asian="bold" style:font-weight-complex="bold"/>
    </style:style>
    <style:style style:name="T30" style:family="text">
      <style:text-properties fo:font-weight="bold" officeooo:rsid="0065ca56" style:font-weight-asian="bold" style:font-weight-complex="bold"/>
    </style:style>
    <style:style style:name="T31" style:family="text">
      <style:text-properties fo:font-weight="bold" officeooo:rsid="00664896" style:font-weight-asian="bold" style:font-weight-complex="bold"/>
    </style:style>
    <style:style style:name="T32" style:family="text">
      <style:text-properties fo:font-weight="bold" officeooo:rsid="006b9bb5" style:font-weight-asian="bold" style:font-weight-complex="bold"/>
    </style:style>
    <style:style style:name="T33" style:family="text">
      <style:text-properties fo:font-weight="bold" officeooo:rsid="006ed202" style:font-weight-asian="bold" style:font-weight-complex="bold"/>
    </style:style>
    <style:style style:name="T34" style:family="text">
      <style:text-properties fo:font-weight="bold" officeooo:rsid="006fd67d" style:font-weight-asian="bold" style:font-weight-complex="bold"/>
    </style:style>
    <style:style style:name="T35" style:family="text">
      <style:text-properties fo:font-weight="bold" officeooo:rsid="006f1bcc" style:font-weight-asian="bold" style:font-weight-complex="bold"/>
    </style:style>
    <style:style style:name="T36" style:family="text">
      <style:text-properties fo:font-weight="bold" officeooo:rsid="008384f0" style:font-weight-asian="bold" style:font-weight-complex="bold"/>
    </style:style>
    <style:style style:name="T37" style:family="text">
      <style:text-properties fo:font-weight="bold" officeooo:rsid="009335fe" style:font-weight-asian="bold" style:font-weight-complex="bold"/>
    </style:style>
    <style:style style:name="T38" style:family="text">
      <style:text-properties fo:font-weight="bold" officeooo:rsid="00ac3e37" style:font-weight-asian="bold" style:font-weight-complex="bold"/>
    </style:style>
    <style:style style:name="T39" style:family="text">
      <style:text-properties style:text-underline-style="solid" style:text-underline-width="auto" style:text-underline-color="font-color"/>
    </style:style>
    <style:style style:name="T40" style:family="text">
      <style:text-properties officeooo:rsid="0025e0b5"/>
    </style:style>
    <style:style style:name="T41" style:family="text">
      <style:text-properties officeooo:rsid="00279b8c"/>
    </style:style>
    <style:style style:name="T42" style:family="text">
      <style:text-properties officeooo:rsid="002d5b34"/>
    </style:style>
    <style:style style:name="T43" style:family="text">
      <style:text-properties style:font-name="Liberation Serif"/>
    </style:style>
    <style:style style:name="T44" style:family="text">
      <style:text-properties style:font-name="Liberation Serif" officeooo:rsid="002d5b34"/>
    </style:style>
    <style:style style:name="T45" style:family="text">
      <style:text-properties style:font-name="Liberation Serif" fo:language="en" fo:country="US"/>
    </style:style>
    <style:style style:name="T46" style:family="text">
      <style:text-properties style:font-name="Liberation Serif" fo:language="en" fo:country="US" fo:font-weight="bold" officeooo:rsid="00972183" style:font-weight-asian="bold" style:font-weight-complex="bold"/>
    </style:style>
    <style:style style:name="T47" style:family="text">
      <style:text-properties style:font-name="Liberation Serif" fo:language="en" fo:country="US" fo:font-weight="bold" officeooo:rsid="009962a6" style:font-weight-asian="bold" style:font-weight-complex="bold"/>
    </style:style>
    <style:style style:name="T48" style:family="text">
      <style:text-properties style:font-name="Liberation Serif" fo:language="en" fo:country="US" fo:font-weight="normal" officeooo:rsid="00972183" style:font-weight-asian="normal" style:font-weight-complex="normal"/>
    </style:style>
    <style:style style:name="T49" style:family="text">
      <style:text-properties style:font-name="Liberation Serif" fo:language="en" fo:country="US" fo:font-weight="normal" officeooo:rsid="00989763" style:font-weight-asian="normal" style:font-weight-complex="normal"/>
    </style:style>
    <style:style style:name="T50" style:family="text">
      <style:text-properties style:font-name="Liberation Serif" fo:language="en" fo:country="US" fo:font-weight="normal" officeooo:rsid="009962a6" style:font-weight-asian="normal" style:font-weight-complex="normal"/>
    </style:style>
    <style:style style:name="T51" style:family="text">
      <style:text-properties style:font-name="Liberation Serif" fo:language="en" fo:country="US" fo:font-weight="normal" officeooo:rsid="009bb10e" style:font-weight-asian="normal" style:font-weight-complex="normal"/>
    </style:style>
    <style:style style:name="T52" style:family="text">
      <style:text-properties style:font-name="Liberation Serif" fo:language="en" fo:country="US" fo:font-weight="normal" officeooo:rsid="009f63f7" style:font-weight-asian="normal" style:font-weight-complex="normal"/>
    </style:style>
    <style:style style:name="T53" style:family="text">
      <style:text-properties style:font-name="Liberation Serif" fo:language="en" fo:country="US" fo:font-weight="normal" officeooo:rsid="00a2e2b2" style:font-weight-asian="normal" style:font-weight-complex="normal"/>
    </style:style>
    <style:style style:name="T54" style:family="text">
      <style:text-properties style:font-name="Liberation Serif" officeooo:rsid="00317789"/>
    </style:style>
    <style:style style:name="T55" style:family="text">
      <style:text-properties style:font-name="Liberation Serif" officeooo:rsid="0032d1aa"/>
    </style:style>
    <style:style style:name="T56" style:family="text">
      <style:text-properties style:font-name="Liberation Serif" fo:font-weight="bold" style:font-weight-asian="bold" style:font-weight-complex="bold"/>
    </style:style>
    <style:style style:name="T57" style:family="text">
      <style:text-properties style:font-name="Liberation Serif" fo:font-weight="bold" officeooo:rsid="0032d1aa" style:font-weight-asian="bold" style:font-weight-complex="bold"/>
    </style:style>
    <style:style style:name="T58" style:family="text">
      <style:text-properties style:font-name="Liberation Serif" fo:font-weight="bold" officeooo:rsid="0039737e" style:font-weight-asian="bold" style:font-weight-complex="bold"/>
    </style:style>
    <style:style style:name="T59" style:family="text">
      <style:text-properties style:font-name="Liberation Serif" fo:font-weight="bold" officeooo:rsid="003b1603" style:font-weight-asian="bold" style:font-weight-complex="bold"/>
    </style:style>
    <style:style style:name="T60" style:family="text">
      <style:text-properties style:font-name="Liberation Serif" fo:font-weight="bold" officeooo:rsid="003c5456" style:font-weight-asian="bold" style:font-weight-complex="bold"/>
    </style:style>
    <style:style style:name="T61" style:family="text">
      <style:text-properties style:font-name="Liberation Serif" fo:font-weight="bold" officeooo:rsid="007dbea9" style:font-weight-asian="bold" style:font-weight-complex="bold"/>
    </style:style>
    <style:style style:name="T62" style:family="text">
      <style:text-properties style:font-name="Liberation Serif" fo:font-weight="normal" style:font-weight-asian="normal" style:font-weight-complex="normal"/>
    </style:style>
    <style:style style:name="T63" style:family="text">
      <style:text-properties style:font-name="Liberation Serif" fo:font-weight="normal" officeooo:rsid="00561a03" style:font-weight-asian="normal" style:font-weight-complex="normal"/>
    </style:style>
    <style:style style:name="T64" style:family="text">
      <style:text-properties style:font-name="Liberation Serif" fo:font-weight="normal" officeooo:rsid="00780774" style:font-weight-asian="normal" style:font-weight-complex="normal"/>
    </style:style>
    <style:style style:name="T65" style:family="text">
      <style:text-properties style:font-name="Liberation Serif" fo:font-weight="normal" officeooo:rsid="0078b2c0" style:font-weight-asian="normal" style:font-weight-complex="normal"/>
    </style:style>
    <style:style style:name="T66" style:family="text">
      <style:text-properties style:font-name="Liberation Serif" fo:font-weight="normal" officeooo:rsid="007a0f14" style:font-weight-asian="normal" style:font-weight-complex="normal"/>
    </style:style>
    <style:style style:name="T67" style:family="text">
      <style:text-properties style:font-name="Liberation Serif" officeooo:rsid="0037a9f8"/>
    </style:style>
    <style:style style:name="T68" style:family="text">
      <style:text-properties style:font-name="Liberation Serif" officeooo:rsid="0039737e"/>
    </style:style>
    <style:style style:name="T69" style:family="text">
      <style:text-properties style:font-name="Liberation Serif" fo:font-size="12pt" style:font-size-asian="12pt" style:font-size-complex="12pt"/>
    </style:style>
    <style:style style:name="T70" style:family="text">
      <style:text-properties style:font-name="Liberation Serif" fo:font-size="12pt" officeooo:rsid="0039737e" style:font-size-asian="12pt" style:font-size-complex="12pt"/>
    </style:style>
    <style:style style:name="T71" style:family="text">
      <style:text-properties style:font-name="Liberation Serif" fo:font-size="12pt" officeooo:rsid="0041c6dc" style:font-size-asian="12pt" style:font-size-complex="12pt"/>
    </style:style>
    <style:style style:name="T72" style:family="text">
      <style:text-properties style:font-name="Liberation Serif" fo:font-size="12pt" officeooo:rsid="00490362" style:font-size-asian="12pt" style:font-size-complex="12pt"/>
    </style:style>
    <style:style style:name="T73" style:family="text">
      <style:text-properties style:font-name="Liberation Serif" fo:font-size="12pt" officeooo:rsid="004c381b" style:font-size-asian="12pt" style:font-size-complex="12pt"/>
    </style:style>
    <style:style style:name="T74" style:family="text">
      <style:text-properties style:font-name="Liberation Serif" fo:font-size="12pt" officeooo:rsid="004d99cc" style:font-size-asian="12pt" style:font-size-complex="12pt"/>
    </style:style>
    <style:style style:name="T75" style:family="text">
      <style:text-properties style:font-name="Liberation Serif" fo:font-size="12pt" officeooo:rsid="00543cc1" style:font-size-asian="12pt" style:font-size-complex="12pt"/>
    </style:style>
    <style:style style:name="T76" style:family="text">
      <style:text-properties style:font-name="Liberation Serif" fo:font-size="12pt" officeooo:rsid="0053baa2" style:font-size-asian="12pt" style:font-size-complex="12pt"/>
    </style:style>
    <style:style style:name="T77" style:family="text">
      <style:text-properties style:font-name="Liberation Serif" fo:font-size="12pt" officeooo:rsid="007a0f14" style:font-size-asian="12pt" style:font-size-complex="12pt"/>
    </style:style>
    <style:style style:name="T78" style:family="text">
      <style:text-properties style:font-name="Liberation Serif" fo:font-size="12pt" fo:font-weight="bold" officeooo:rsid="0039737e" style:font-size-asian="12pt" style:font-weight-asian="bold" style:font-size-complex="12pt" style:font-weight-complex="bold"/>
    </style:style>
    <style:style style:name="T79" style:family="text">
      <style:text-properties style:font-name="Liberation Serif" fo:font-size="12pt" fo:font-weight="bold" officeooo:rsid="0041c6dc" style:font-size-asian="12pt" style:font-weight-asian="bold" style:font-size-complex="12pt" style:font-weight-complex="bold"/>
    </style:style>
    <style:style style:name="T80" style:family="text">
      <style:text-properties style:font-name="Liberation Serif" fo:font-size="12pt" fo:font-weight="bold" officeooo:rsid="0053baa2" style:font-size-asian="12pt" style:font-weight-asian="bold" style:font-size-complex="12pt" style:font-weight-complex="bold"/>
    </style:style>
    <style:style style:name="T81" style:family="text">
      <style:text-properties style:font-name="Liberation Serif" fo:font-size="12pt" fo:font-weight="bold" officeooo:rsid="005e902a" style:font-size-asian="12pt" style:font-weight-asian="bold" style:font-size-complex="12pt" style:font-weight-complex="bold"/>
    </style:style>
    <style:style style:name="T82" style:family="text">
      <style:text-properties style:font-name="Liberation Serif" fo:font-size="12pt" fo:font-weight="normal" style:font-size-asian="12pt" style:font-weight-asian="normal" style:font-size-complex="12pt" style:font-weight-complex="normal"/>
    </style:style>
    <style:style style:name="T83" style:family="text">
      <style:text-properties style:font-name="Liberation Serif" fo:font-size="12pt" fo:font-weight="normal" officeooo:rsid="00754791" style:font-size-asian="12pt" style:font-weight-asian="normal" style:font-size-complex="12pt" style:font-weight-complex="normal"/>
    </style:style>
    <style:style style:name="T84" style:family="text">
      <style:text-properties style:font-name="Liberation Serif" fo:font-size="12pt" fo:font-weight="normal" officeooo:rsid="007a0f14" style:font-size-asian="12pt" style:font-weight-asian="normal" style:font-size-complex="12pt" style:font-weight-complex="normal"/>
    </style:style>
    <style:style style:name="T85" style:family="text">
      <style:text-properties style:font-name="Liberation Serif" fo:font-size="12pt" fo:language="en" fo:country="US" fo:font-weight="normal" officeooo:rsid="009962a6" style:font-size-asian="12pt" style:font-weight-asian="normal" style:font-size-complex="12pt" style:font-weight-complex="normal"/>
    </style:style>
    <style:style style:name="T86" style:family="text">
      <style:text-properties style:font-name="Liberation Serif" officeooo:rsid="003b1603"/>
    </style:style>
    <style:style style:name="T87" style:family="text">
      <style:text-properties style:font-name="Liberation Serif" officeooo:rsid="003c5456"/>
    </style:style>
    <style:style style:name="T88" style:family="text">
      <style:text-properties style:font-name="Liberation Serif" officeooo:rsid="003dc998"/>
    </style:style>
    <style:style style:name="T89" style:family="text">
      <style:text-properties style:font-name="Liberation Serif" fo:font-size="10pt" style:font-size-asian="10pt" style:font-size-complex="10pt"/>
    </style:style>
    <style:style style:name="T90" style:family="text">
      <style:text-properties style:font-name="Liberation Serif" fo:font-size="10pt" officeooo:rsid="003c5456" style:font-size-asian="10pt" style:font-size-complex="10pt"/>
    </style:style>
    <style:style style:name="T91" style:family="text">
      <style:text-properties style:font-name="Liberation Serif" fo:font-size="10pt" officeooo:rsid="0044c7ea" style:font-size-asian="10pt" style:font-size-complex="10pt"/>
    </style:style>
    <style:style style:name="T92" style:family="text">
      <style:text-properties style:font-name="Liberation Serif" fo:font-size="10pt" fo:font-weight="bold" officeooo:rsid="0045abc2" style:font-size-asian="10pt" style:font-weight-asian="bold" style:font-size-complex="10pt" style:font-weight-complex="bold"/>
    </style:style>
    <style:style style:name="T93" style:family="text">
      <style:text-properties style:font-name="Liberation Serif" fo:font-size="10pt" fo:font-weight="normal" officeooo:rsid="00741c22" style:font-size-asian="10pt" style:font-weight-asian="normal" style:font-size-complex="10pt" style:font-weight-complex="normal"/>
    </style:style>
    <style:style style:name="T94" style:family="text">
      <style:text-properties style:font-name="Liberation Serif" officeooo:rsid="00404440"/>
    </style:style>
    <style:style style:name="T95" style:family="text">
      <style:text-properties style:font-name="Liberation Serif" officeooo:rsid="004762e9"/>
    </style:style>
    <style:style style:name="T96" style:family="text">
      <style:text-properties style:font-name="Liberation Serif" officeooo:rsid="0072690b"/>
    </style:style>
    <style:style style:name="T97" style:family="text">
      <style:text-properties style:font-name="Liberation Serif" officeooo:rsid="007a0f14"/>
    </style:style>
    <style:style style:name="T98" style:family="text">
      <style:text-properties style:font-name="Liberation Serif" officeooo:rsid="007c92c7"/>
    </style:style>
    <style:style style:name="T99" style:family="text">
      <style:text-properties style:font-name="Liberation Serif" officeooo:rsid="0086c1ea"/>
    </style:style>
    <style:style style:name="T100" style:family="text">
      <style:text-properties style:font-name="Liberation Serif" officeooo:rsid="00886cc0"/>
    </style:style>
    <style:style style:name="T101" style:family="text">
      <style:text-properties style:font-name="Liberation Serif" officeooo:rsid="0089d862"/>
    </style:style>
    <style:style style:name="T102" style:family="text">
      <style:text-properties style:font-name="Liberation Serif" officeooo:rsid="008b7f4b"/>
    </style:style>
    <style:style style:name="T103" style:family="text">
      <style:text-properties style:font-name="Liberation Serif" officeooo:rsid="008da967"/>
    </style:style>
    <style:style style:name="T104" style:family="text">
      <style:text-properties style:font-name="Liberation Serif" officeooo:rsid="009f63f7"/>
    </style:style>
    <style:style style:name="T105" style:family="text">
      <style:text-properties officeooo:rsid="002eeb92"/>
    </style:style>
    <style:style style:name="T106" style:family="text">
      <style:text-properties style:font-name="Liberation Mono"/>
    </style:style>
    <style:style style:name="T107" style:family="text">
      <style:text-properties style:font-name="Liberation Mono" fo:font-size="10pt" style:font-size-asian="10pt" style:font-size-complex="10pt"/>
    </style:style>
    <style:style style:name="T108" style:family="text">
      <style:text-properties style:font-name="Liberation Mono" fo:font-size="10pt" officeooo:rsid="008384f0" style:font-size-asian="10pt" style:font-size-complex="10pt"/>
    </style:style>
    <style:style style:name="T109" style:family="text">
      <style:text-properties style:font-name="Liberation Mono" fo:font-size="10pt" fo:font-weight="bold" style:font-size-asian="10pt" style:font-weight-asian="bold" style:font-size-complex="10pt" style:font-weight-complex="bold"/>
    </style:style>
    <style:style style:name="T110" style:family="text">
      <style:text-properties style:font-name="Liberation Mono" fo:font-size="10pt" fo:font-weight="bold" officeooo:rsid="008384f0" style:font-size-asian="10pt" style:font-weight-asian="bold" style:font-size-complex="10pt" style:font-weight-complex="bold"/>
    </style:style>
    <style:style style:name="T111" style:family="text">
      <style:text-properties style:font-name="Liberation Mono" fo:font-size="10pt" fo:font-weight="normal" style:font-size-asian="10pt" style:font-weight-asian="normal" style:font-size-complex="10pt" style:font-weight-complex="normal"/>
    </style:style>
    <style:style style:name="T112" style:family="text">
      <style:text-properties style:font-name="Liberation Mono" fo:font-size="10pt" fo:font-weight="normal" officeooo:rsid="00664896" style:font-size-asian="10pt" style:font-weight-asian="normal" style:font-size-complex="10pt" style:font-weight-complex="normal"/>
    </style:style>
    <style:style style:name="T113" style:family="text">
      <style:text-properties style:font-name="Liberation Mono" fo:font-size="10pt" fo:font-weight="normal" officeooo:rsid="006af8c6" style:font-size-asian="10pt" style:font-weight-asian="normal" style:font-size-complex="10pt" style:font-weight-complex="normal"/>
    </style:style>
    <style:style style:name="T114" style:family="text">
      <style:text-properties style:font-name="Liberation Mono" fo:font-size="10pt" fo:font-weight="normal" officeooo:rsid="006ed202" style:font-size-asian="10pt" style:font-weight-asian="normal" style:font-size-complex="10pt" style:font-weight-complex="normal"/>
    </style:style>
    <style:style style:name="T115" style:family="text">
      <style:text-properties style:font-name="Liberation Mono" fo:font-size="10pt" fo:font-weight="normal" officeooo:rsid="00741c22" style:font-size-asian="10pt" style:font-weight-asian="normal" style:font-size-complex="10pt" style:font-weight-complex="normal"/>
    </style:style>
    <style:style style:name="T116" style:family="text">
      <style:text-properties style:font-name="Liberation Mono" fo:font-size="10pt" fo:language="en" fo:country="US" fo:font-weight="normal" officeooo:rsid="00972183" style:font-size-asian="10pt" style:font-weight-asian="normal" style:font-size-complex="10pt" style:font-weight-complex="normal"/>
    </style:style>
    <style:style style:name="T117" style:family="text">
      <style:text-properties style:font-name="Liberation Mono" fo:font-size="10pt" fo:language="en" fo:country="US" fo:font-weight="normal" officeooo:rsid="009962a6" style:font-size-asian="10pt" style:font-weight-asian="normal" style:font-size-complex="10pt" style:font-weight-complex="normal"/>
    </style:style>
    <style:style style:name="T118" style:family="text">
      <style:text-properties style:font-name="Liberation Mono" fo:font-size="10pt" fo:language="en" fo:country="US" fo:font-weight="normal" officeooo:rsid="009bb10e" style:font-size-asian="10pt" style:font-weight-asian="normal" style:font-size-complex="10pt" style:font-weight-complex="normal"/>
    </style:style>
    <style:style style:name="T119" style:family="text">
      <style:text-properties style:font-name="Liberation Mono" fo:font-size="10pt" fo:language="en" fo:country="US" fo:font-weight="bold" officeooo:rsid="00972183" style:font-size-asian="10pt" style:font-weight-asian="bold" style:font-size-complex="10pt" style:font-weight-complex="bold"/>
    </style:style>
    <style:style style:name="T120" style:family="text">
      <style:text-properties style:font-name="Liberation Mono" officeooo:rsid="004add94"/>
    </style:style>
    <style:style style:name="T121" style:family="text">
      <style:text-properties style:font-name="Liberation Mono" fo:font-weight="bold" officeooo:rsid="007a0f14" style:font-weight-asian="bold" style:font-weight-complex="bold"/>
    </style:style>
    <style:style style:name="T122" style:family="text">
      <style:text-properties style:font-name="Liberation Mono" fo:font-weight="normal" officeooo:rsid="007a0f14" style:font-weight-asian="normal" style:font-weight-complex="normal"/>
    </style:style>
    <style:style style:name="T123" style:family="text">
      <style:text-properties officeooo:rsid="00317789"/>
    </style:style>
    <style:style style:name="T124" style:family="text">
      <style:text-properties officeooo:rsid="0032d1aa"/>
    </style:style>
    <style:style style:name="T125" style:family="text">
      <style:text-properties officeooo:rsid="0032fa75"/>
    </style:style>
    <style:style style:name="T126" style:family="text">
      <style:text-properties officeooo:rsid="00342f0a"/>
    </style:style>
    <style:style style:name="T127" style:family="text">
      <style:text-properties officeooo:rsid="0034aa57"/>
    </style:style>
    <style:style style:name="T128" style:family="text">
      <style:text-properties officeooo:rsid="0035beca"/>
    </style:style>
    <style:style style:name="T129" style:family="text">
      <style:text-properties officeooo:rsid="0037a9f8"/>
    </style:style>
    <style:style style:name="T130" style:family="text">
      <style:text-properties officeooo:rsid="003b1603"/>
    </style:style>
    <style:style style:name="T131" style:family="text">
      <style:text-properties officeooo:rsid="004a1fd9"/>
    </style:style>
    <style:style style:name="T132" style:family="text">
      <style:text-properties officeooo:rsid="004adac4"/>
    </style:style>
    <style:style style:name="T133" style:family="text">
      <style:text-properties fo:font-weight="normal" style:font-weight-asian="normal" style:font-weight-complex="normal"/>
    </style:style>
    <style:style style:name="T134" style:family="text">
      <style:text-properties fo:font-weight="normal" officeooo:rsid="004adac4" style:font-weight-asian="normal" style:font-weight-complex="normal"/>
    </style:style>
    <style:style style:name="T135" style:family="text">
      <style:text-properties fo:font-weight="normal" officeooo:rsid="0050e96b" style:font-weight-asian="normal" style:font-weight-complex="normal"/>
    </style:style>
    <style:style style:name="T136" style:family="text">
      <style:text-properties fo:font-weight="normal" officeooo:rsid="00561a03" style:font-weight-asian="normal" style:font-weight-complex="normal"/>
    </style:style>
    <style:style style:name="T137" style:family="text">
      <style:text-properties fo:font-weight="normal" officeooo:rsid="005a6d17" style:font-weight-asian="normal" style:font-weight-complex="normal"/>
    </style:style>
    <style:style style:name="T138" style:family="text">
      <style:text-properties fo:font-weight="normal" officeooo:rsid="005c3e57" style:font-weight-asian="normal" style:font-weight-complex="normal"/>
    </style:style>
    <style:style style:name="T139" style:family="text">
      <style:text-properties fo:font-weight="normal" officeooo:rsid="005d207a" style:font-weight-asian="normal" style:font-weight-complex="normal"/>
    </style:style>
    <style:style style:name="T140" style:family="text">
      <style:text-properties fo:font-weight="normal" officeooo:rsid="006266f1" style:font-weight-asian="normal" style:font-weight-complex="normal"/>
    </style:style>
    <style:style style:name="T141" style:family="text">
      <style:text-properties fo:font-weight="normal" officeooo:rsid="00647f41" style:font-weight-asian="normal" style:font-weight-complex="normal"/>
    </style:style>
    <style:style style:name="T142" style:family="text">
      <style:text-properties fo:font-weight="normal" officeooo:rsid="0065a971" style:font-weight-asian="normal" style:font-weight-complex="normal"/>
    </style:style>
    <style:style style:name="T143" style:family="text">
      <style:text-properties fo:font-weight="normal" officeooo:rsid="00664896" style:font-weight-asian="normal" style:font-weight-complex="normal"/>
    </style:style>
    <style:style style:name="T144" style:family="text">
      <style:text-properties fo:font-weight="normal" officeooo:rsid="006ab24f" style:font-weight-asian="normal" style:font-weight-complex="normal"/>
    </style:style>
    <style:style style:name="T145" style:family="text">
      <style:text-properties fo:font-weight="normal" officeooo:rsid="006af8c6" style:font-weight-asian="normal" style:font-weight-complex="normal"/>
    </style:style>
    <style:style style:name="T146" style:family="text">
      <style:text-properties fo:font-weight="normal" officeooo:rsid="006b9bb5" style:font-weight-asian="normal" style:font-weight-complex="normal"/>
    </style:style>
    <style:style style:name="T147" style:family="text">
      <style:text-properties fo:font-weight="normal" officeooo:rsid="006ed202" style:font-weight-asian="normal" style:font-weight-complex="normal"/>
    </style:style>
    <style:style style:name="T148" style:family="text">
      <style:text-properties officeooo:rsid="004add94"/>
    </style:style>
    <style:style style:name="T149" style:family="text">
      <style:text-properties officeooo:rsid="0050e96b"/>
    </style:style>
    <style:style style:name="T150" style:family="text">
      <style:text-properties officeooo:rsid="00561a03"/>
    </style:style>
    <style:style style:name="T151" style:family="text">
      <style:text-properties officeooo:rsid="00592e33"/>
    </style:style>
    <style:style style:name="T152" style:family="text">
      <style:text-properties officeooo:rsid="005fe804"/>
    </style:style>
    <style:style style:name="T153" style:family="text">
      <style:text-properties officeooo:rsid="0063abd1"/>
    </style:style>
    <style:style style:name="T154" style:family="text">
      <style:text-properties officeooo:rsid="006ed202"/>
    </style:style>
    <style:style style:name="T155" style:family="text">
      <style:text-properties officeooo:rsid="006f1bcc"/>
    </style:style>
    <style:style style:name="T156" style:family="text">
      <style:text-properties officeooo:rsid="006fd67d"/>
    </style:style>
    <style:style style:name="T157" style:family="text">
      <style:text-properties officeooo:rsid="007a9f68"/>
    </style:style>
    <style:style style:name="T158" style:family="text">
      <style:text-properties officeooo:rsid="007b76bb"/>
    </style:style>
    <style:style style:name="T159" style:family="text">
      <style:text-properties officeooo:rsid="007e8e8d"/>
    </style:style>
    <style:style style:name="T160" style:family="text">
      <style:text-properties officeooo:rsid="00823b88"/>
    </style:style>
    <style:style style:name="T161" style:family="text">
      <style:text-properties style:font-name="Liberation Serif"/>
    </style:style>
    <style:style style:name="T162" style:family="text">
      <style:text-properties style:font-name="Liberation Serif" fo:font-size="12pt" style:font-size-asian="12pt" style:font-size-complex="12pt"/>
    </style:style>
    <style:style style:name="T163" style:family="text">
      <style:text-properties style:font-name="Liberation Serif" fo:font-size="12pt" officeooo:rsid="00a95b55" style:font-size-asian="12pt" style:font-size-complex="12pt"/>
    </style:style>
    <style:style style:name="T164" style:family="text">
      <style:text-properties style:font-name="Liberation Serif" fo:font-size="12pt" officeooo:rsid="00ac3e37" style:font-size-asian="12pt" style:font-size-complex="12pt"/>
    </style:style>
    <style:style style:name="T165" style:family="text">
      <style:text-properties style:font-name="Liberation Serif" fo:font-size="12pt" officeooo:rsid="00adeaac" style:font-size-asian="12pt" style:font-size-complex="12pt"/>
    </style:style>
    <style:style style:name="T166" style:family="text">
      <style:text-properties style:font-name="Liberation Serif" fo:font-size="12pt" officeooo:rsid="00b0f5f1" style:font-size-asian="12pt" style:font-size-complex="12pt"/>
    </style:style>
    <style:style style:name="T167" style:family="text">
      <style:text-properties style:font-name="Liberation Serif" fo:font-size="12pt" officeooo:rsid="00b48330" style:font-size-asian="12pt" style:font-size-complex="12pt"/>
    </style:style>
    <style:style style:name="T168" style:family="text">
      <style:text-properties style:font-name="Liberation Serif" fo:font-size="12pt" officeooo:rsid="00b5da2c" style:font-size-asian="12pt" style:font-size-complex="12pt"/>
    </style:style>
    <style:style style:name="T169" style:family="text">
      <style:text-properties style:font-name="Liberation Serif" fo:font-size="12pt" officeooo:rsid="00b78763" style:font-size-asian="12pt" style:font-size-complex="12pt"/>
    </style:style>
    <style:style style:name="T170" style:family="text">
      <style:text-properties style:font-name="Liberation Serif" fo:font-size="12pt" officeooo:rsid="00ba764e" style:font-size-asian="12pt" style:font-size-complex="12pt"/>
    </style:style>
    <style:style style:name="T171" style:family="text">
      <style:text-properties style:font-name="Liberation Serif" fo:font-size="12pt" officeooo:rsid="00bddd2b" style:font-size-asian="12pt" style:font-size-complex="12pt"/>
    </style:style>
    <style:style style:name="T172" style:family="text">
      <style:text-properties style:font-name="Liberation Serif" fo:font-size="12pt" officeooo:rsid="00bed6fe" style:font-size-asian="12pt" style:font-size-complex="12pt"/>
    </style:style>
    <style:style style:name="T173" style:family="text">
      <style:text-properties style:font-name="Liberation Serif" fo:font-size="12pt" officeooo:rsid="00c32c20" style:font-size-asian="12pt" style:font-size-complex="12pt"/>
    </style:style>
    <style:style style:name="T174" style:family="text">
      <style:text-properties style:font-name="Liberation Serif" fo:font-size="12pt" officeooo:rsid="00c612e9" style:font-size-asian="12pt" style:font-size-complex="12pt"/>
    </style:style>
    <style:style style:name="T175" style:family="text">
      <style:text-properties style:font-name="Liberation Serif" fo:font-size="12pt" officeooo:rsid="00c76493" style:font-size-asian="12pt" style:font-size-complex="12pt"/>
    </style:style>
    <style:style style:name="T176" style:family="text">
      <style:text-properties style:font-name="Liberation Serif" fo:font-size="12pt" fo:font-weight="bold" style:font-size-asian="12pt" style:font-weight-asian="bold" style:font-size-complex="12pt" style:font-weight-complex="bold"/>
    </style:style>
    <style:style style:name="T177" style:family="text">
      <style:text-properties style:font-name="Liberation Serif" fo:font-size="12pt" fo:font-weight="bold" officeooo:rsid="00adeaac" style:font-size-asian="12pt" style:font-weight-asian="bold" style:font-size-complex="12pt" style:font-weight-complex="bold"/>
    </style:style>
    <style:style style:name="T178" style:family="text">
      <style:text-properties style:font-name="Liberation Serif" fo:font-size="12pt" fo:font-weight="bold" officeooo:rsid="00b0f5f1" style:font-size-asian="12pt" style:font-weight-asian="bold" style:font-size-complex="12pt" style:font-weight-complex="bold"/>
    </style:style>
    <style:style style:name="T179" style:family="text">
      <style:text-properties style:font-name="Liberation Serif" fo:font-size="12pt" fo:font-weight="bold" officeooo:rsid="00ba764e" style:font-size-asian="12pt" style:font-weight-asian="bold" style:font-size-complex="12pt" style:font-weight-complex="bold"/>
    </style:style>
    <style:style style:name="T180" style:family="text">
      <style:text-properties style:font-name="Liberation Serif" fo:font-size="12pt" fo:font-weight="bold" officeooo:rsid="00bed6fe" style:font-size-asian="12pt" style:font-weight-asian="bold" style:font-size-complex="12pt" style:font-weight-complex="bold"/>
    </style:style>
    <style:style style:name="T181" style:family="text">
      <style:text-properties style:font-name="Liberation Serif" fo:font-size="12pt" fo:font-weight="bold" officeooo:rsid="00c612e9" style:font-size-asian="12pt" style:font-weight-asian="bold" style:font-size-complex="12pt" style:font-weight-complex="bold"/>
    </style:style>
    <style:style style:name="T182" style:family="text">
      <style:text-properties style:font-name="Liberation Serif" fo:font-size="12pt" fo:font-style="normal" fo:font-weight="bold" officeooo:rsid="00ac3e37" style:font-size-asian="12pt" style:font-style-asian="normal" style:font-weight-asian="bold" style:font-size-complex="12pt" style:font-style-complex="normal" style:font-weight-complex="bold"/>
    </style:style>
    <style:style style:name="T183" style:family="text">
      <style:text-properties style:font-name="Liberation Serif" fo:font-size="12pt" fo:language="en" fo:country="US" officeooo:rsid="00ba764e" style:font-size-asian="12pt" style:font-size-complex="12pt"/>
    </style:style>
    <style:style style:name="T184" style:family="text">
      <style:text-properties style:font-name="Liberation Serif" fo:font-size="12pt" fo:language="en" fo:country="US" officeooo:rsid="00c32c20" style:font-size-asian="12pt" style:font-size-complex="12pt"/>
    </style:style>
    <style:style style:name="T185" style:family="text">
      <style:text-properties style:font-name="Liberation Serif" fo:font-size="12pt" fo:language="en" fo:country="US" officeooo:rsid="00c612e9" style:font-size-asian="12pt" style:font-size-complex="12pt"/>
    </style:style>
    <style:style style:name="T186" style:family="text">
      <style:text-properties style:font-name="Liberation Serif" fo:font-size="12pt" fo:language="en" fo:country="US" officeooo:rsid="00c76493" style:font-size-asian="12pt" style:font-size-complex="12pt"/>
    </style:style>
    <style:style style:name="T187" style:family="text">
      <style:text-properties style:font-name="Liberation Serif" officeooo:rsid="00adeaac"/>
    </style:style>
    <style:style style:name="T188" style:family="text">
      <style:text-properties style:font-name="Liberation Serif" officeooo:rsid="00b901f9"/>
    </style:style>
    <style:style style:name="T189" style:family="text">
      <style:text-properties style:font-name="Liberation Serif" officeooo:rsid="00ba764e"/>
    </style:style>
    <style:style style:name="T190" style:family="text">
      <style:text-properties style:font-name="Liberation Serif" officeooo:rsid="00bc05ac"/>
    </style:style>
    <style:style style:name="T191" style:family="text">
      <style:text-properties fo:font-size="12pt" officeooo:rsid="00b0f5f1" style:font-size-asian="12pt" style:font-size-complex="12pt"/>
    </style:style>
    <style:style style:name="T192" style:family="text">
      <style:text-properties fo:font-size="12pt" officeooo:rsid="00b48330" style:font-size-asian="12pt" style:font-size-complex="12pt"/>
    </style:style>
    <style:style style:name="T193" style:family="text">
      <style:text-properties fo:font-size="12pt" officeooo:rsid="00b78763" style:font-size-asian="12pt" style:font-size-complex="12pt"/>
    </style:style>
    <style:style style:name="T194" style:family="text">
      <style:text-properties fo:font-size="12pt" officeooo:rsid="00ba764e" style:font-size-asian="12pt" style:font-size-complex="12pt"/>
    </style:style>
    <style:style style:name="T195" style:family="text">
      <style:text-properties fo:font-size="12pt" officeooo:rsid="00bed6fe" style:font-size-asian="12pt" style:font-size-complex="12pt"/>
    </style:style>
    <style:style style:name="T196" style:family="text">
      <style:text-properties fo:font-size="12pt" officeooo:rsid="00c32c20" style:font-size-asian="12pt" style:font-size-complex="12pt"/>
    </style:style>
    <style:style style:name="T197" style:family="text">
      <style:text-properties fo:font-size="12pt" officeooo:rsid="00c612e9" style:font-size-asian="12pt" style:font-size-complex="12pt"/>
    </style:style>
    <style:style style:name="T198" style:family="text">
      <style:text-properties fo:font-size="12pt" fo:font-weight="bold" officeooo:rsid="00ac3e37" style:font-size-asian="12pt" style:font-weight-asian="bold" style:font-size-complex="12pt" style:font-weight-complex="bold"/>
    </style:style>
    <style:style style:name="T199" style:family="text">
      <style:text-properties fo:font-size="12pt" fo:font-weight="bold" officeooo:rsid="00adeaac" style:font-size-asian="12pt" style:font-weight-asian="bold" style:font-size-complex="12pt" style:font-weight-complex="bold"/>
    </style:style>
    <style:style style:name="T200" style:family="text">
      <style:text-properties fo:font-size="12pt" fo:font-weight="bold" officeooo:rsid="00bed6fe" style:font-size-asian="12pt" style:font-weight-asian="bold" style:font-size-complex="12pt" style:font-weight-complex="bold"/>
    </style:style>
    <style:style style:name="T201" style:family="text">
      <style:text-properties officeooo:rsid="00ac3e37"/>
    </style:style>
    <style:style style:name="T202" style:family="text">
      <style:text-properties style:font-name="Liberation Mono" fo:font-size="10pt" style:font-size-asian="10pt" style:font-size-complex="10pt"/>
    </style:style>
    <style:style style:name="T203" style:family="text">
      <style:text-properties style:font-name="Liberation Mono" fo:font-size="10pt" officeooo:rsid="00c612e9" style:font-size-asian="10pt" style:font-size-complex="10pt"/>
    </style:style>
    <style:style style:name="T204" style:family="text">
      <style:text-properties style:font-name="Liberation Mono" fo:font-size="12pt" officeooo:rsid="00c612e9" style:font-size-asian="12pt" style:font-size-complex="12pt"/>
    </style:style>
    <style:style style:name="T205" style:family="text">
      <style:text-properties style:font-name="Liberation Mono" officeooo:rsid="00c612e9"/>
    </style:style>
    <style:style style:name="T206" style:family="text">
      <style:text-properties officeooo:rsid="00ce0089"/>
    </style:style>
    <style:style style:name="T207" style:family="text">
      <style:text-properties officeooo:rsid="00cfc3a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HP</text:h>
      <text:p text:style-name="Standard">Los tipos de <text:span text:style-name="T21">datos simples</text:span> en PHP son: </text:p>
      <text:list xml:id="list1373489881" text:style-name="L1">
        <text:list-item>
          <text:p text:style-name="P102"><text:span text:style-name="Strong_20_Emphasis">booleano</text:span> (<text:span text:style-name="T1">boolean</text:span>). Sus posibles valores son true y false. Además, cualquier número entero se considera como true, <text:span text:style-name="T39">salvo el 0 que es false</text:span>. </text:p>
        </text:list-item>
        <text:list-item>
          <text:p text:style-name="P102"><text:span text:style-name="Strong_20_Emphasis">entero</text:span> (<text:span text:style-name="T1">integer</text:span>). Cualquier número sin decimales. Se pueden representar en formato decimal, octal (comenzando por un 0), o hexadecimal (comenzando por 0x). </text:p>
        </text:list-item>
        <text:list-item>
          <text:p text:style-name="P102"><text:span text:style-name="Strong_20_Emphasis">real</text:span> (<text:span text:style-name="T1">float</text:span>). Cualquier número con decimales. Se pueden representar también en notación científica. </text:p>
        </text:list-item>
        <text:list-item>
          <text:p text:style-name="P102"><text:span text:style-name="Strong_20_Emphasis">cadena</text:span> (<text:span text:style-name="T1">string</text:span>). Conjuntos de caracteres delimitados por comillas simples o dobles. </text:p>
        </text:list-item>
        <text:list-item>
          <text:p text:style-name="P102"><text:span text:style-name="Strong_20_Emphasis">null</text:span>. Es un tipo de datos especial, que se usa para indicar que la variable no tiene valor. </text:p>
          <text:p text:style-name="P102"/>
        </text:list-item>
      </text:list>
      <text:p text:style-name="P1"><text:span text:style-name="T23">Forzado de tipos</text:span> </text:p>
      <text:list xml:id="list3273316702" text:style-name="L2">
        <text:list-item>
          <text:p text:style-name="P116">(int), (integer) - forzado a <text:a xlink:type="simple" xlink:href="https://www.php.net/manual/es/language.types.integer.php" text:style-name="Internet_20_link" text:visited-style-name="Visited_20_Internet_20_Link">integer</text:a> </text:p>
        </text:list-item>
        <text:list-item>
          <text:p text:style-name="P116">(bool), (boolean) - forzado a <text:a xlink:type="simple" xlink:href="https://www.php.net/manual/es/language.types.boolean.php" text:style-name="Internet_20_link" text:visited-style-name="Visited_20_Internet_20_Link">boolean</text:a></text:p>
        </text:list-item>
        <text:list-item>
          <text:p text:style-name="P117">(float), (double), (real) - forzado a <text:a xlink:type="simple" xlink:href="https://www.php.net/manual/es/language.types.float.php" text:style-name="Internet_20_link" text:visited-style-name="Visited_20_Internet_20_Link">float</text:a> </text:p>
        </text:list-item>
        <text:list-item>
          <text:p text:style-name="P117">(string) - forzado a <text:a xlink:type="simple" xlink:href="https://www.php.net/manual/es/language.types.string.php" text:style-name="Internet_20_link" text:visited-style-name="Visited_20_Internet_20_Link">string</text:a> </text:p>
        </text:list-item>
        <text:list-item>
          <text:p text:style-name="P117">(array) - forzado a <text:a xlink:type="simple" xlink:href="https://www.php.net/manual/es/language.types.array.php" text:style-name="Internet_20_link" text:visited-style-name="Visited_20_Internet_20_Link">array</text:a> </text:p>
        </text:list-item>
        <text:list-item>
          <text:p text:style-name="P117">(object) - forzado a <text:a xlink:type="simple" xlink:href="https://www.php.net/manual/es/language.types.object.php" text:style-name="Internet_20_link" text:visited-style-name="Visited_20_Internet_20_Link">object</text:a> </text:p>
        </text:list-item>
        <text:list-item>
          <text:p text:style-name="P114">(unset) - forzado a <text:a xlink:type="simple" xlink:href="https://www.php.net/manual/es/language.types.null.php" text:style-name="Internet_20_link" text:visited-style-name="Visited_20_Internet_20_Link">NULL</text:a> (PHP 5) </text:p>
        </text:list-item>
      </text:list>
      <text:p text:style-name="P10">Operadores</text:p>
      <text:p text:style-name="P2"><text:span text:style-name="Strong_20_Emphasis">Realizar operaciones aritméticas</text:span>: negación, suma, resta, multiplicación, división y módulo. Entre éstos se incluyen operadores de pre y post incremento y decremento, ++ y --. </text:p>
      <text:p text:style-name="P2"><text:span text:style-name="Strong_20_Emphasis">Realizar asignaciones</text:span>. Además del operador =, existen operadores con los que realizar operaciones y asignaciones en un único paso (<text:span text:style-name="Source_20_Text">+=</text:span>, <text:span text:style-name="Source_20_Text">-=</text:span>,…). </text:p>
      <text:p text:style-name="P2"><text:span text:style-name="Strong_20_Emphasis">Comparar operandos</text:span>. Además de los que nos podemos encontrar en otros lenguajes (<text:span text:style-name="Source_20_Text">&gt;</text:span>, <text:span text:style-name="Source_20_Text">&gt;=</text:span>,…), en PHP tenemos dos operadores para comprobar igualdad (<text:span text:style-name="Source_20_Text">==</text:span>, <text:span text:style-name="Source_20_Text">===</text:span>) y tres para comprobar diferencia (<text:span text:style-name="Source_20_Text">&lt;&gt;</text:span>, <text:span text:style-name="Source_20_Text">!= </text:span>y <text:span text:style-name="Source_20_Text">!==</text:span>). <text:line-break/>Los operadores <text:span text:style-name="Source_20_Text">&lt;&gt;</text:span> y <text:span text:style-name="Source_20_Text">!= </text:span>son equivalentes. Comparan los valores de los operandos.<text:line-break/>El operador <text:span text:style-name="Source_20_Text">===</text:span> devuelve verdadero (<text:span text:style-name="T1">true</text:span>) sólo si los operandos son del mismo tipo y además tienen el mismo valor. El operador <text:span text:style-name="Source_20_Text">!==</text:span> devuelve verdadero (<text:span text:style-name="T1">true</text:span>) si los valores de los operandos son distintos o bien si éstos no son del mismo tipo. Por ejemplo: <text:line-break/><text:span text:style-name="Source_20_Text"><text:span text:style-name="T5">$x = 0;</text:span></text:span><text:span text:style-name="T5"><text:line-break/></text:span><text:span text:style-name="Source_20_Text"><text:span text:style-name="T5">// La expresión </text:span></text:span><text:span text:style-name="Source_20_Text"><text:span text:style-name="Strong_20_Emphasis"><text:span text:style-name="T5">$x == false</text:span></text:span></text:span><text:span text:style-name="Source_20_Text"><text:span text:style-name="T5"> es cierta (devuelve true).</text:span></text:span><text:span text:style-name="T5"><text:line-break/></text:span><text:span text:style-name="Source_20_Text"><text:span text:style-name="T5">// Sin embargo, </text:span></text:span><text:span text:style-name="Source_20_Text"><text:span text:style-name="Strong_20_Emphasis"><text:span text:style-name="T5">$x === false</text:span></text:span></text:span><text:span text:style-name="Source_20_Text"><text:span text:style-name="T5"> no es cierta (devuelve false) pues $x es de tipo entero, no booleano.</text:span></text:span><text:span text:style-name="T5"> </text:span></text:p>
      <text:p text:style-name="P2"><text:span text:style-name="Strong_20_Emphasis">Comparar expresiones booleanas</text:span>. Tratan a los operandos como variables booleanas (<text:span text:style-name="T1">true</text:span> o <text:span text:style-name="T1">false</text:span>). Existen operadores para realizar un <text:span text:style-name="Emphasis">Y</text:span> <text:span text:style-name="Emphasis">lógico</text:span> (operadores <text:span text:style-name="Strong_20_Emphasis"><text:span text:style-name="Source_20_Text">and</text:span></text:span> o <text:span text:style-name="Source_20_Text">&amp;&amp;</text:span>), <text:span text:style-name="Emphasis">O lógico</text:span> (operadores <text:span text:style-name="Strong_20_Emphasis"><text:span text:style-name="Source_20_Text">or</text:span></text:span> o <text:span text:style-name="Strong_20_Emphasis"><text:span text:style-name="Source_20_Text">||</text:span></text:span>), <text:span text:style-name="Emphasis">No lógico</text:span> (operador <text:span text:style-name="Strong_20_Emphasis"><text:span text:style-name="Source_20_Text">!</text:span></text:span>) y <text:span text:style-name="Emphasis">O lógico exclusivo</text:span> (operador <text:span text:style-name="Strong_20_Emphasis"><text:span text:style-name="Source_20_Text">xor</text:span></text:span>). </text:p>
      <text:p text:style-name="P2"><text:span text:style-name="Strong_20_Emphasis">Realizar operaciones con los bits que forman un entero</text:span>: invertirlos, desplazarlos, etc.</text:p>
      <text:p text:style-name="P2">$a &amp; $b <text:tab/>And (y) <text:tab/>Los bits que están activos en ambos $a y $b son activados.</text:p>
      <text:p text:style-name="P2">$a | $b <text:tab/>Or (o inclusivo) <text:tab/>Los bits que están activos ya sea en $a o en $b son activados.</text:p>
      <text:p text:style-name="P2">$a ^ $b <text:tab/>Xor (o exclusivo) Los bits activos en $a o en $b, pero no en ambos, son activados.</text:p>
      <text:p text:style-name="P2">~ $a <text:tab/>Not (no) <text:tab/>Los bits que están activos en $a son desactivados, y viceversa.</text:p>
      <text:p text:style-name="P2">$a &lt;&lt; $b <text:tab/>Shift left(desplazamiento a izquierda) <text:tab/>Desplaza los bits de $a, $b pasos a la izquierda (cada paso quiere decir "multiplicar por dos").</text:p>
      <text:p text:style-name="P2">$a &gt;&gt; $b <text:tab/>Shift right (desplazamiento a derecha) <text:tab/>Desplaza los bits de $a, $b pasos a la derecha (cada paso quiere decir "dividir por dos"). </text:p>
      <text:p text:style-name="P2"/>
      <text:p text:style-name="P2">param = isset($_GET['param']) <text:span text:style-name="T21">?</text:span> $_GET['param'] : 'defecto';</text:p>
      <text:p text:style-name="P2"><text:soft-page-break/><text:s/></text:p>
      <text:p text:style-name="P3">Variables <text:span text:style-name="T21">global</text:span> y <text:span text:style-name="T21">static</text:span> (no se pierde con cada ejecución de la fn) para las funciones, <text:span text:style-name="T140">vs. locales.</text:span></text:p>
      <text:p text:style-name="P5"><text:span text:style-name="T40">Enlace simbolico: </text:span><text:span text:style-name="Source_20_Text">sudo ln –s /home/javguerra/Documentos/Estudios/DWES/dwes DWES</text:span></text:p>
      <text:p text:style-name="P4"/>
      <text:p text:style-name="P6">En httpd.conf, en &lt;IfModule unixd_module&gt; añadir, <text:span text:style-name="T41">para permisos de escritura</text:span>:</text:p>
      <text:p text:style-name="P4">User javguerra</text:p>
      <text:p text:style-name="P4">Group daemon</text:p>
      <text:p text:style-name="P4"/>
      <text:p text:style-name="P8"><text:span text:style-name="T22">Printf</text:span><text:span text:style-name="T41">: </text:span><text:span text:style-name="Source_20_Text">printf("El número PI vale %+.2f", 3.1416); // +3.14</text:span></text:p>
      <text:list xml:id="list3334775890" text:style-name="L3">
        <text:list-item>
          <text:p text:style-name="P103">signo (opcional). Indica si se pone signo a los número negativos (por defecto) o también a los positivos (se indica con un signo + <text:span text:style-name="T126">aunque el número sea negativo</text:span>).</text:p>
        </text:list-item>
        <text:list-item>
          <text:p text:style-name="P103">relleno (opcional). Indica que carácter se usará para ajustar el tamaño de una cadena. Las opciones son el carácter 0 o el carácter espacio (por defecto se usa el espacio).</text:p>
        </text:list-item>
        <text:list-item>
          <text:p text:style-name="P103">alineación (opcional). Indica que tipo de alineación se usará para generar la salida: justificación derecha (por defecto) o izquierda (se indica con el carácter -).</text:p>
        </text:list-item>
        <text:list-item>
          <text:p text:style-name="P103">ancho (opcional). Indica el mínimo número de caracteres de salida para un parámetro dado.</text:p>
        </text:list-item>
        <text:list-item>
          <text:p text:style-name="P103">precisión (opcional). Indica el número de dígitos decimales que se mostrarán para un número real. Se escribe como un dígito precedido por un punto.</text:p>
        </text:list-item>
        <text:list-item>
          <text:p text:style-name="P103">tipo (obligatorio). Indica cómo se debe tratar el valor del parámetro correspondiente. En la siguiente tabla puedes ver una lista con todos los especificadores de tipo.</text:p>
          <text:p text:style-name="P103"/>
        </text:list-item>
      </text:list>
      <text:p text:style-name="P7"><text:span text:style-name="T21">b</text:span> el argumento es tratado como un entero y presentado como un número binario.</text:p>
      <text:p text:style-name="P7"><text:span text:style-name="T21">c</text:span> el argumento es tratado como un entero, y presentado como el carácter con dicho valor ASCII.</text:p>
      <text:p text:style-name="P7"><text:span text:style-name="T21">d</text:span> el argumento es tratado como un entero y presentado como un número decimal.</text:p>
      <text:p text:style-name="P7"><text:span text:style-name="T21">u</text:span> el argumento es tratado como un entero y presentado como un número decimal sin signo.</text:p>
      <text:p text:style-name="P7"><text:span text:style-name="T21">o</text:span> el argumento es tratado como un entero y presentado como un número octal.</text:p>
      <text:p text:style-name="P7"><text:span text:style-name="T21">x</text:span> el argumento es tratado como un entero y presentado como un número hexadecimal (con minúsculas).</text:p>
      <text:p text:style-name="P7"><text:span text:style-name="T21">X</text:span> el argumento es tratado como un entero y presentado como un número hexadecimal (con mayúsculas).</text:p>
      <text:p text:style-name="P7"><text:span text:style-name="T21">f</text:span> el argumento es tratado como un doble y presentado como un número de coma flotante (teniendo en cuenta la localidad).</text:p>
      <text:p text:style-name="P7"><text:span text:style-name="T21">F</text:span> el argumento es tratado como un doble y presentado como un número de coma flotante (sin tener en cuenta la localidad).</text:p>
      <text:p text:style-name="P7"><text:span text:style-name="T21">e</text:span> el argumento es presentado en notación científica, utilizando la e minúscula (por ejemplo, 1.2e+3).</text:p>
      <text:p text:style-name="P7"><text:span text:style-name="T21">E</text:span> el argumento es presentado en notación científica, utilizando la e mayúscula (por ejemplo, 1.2E+3).</text:p>
      <text:p text:style-name="P7"><text:span text:style-name="T21">g</text:span> se usa la forma más corta entre %f y %e.</text:p>
      <text:p text:style-name="P7"><text:span text:style-name="T21">G</text:span> se usa la forma más corta entre %f y %E.</text:p>
      <text:p text:style-name="P7"><text:span text:style-name="T21">s</text:span> el argumento es tratado como una cadena y es presentado como tal.</text:p>
      <text:p text:style-name="P7"><text:span text:style-name="T21">%</text:span> se muestra el carácter %. No necesita argumento..</text:p>
      <text:p text:style-name="P7"/>
      <text:p text:style-name="P7">Existe una función similar a <text:span text:style-name="Source_20_Text">printf</text:span> pero en vez de generar una salida con la cadena obtenida, permite guardarla en una variable: <text:span text:style-name="Source_20_Text">sprintf</text:span>.</text:p>
      <text:p text:style-name="P7"/>
      <text:p text:style-name="P13">Comillas dobles procesan el contenido. Ej. a$ = 1; echo “Valor de a: $a”; // Valor de a: 1</text:p>
      <text:p text:style-name="P13"/>
      <text:p text:style-name="P13">Para que PHP distinga correctamente el texto que forma la cadena del nombre de la variable, a veces es necesario rodearla entre llaves. print "&lt;p&gt;Módulo: $<text:span text:style-name="T21">{</text:span>modulo<text:span text:style-name="T21">}</text:span>&lt;/p&gt;"</text:p>
      <text:p text:style-name="P13"/>
      <text:p text:style-name="P13"><text:soft-page-break/>\\ se muestra una barra invertida.</text:p>
      <text:p text:style-name="P13">\' se muestra una comilla simple.</text:p>
      <text:p text:style-name="P13">\" se muestra una comilla doble.</text:p>
      <text:p text:style-name="P13"><text:s/>\n se muestra un avance de línea (LF o 0x0A (10) en ASCII).</text:p>
      <text:p text:style-name="P13">\r se muestra un retorno de carro (CR o 0x0D (13) en ASCII).</text:p>
      <text:p text:style-name="P13"><text:s/>\t se muestra un tabulador horizontal (HT o 0x09 (9) en ASCII).</text:p>
      <text:p text:style-name="P13">\v se muestra un tabulador vertical (VT o 0x0B (11) en ASCII).</text:p>
      <text:p text:style-name="P13">\f se muestra un avance de página (FF o 0x0C (12) en ASCII).</text:p>
      <text:p text:style-name="P13">\$ se muestra un signo del dólar.</text:p>
      <text:p text:style-name="P13"/>
      <text:p text:style-name="P54">Print devuelve valor, echo no</text:p>
      <text:p text:style-name="Standard"><text:span text:style-name="T42">Unir cadenas “.” .= y heredoc: <text:s text:c="2"/></text:span><text:span text:style-name="Source_20_Text">$a = &lt;&lt;&lt;MICADENA </text:span><text:span text:style-name="Source_20_Text"><text:span text:style-name="T44">y finaliza con</text:span></text:span><text:span text:style-name="Source_20_Text"><text:span text:style-name="T42"> </text:span></text:span><text:span text:style-name="Source_20_Text">MICADENA;</text:span></text:p>
      <text:p text:style-name="P23">No dejar espacios delante en el cierre.</text:p>
      <text:p text:style-name="P14">Si no quisieras que se realizara ninguna sustitución, debes poner el identificador de apertura entre comillas simples. <text:span text:style-name="T106">$a = &lt;&lt;&lt;'MICADENA'</text:span></text:p>
      <text:p text:style-name="P15"/>
      <text:p text:style-name="P16"><text:span text:style-name="Source_20_Text"><text:span text:style-name="T24">gettype</text:span></text:span><text:span text:style-name="Source_20_Text"><text:span text:style-name="T105">: </text:span></text:span><text:span text:style-name="Strong_20_Emphasis"><text:span text:style-name="Source_20_Text">is_array()</text:span></text:span><text:span text:style-name="Source_20_Text">, </text:span><text:span text:style-name="Strong_20_Emphasis"><text:span text:style-name="Source_20_Text">is_bool()</text:span></text:span><text:span text:style-name="Source_20_Text">, </text:span><text:span text:style-name="Source_20_Text"><text:span text:style-name="Strong_20_Emphasis">is_float()</text:span></text:span><text:span text:style-name="Source_20_Text">, </text:span><text:span text:style-name="Source_20_Text"><text:span text:style-name="Strong_20_Emphasis">is_integer()</text:span></text:span><text:span text:style-name="Source_20_Text">, </text:span><text:span text:style-name="Source_20_Text"><text:span text:style-name="Strong_20_Emphasis">is_null()</text:span></text:span><text:span text:style-name="Source_20_Text">, </text:span><text:span text:style-name="Source_20_Text"><text:span text:style-name="Strong_20_Emphasis">is_numeric()</text:span></text:span><text:span text:style-name="Source_20_Text">, </text:span><text:span text:style-name="Strong_20_Emphasis"><text:span text:style-name="Source_20_Text">is_object()</text:span></text:span><text:span text:style-name="Source_20_Text">, </text:span><text:span text:style-name="Source_20_Text"><text:span text:style-name="Strong_20_Emphasis">is_resource()</text:span></text:span><text:span text:style-name="Source_20_Text">, </text:span><text:span text:style-name="Strong_20_Emphasis"><text:span text:style-name="Source_20_Text">is_scalar()</text:span></text:span><text:span text:style-name="Source_20_Text"> e </text:span><text:span text:style-name="Source_20_Text"><text:span text:style-name="Strong_20_Emphasis">is_string()</text:span></text:span><text:span text:style-name="Source_20_Text">. </text:span><text:span text:style-name="Source_20_Text"><text:span text:style-name="T43">Devuelven </text:span></text:span><text:span text:style-name="Source_20_Text"><text:span text:style-name="T45">true</text:span></text:span><text:span text:style-name="Source_20_Text"><text:span text:style-name="T43"> si la variable es del tipo indicado.</text:span></text:span></text:p>
      <text:p text:style-name="P16"><text:span text:style-name="Source_20_Text"/></text:p>
      <text:p text:style-name="P16"><text:span text:style-name="Source_20_Text"><text:span text:style-name="Strong_20_Emphasis">settype</text:span></text:span><text:span text:style-name="Source_20_Text"> </text:span><text:span text:style-name="Source_20_Text"><text:span text:style-name="T54">Devuelve true si la variable fue cambiada correctamente.</text:span></text:span></text:p>
      <text:p text:style-name="P16"><text:span text:style-name="Source_20_Text"><text:span text:style-name="T54"/></text:span></text:p>
      <text:p text:style-name="P87"><text:span text:style-name="Source_20_Text"><text:span text:style-name="T123">$a = $b = "3.1416"; // asignamos a las dos variables la misma cadena de texto</text:span></text:span></text:p>
      <text:p text:style-name="P84"><text:span text:style-name="Source_20_Text">settype($b, "float"); // y cambiamos $b a tipo float<text:line-break/>print "\$a vale $a y es de tipo ".gettype($a);<text:line-break/>print "&lt;br /&gt;";<text:line-break/>print "\$b vale $b y es de tipo ".gettype($b);</text:span></text:p>
      <text:p text:style-name="P17"><text:span text:style-name="Source_20_Text"><text:span text:style-name="T57">isset</text:span></text:span><text:span text:style-name="Source_20_Text"><text:span text:style-name="T55">: saber si una variable está definida y no es </text:span></text:span><text:span text:style-name="Source_20_Text"><text:span text:style-name="Strong_20_Emphasis"><text:span text:style-name="T124">null</text:span></text:span></text:span></text:p>
      <text:p text:style-name="P15"><text:span text:style-name="Source_20_Text"><text:span text:style-name="Strong_20_Emphasis"><text:span text:style-name="T43">unset</text:span></text:span></text:span><text:span text:style-name="Strong_20_Emphasis"><text:span text:style-name="Source_20_Text"><text:span text:style-name="T62">:</text:span></text:span></text:span><text:span text:style-name="Source_20_Text"><text:span text:style-name="T62"> </text:span></text:span><text:span text:style-name="Source_20_Text"><text:span text:style-name="T43">destruye la variable o variables que se le pasa como parámetro.</text:span></text:span></text:p>
      <text:p text:style-name="P15"><text:span text:style-name="T25">empty</text:span><text:span text:style-name="T125">: </text:span>no confundir el que una variable esté definida o valga null, con que se considere como vacía debido al valor que contenga. Esto último es lo que nos indica la función empty.</text:p>
      <text:p text:style-name="P19"><text:span text:style-name="T25">define</text:span><text:span text:style-name="T125">: </text:span><text:span text:style-name="Source_20_Text">define ("PI", 3.1416, true);</text:span></text:p>
      <text:p text:style-name="P18"/>
      <text:p text:style-name="P11">Fecha y hora</text:p>
      <text:p text:style-name="P21"><text:span text:style-name="T26">date</text:span><text:span text:style-name="T127">: </text:span><text:span text:style-name="Source_20_Text">string date (string $formato [, int $fechahora]);</text:span></text:p>
      <text:p text:style-name="P20">d día del mes con dos dígitos.</text:p>
      <text:p text:style-name="P20">j día del mes con uno o dos dígitos ( sin ceros iniciales ).</text:p>
      <text:p text:style-name="P20">z día del año, comenzando por el cero ( 0 = 1 de enero ).</text:p>
      <text:p text:style-name="P20">N día de la semana ( 1 = lunes, ..., 7 = domingo ).</text:p>
      <text:p text:style-name="P20">w día de la semana ( 0 = domingo, ..., 6 = sábado ).</text:p>
      <text:p text:style-name="P20">l texto del día de la semana, en inglés ( Monday, ..., Sunday ).</text:p>
      <text:p text:style-name="P20">D texto del día de la semana, solo tres letras, en inglés ( Mon, ..., Sun ).</text:p>
      <text:p text:style-name="P20">W número de la semana del año.</text:p>
      <text:p text:style-name="P20">m número del mes con dos dígitos.</text:p>
      <text:p text:style-name="P20">n número del mes con uno o dos dígitos ( sin ceros iniciales ).</text:p>
      <text:p text:style-name="P20">t número de días que tiene el mes.</text:p>
      <text:p text:style-name="P20">F texto del día del mes, en inglés ( January, ..., December ).</text:p>
      <text:p text:style-name="P20">M texto del día del mes, solo tres letras, en inglés ( Jan, ..., Dec ).</text:p>
      <text:p text:style-name="P20">Y número del año.</text:p>
      <text:p text:style-name="P20">y dos últimos dígitos del número del año.</text:p>
      <text:p text:style-name="P20">L 1 si el año es bisiesto, 0 si no lo es.</text:p>
      <text:p text:style-name="P20">h formato de 12 horas, siempre con dos dígitos.</text:p>
      <text:p text:style-name="P20"><text:soft-page-break/>H formato de 24 horas, siempre con dos dígitos.</text:p>
      <text:p text:style-name="P20">g formato de 12 horas, con uno o dos dígitos ( sin ceros iniciales ).</text:p>
      <text:p text:style-name="P20">G formato de 24 horas, con uno o dos dígitos ( sin ceros iniciales ).</text:p>
      <text:p text:style-name="P20">i minutos, siempre con dos dígitos.</text:p>
      <text:p text:style-name="P20">s segundos, siempre con dos dígitos.</text:p>
      <text:p text:style-name="P20">u microsegundos.</text:p>
      <text:p text:style-name="P20">a am o pm, en minúsculas.</text:p>
      <text:p text:style-name="P20">A AM o PM, en mayúsculas.</text:p>
      <text:p text:style-name="P20">r fecha entera con formato RFC 2822. </text:p>
      <text:p text:style-name="P20"/>
      <text:p text:style-name="P88"><text:span text:style-name="Source_20_Text">date_default_timezone_set('Europe/Madrid');</text:span></text:p>
      <text:p text:style-name="P20"><text:span text:style-name="T21">getdate</text:span> devuelve un array con información sobre la fecha y hora actual.</text:p>
      <text:p text:style-name="P88"><text:span text:style-name="Source_20_Text"><text:span text:style-name="T28">If </text:span></text:span><text:span text:style-name="Source_20_Text"><text:span text:style-name="T135">(</text:span></text:span><text:span text:style-name="Source_20_Text"><text:span text:style-name="T21">checkdate</text:span></text:span><text:span text:style-name="Source_20_Text">($_POST['mes'],$_POST['dia'],$_POST['ano'])</text:span><text:span text:style-name="Source_20_Text"><text:span text:style-name="T149">)</text:span></text:span></text:p>
      <text:p text:style-name="P89"><text:span text:style-name="Source_20_Text">$fecha = </text:span><text:span text:style-name="Source_20_Text"><text:span text:style-name="T21">mktime</text:span></text:span><text:span text:style-name="Source_20_Text">(0,0,0,$_POST['mes'],$_POST['dia'],$_POST['ano']);</text:span></text:p>
      <text:p text:style-name="P20"/>
      <text:p text:style-name="P11">Variables superglobales</text:p>
      <text:p text:style-name="P20">$_SERVER['PHP_SELF'] guión que se está ejecutando actualmente.</text:p>
      <text:p text:style-name="P20">$_SERVER['SERVER_ADDR'] dirección IP del servidor web.</text:p>
      <text:p text:style-name="P20">$_SERVER['SERVER_NAME'] nombre del servidor web.</text:p>
      <text:p text:style-name="P20">$_SERVER['DOCUMENT_ROOT'] directorio raíz bajo el que se ejecuta el guión actual.</text:p>
      <text:p text:style-name="P20">$_SERVER['REMOTE_ADDR'] dirección IP desde la que el usuario está viendo la página.</text:p>
      <text:p text:style-name="P20">$_SERVER['REQUEST_METHOD'] método utilizado para acceder a la página ('GET', 'HEAD', 'POST' o 'PUT') </text:p>
      <text:p text:style-name="P20"/>
      <text:p text:style-name="Standard"><text:span text:style-name="Strong_20_Emphasis"><text:span text:style-name="Source_20_Text">$_GET</text:span></text:span>, <text:span text:style-name="Strong_20_Emphasis"><text:span text:style-name="Source_20_Text">$_POST</text:span></text:span> y <text:span text:style-name="Strong_20_Emphasis"><text:span text:style-name="Source_20_Text">$_COOKIE</text:span></text:span> contienen las variables que se han pasado al guión actual utilizando respectivamente los métodos GET (parámetros en la URL), HTTP POST y Cookies HTTP. </text:p>
      <text:p text:style-name="Standard"><text:span text:style-name="Strong_20_Emphasis"><text:span text:style-name="Source_20_Text">$_REQUEST</text:span></text:span> junta en uno solo el contenido de los tres arrays anteriores, <text:span text:style-name="Source_20_Text">$_GET</text:span>, <text:span text:style-name="Source_20_Text">$_POST</text:span> y <text:span text:style-name="Source_20_Text">$_COOKIE</text:span>. </text:p>
      <text:p text:style-name="Standard"><text:span text:style-name="Strong_20_Emphasis"><text:span text:style-name="Source_20_Text">$_ENV</text:span></text:span> contiene las variables que se puedan haber pasado a PHP desde el entorno en que se ejecuta. </text:p>
      <text:p text:style-name="Standard"><text:span text:style-name="Strong_20_Emphasis"><text:span text:style-name="Source_20_Text">$_FILES</text:span></text:span> contiene los ficheros que se puedan haber subido al servidor utilizando el método POST. </text:p>
      <text:p text:style-name="Standard"><text:span text:style-name="Strong_20_Emphasis"><text:span text:style-name="Source_20_Text">$_SESSION</text:span></text:span> contiene las variables de sesión disponibles para el guión actual.</text:p>
      <text:p text:style-name="Standard"/>
      <text:p text:style-name="P22">Sentencias de control <text:span text:style-name="T129">condicional</text:span></text:p>
      <text:p text:style-name="P90"><text:span text:style-name="Source_20_Text"><text:span text:style-name="T21">goto</text:span></text:span><text:span text:style-name="Source_20_Text">: goto salto; … salto:</text:span></text:p>
      <text:p text:style-name="P22"><text:span text:style-name="Source_20_Text">if / elseif / else: </text:span></text:p>
      <text:p text:style-name="P22"><text:span text:style-name="Source_20_Text"><text:span text:style-name="T13">switch</text:span></text:span><text:span text:style-name="Source_20_Text"><text:span text:style-name="T5"> ($a) {</text:span></text:span></text:p>
      <text:p text:style-name="P22"><text:span text:style-name="Source_20_Text"><text:span text:style-name="T13">case</text:span></text:span><text:span text:style-name="Source_20_Text"><text:span text:style-name="T5"> 0:</text:span></text:span></text:p>
      <text:p text:style-name="P22"><text:span text:style-name="Source_20_Text"><text:span text:style-name="T5">print "a vale 0";</text:span></text:span></text:p>
      <text:p text:style-name="P22"><text:span text:style-name="Source_20_Text"><text:span text:style-name="T13">break</text:span></text:span><text:span text:style-name="Source_20_Text"><text:span text:style-name="T5">;</text:span></text:span></text:p>
      <text:p text:style-name="P90"><text:span text:style-name="Source_20_Text"><text:span text:style-name="T13">default</text:span></text:span><text:span text:style-name="Source_20_Text"><text:span text:style-name="T5">:</text:span></text:span></text:p>
      <text:p text:style-name="P85"><text:span text:style-name="Source_20_Text"><text:span text:style-name="T5">print "a no vale 0 ni 1";<text:line-break/>}</text:span></text:span></text:p>
      <text:p text:style-name="P85"><text:span text:style-name="Source_20_Text"><text:span text:style-name="T128">$a = 1; </text:span></text:span><text:span text:style-name="Source_20_Text"><text:span text:style-name="T21">while</text:span></text:span><text:span text:style-name="Source_20_Text"> ($a &lt; 8) $a += 3;</text:span></text:p>
      <text:p text:style-name="P85"><text:span text:style-name="Source_20_Text">$a = 5; </text:span><text:span text:style-name="Source_20_Text"><text:span text:style-name="T21">do </text:span></text:span><text:span text:style-name="Source_20_Text">$a -= 3; </text:span><text:span text:style-name="Source_20_Text"><text:span text:style-name="T21">while</text:span></text:span><text:span text:style-name="Source_20_Text"> ($a &gt; 10); </text:span><text:span text:style-name="Source_20_Text"><text:span text:style-name="T129">Se ejecuta al menos una vez.</text:span></text:span></text:p>
      <text:p text:style-name="P85"><text:span text:style-name="Source_20_Text">for (expr1; expr2; expr3) sentencia o conjunto de sentencias;<text:line-break/></text:span><text:span text:style-name="Source_20_Text"><text:span text:style-name="T67">expr1: asignación inicial de variable<text:line-break/>expr2: Condicion<text:line-break/>expr3: al finalizar se ejecuta la tercera expresión y se evalua expr2 de nuevo.</text:span></text:span></text:p>
      <text:p text:style-name="P86"><text:span text:style-name="Source_20_Text"><text:span text:style-name="T70">Es posible </text:span></text:span><text:span text:style-name="Source_20_Text"><text:span text:style-name="T78">anidar</text:span></text:span><text:span text:style-name="Source_20_Text"><text:span text:style-name="T70"> bucles o emplear </text:span></text:span><text:span text:style-name="Source_20_Text"><text:span text:style-name="T78">break</text:span></text:span><text:span text:style-name="Source_20_Text"><text:span text:style-name="T70"> (sale del bucle) o </text:span></text:span><text:span text:style-name="Source_20_Text"><text:span text:style-name="T78">continue</text:span></text:span><text:span text:style-name="Source_20_Text"><text:span text:style-name="T70"> (termina esta iteración y salta a la sioguiente).</text:span></text:span></text:p>
      <text:p text:style-name="P81"><text:soft-page-break/><text:span text:style-name="Source_20_Text"><text:span text:style-name="T58">PECL</text:span></text:span><text:span text:style-name="Source_20_Text"><text:span text:style-name="T68"> es un repositorio de extensiones para PHP. Junto con PHP se incluye un </text:span></text:span><text:span text:style-name="Source_20_Text"><text:span text:style-name="Strong_20_Emphasis"><text:span text:style-name="T68">comando pecl</text:span></text:span></text:span><text:span text:style-name="Source_20_Text"><text:span text:style-name="T68"> que puedes utilizar para instalar extensiones de forma sencilla: </text:span></text:span><text:span text:style-name="Source_20_Text">pecl install nombre_extensión</text:span></text:p>
      <text:p text:style-name="P82"><text:span text:style-name="Source_20_Text"><text:span text:style-name="T59">include /include_once</text:span></text:span><text:span text:style-name="Source_20_Text"><text:span text:style-name="T86">: incluye en ese punto el fichero indicado. Con once se evita que pueda ser incluido más de una vez.</text:span></text:span></text:p>
      <text:p text:style-name="P82"><text:span text:style-name="Source_20_Text"><text:span text:style-name="T59">require/require_once</text:span></text:span><text:span text:style-name="Source_20_Text"><text:span text:style-name="T86">: Si no esta el fichero, da aviso y se detiene la ejecucion del guión.</text:span></text:span></text:p>
      <text:p text:style-name="P82"><text:span text:style-name="Source_20_Text"><text:span text:style-name="T86">Muchos programadores utilizan la doble extensión .inc.php para aquellos ficheros en lenguaje PHP cuyo destino es ser incluidos dentro de otros, y nunca han de ejecutarse por sí mismos. </text:span></text:span></text:p>
      <text:p text:style-name="P82"><text:span text:style-name="Source_20_Text"><text:span text:style-name="T87">E</text:span></text:span><text:span text:style-name="Source_20_Text"><text:span text:style-name="T86">l contenido de los ficheros externos se trata como HTML a no ser que figuren los delimitadores </text:span></text:span><text:span text:style-name="Source_20_Text"><text:span text:style-name="T130">&lt;?php y ?&gt;</text:span></text:span><text:span text:style-name="Source_20_Text"><text:span text:style-name="T86">. No es necesario incluir código PHP en un fichero externo para poder utilizar </text:span></text:span><text:span text:style-name="Source_20_Text"><text:span text:style-name="T130">include</text:span></text:span><text:span text:style-name="Source_20_Text"><text:span text:style-name="T86"> o </text:span></text:span><text:span text:style-name="Source_20_Text"><text:span text:style-name="T130">require</text:span></text:span><text:span text:style-name="Source_20_Text"><text:span text:style-name="T86"> con él.</text:span></text:span></text:p>
      <text:p text:style-name="P83"><text:span text:style-name="Source_20_Text"><text:span text:style-name="T60">Funciones</text:span></text:span><text:span text:style-name="Source_20_Text"><text:span text:style-name="T87">: <text:s/>function (variable [, variable]) {…; </text:span></text:span><text:span text:style-name="Source_20_Text"><text:span text:style-name="T88">return variable;</text:span></text:span><text:span text:style-name="Source_20_Text"><text:span text:style-name="T87">}<text:line-break/></text:span></text:span><text:span text:style-name="Source_20_Text"><text:span text:style-name="T6">function precio_con_iva($precio, $iva=0.</text:span></text:span><text:span text:style-name="Source_20_Text"><text:span text:style-name="T7">21</text:span></text:span><text:span text:style-name="Source_20_Text"><text:span text:style-name="T6">) {</text:span></text:span><text:span text:style-name="Source_20_Text"><text:span text:style-name="T5">return $precio * (1 + $iva);}</text:span></text:span><text:span text:style-name="Source_20_Text"><text:span text:style-name="T90"><text:line-break/></text:span></text:span><text:span text:style-name="Source_20_Text"><text:span text:style-name="T87">Puede haber valores por defecto definidos para varios argumentos, pero en la lista de argumentos, todos ellos deben estar a la derecha de cualquier otro argumento sin valor por defecto.<text:line-break/></text:span></text:span><text:span text:style-name="Source_20_Text"><text:span text:style-name="T94">Para </text:span></text:span><text:span text:style-name="Source_20_Text"><text:span text:style-name="T87">definir el parámetro para que su valor se pase </text:span></text:span><text:span text:style-name="Source_20_Text"><text:span text:style-name="Strong_20_Emphasis"><text:span text:style-name="T87">por referencia</text:span></text:span></text:span><text:span text:style-name="Source_20_Text"><text:span text:style-name="T87">, añadiendo el símbolo </text:span></text:span><text:span text:style-name="Source_20_Text"><text:span text:style-name="Strong_20_Emphasis"><text:span text:style-name="T87">&amp;</text:span></text:span></text:span><text:span text:style-name="Source_20_Text"><text:span text:style-name="T87"> antes de su nombre: </text:span></text:span><text:span text:style-name="Source_20_Text"><text:span text:style-name="T6">precio_con_iva(</text:span></text:span><text:span text:style-name="Source_20_Text"><text:span text:style-name="T14">&amp;</text:span></text:span><text:span text:style-name="Source_20_Text"><text:span text:style-name="T6">$precio, $iva=0.</text:span></text:span><text:span text:style-name="Source_20_Text"><text:span text:style-name="T7">21</text:span></text:span><text:span text:style-name="Source_20_Text"><text:span text:style-name="T6">)</text:span></text:span></text:p>
      <text:p text:style-name="P38"><text:span text:style-name="Source_20_Text"><text:span text:style-name="T79">Array</text:span></text:span><text:span text:style-name="Source_20_Text"><text:span text:style-name="T71"> </text:span></text:span><text:span text:style-name="Source_20_Text"><text:span text:style-name="T79">print_r</text:span></text:span><text:span text:style-name="Source_20_Text"><text:span text:style-name="T71"> nos muestra el contenido del array.</text:span></text:span></text:p>
      <text:p text:style-name="P38"><text:span text:style-name="Source_20_Text"><text:span text:style-name="T72">Crear: </text:span></text:span><text:span text:style-name="Source_20_Text"><text:span text:style-name="T71">$a = array(); <text:s/>// array vacío <text:s text:c="4"/>$modulos = array("Programación", "Bases de datos", ...</text:span></text:span><text:span text:style-name="Source_20_Text"><text:span text:style-name="T72">);</text:span></text:span><text:span text:style-name="Source_20_Text"><text:span text:style-name="T71"><text:line-break/>Arrays numéricos (0 =&gt; “cero”) o asociativos (“cero” =&gt; 0) donde la clave es el identificador.<text:line-break/>Para accedcer al valor podemos usar $miArray [0] o bien $miArray[“cero”] según el caso.</text:span></text:span><text:span text:style-name="Source_20_Text"><text:span text:style-name="T8"><text:line-break/></text:span></text:span><text:span text:style-name="Source_20_Text"><text:span text:style-name="T5">$ciclos = array( </text:span></text:span><text:span text:style-name="Source_20_Text"><text:span text:style-name="T8">// array bidimensional</text:span></text:span></text:p>
      <text:p text:style-name="Standard"><text:span text:style-name="Source_20_Text"><text:span text:style-name="T5"><text:s text:c="5"/>"DAW" =&gt; array ("PR" =&gt; "Programación", "BD" =&gt; "Bases de datos", ...),</text:span></text:span></text:p>
      <text:p text:style-name="Standard"><text:span text:style-name="Source_20_Text"><text:span text:style-name="T5"><text:s text:c="5"/>"DAM" =&gt; array ("PR" =&gt; "Programación", "BD" =&gt; "Bases de datos", ...)</text:span></text:span></text:p>
      <text:p text:style-name="Standard"><text:span text:style-name="Source_20_Text"><text:span text:style-name="T5">); $ciclos ["DAW"] ["</text:span></text:span><text:span text:style-name="Source_20_Text"><text:span text:style-name="T9">BD</text:span></text:span><text:span text:style-name="Source_20_Text"><text:span text:style-name="T5">"] //</text:span></text:span><text:span text:style-name="Source_20_Text"><text:span text:style-name="T9">Acceso al valor del Array</text:span></text:span></text:p>
      <text:p text:style-name="Standard"><text:span text:style-name="Source_20_Text"><text:span text:style-name="T89">En PHP no es necesario que indiques el tamaño del array antes de crearlo. Ni siquiera es necesario indicar que una variable concreta es de tipo array. Simplemente puedes comenzar a asignarle valores. Si omites </text:span></text:span><text:span text:style-name="Source_20_Text"><text:span text:style-name="T91">la clave</text:span></text:span><text:span text:style-name="Source_20_Text"><text:span text:style-name="T89">, el array se irá llenando a partir de la última clave numérica existente, o de la posición 0 si no existe ninguna:<text:line-break/></text:span></text:span><text:span text:style-name="Source_20_Text"><text:span text:style-name="T5">$modulos1 [ ] = "Programación";</text:span></text:span></text:p>
      <text:p text:style-name="P24"><text:span text:style-name="Source_20_Text"><text:span text:style-name="T92">Funciones para recorrer arrays mediante su puntero interno</text:span></text:span></text:p>
      <text:p text:style-name="Standard"><text:span text:style-name="Source_20_Text"><text:span text:style-name="T56">reset</text:span></text:span><text:span text:style-name="Source_20_Text"><text:span text:style-name="T43"> Sitúa el puntero interno al comienzo del array.</text:span></text:span></text:p>
      <text:p text:style-name="Standard"><text:span text:style-name="Source_20_Text"><text:span text:style-name="T56">next</text:span></text:span><text:span text:style-name="Source_20_Text"><text:span text:style-name="T43"> Avanza el puntero interno una posición.</text:span></text:span></text:p>
      <text:p text:style-name="Standard"><text:span text:style-name="Source_20_Text"><text:span text:style-name="T56">prev</text:span></text:span><text:span text:style-name="Source_20_Text"><text:span text:style-name="T43"> Mueve el puntero interno una posición hacia atrás.</text:span></text:span></text:p>
      <text:p text:style-name="Standard"><text:span text:style-name="Source_20_Text"><text:span text:style-name="T56">end</text:span></text:span><text:span text:style-name="Source_20_Text"><text:span text:style-name="T43"> Sitúa el puntero interno al final del array.</text:span></text:span></text:p>
      <text:p text:style-name="Standard"><text:span text:style-name="Source_20_Text"><text:span text:style-name="T56">current</text:span></text:span><text:span text:style-name="Source_20_Text"><text:span text:style-name="T43"> Devuelve el elemento de la posición actual.</text:span></text:span></text:p>
      <text:p text:style-name="Standard"><text:span text:style-name="Source_20_Text"><text:span text:style-name="T56">key</text:span></text:span><text:span text:style-name="Source_20_Text"><text:span text:style-name="T43"> Devuelve la clave de la posición actual.</text:span></text:span></text:p>
      <text:p text:style-name="Standard"><text:span text:style-name="Source_20_Text"><text:span text:style-name="T56">each</text:span></text:span><text:span text:style-name="Source_20_Text"><text:span text:style-name="T43"> Devuelve un array con la clave y el elemento de la posición actual. Además, avanza el puntero interno una posición. </text:span></text:span><text:span text:style-name="Source_20_Text"><text:span text:style-name="T95">D</text:span></text:span><text:span text:style-name="Source_20_Text"><text:span text:style-name="T43">evuelve un array con cuatro elementos. Los elementos 0 y 'key' almacenan el valor de la clave en la posición actual del puntero interno. Los elementos 1 y 'value' devuelven el valor almacenado. </text:span></text:span></text:p>
      <text:p text:style-name="Standard"><text:span text:style-name="Source_20_Text"><text:span text:style-name="T107">while ($modulo = each($modulos)) {</text:span></text:span></text:p>
      <text:p text:style-name="Standard"><text:span text:style-name="Source_20_Text"><text:span text:style-name="T107"><text:s text:c="5"/>print "El código del módulo ".$modulo[1]." es ".$modulo[0]."&lt;br /&gt;" }</text:span></text:span></text:p>
      <text:p text:style-name="P25">$transport = array('pie', 'bici', 'coche', 'avión');</text:p>
      <text:p text:style-name="P25">$mode = current($transport); // $mode = 'pie';</text:p>
      <text:p text:style-name="P25">$mode = next($transport); <text:s text:c="3"/>// $mode = 'bici';</text:p>
      <text:p text:style-name="P100"><text:soft-page-break/>La función <text:span text:style-name="Strong_20_Emphasis"><text:span text:style-name="Source_20_Text">key</text:span></text:span> devuelve <text:span text:style-name="Strong_20_Emphasis"><text:span text:style-name="Source_20_Text">null</text:span></text:span> si el puntero interno está fuera de los límites del array. <text:line-break/><text:span text:style-name="T131">S</text:span>e pueden eliminar elementos de un array utilizando la función <text:span text:style-name="T21">unset</text:span>. En el caso de los arrays numéricos, eliminar un elemento significa que las claves del mismo ya no estarán consecutivas.</text:p>
      <text:p text:style-name="P26">unset ($modulos [0]); // El primer elemento pasa a ser $modulos [1]</text:p>
      <text:p text:style-name="P26"/>
      <text:p text:style-name="P39">La función <text:span text:style-name="T21">array_values</text:span> recibe un array como parámetro, y devuelve un nuevo array con los mismos elementos y con índices numéricos consecutivos con base 0.</text:p>
      <text:p text:style-name="P40">Para comprobar si una variable es de tipo array, utiliza la función <text:span text:style-name="T21">is_array</text:span>. Para obtener el número de elementos que contiene un array, tienes la función <text:span text:style-name="T21">count</text:span>.</text:p>
      <text:p text:style-name="P40">Puedes utilizar la función in_array para buscar: i<text:span text:style-name="T106">f (in_array(“cadena”, $miArray))</text:span> …</text:p>
      <text:p text:style-name="P40"><text:span text:style-name="T134">Devuelve true o false.</text:span><text:span text:style-name="T27"> </text:span><text:span text:style-name="T21">array_search</text:span> recibe los mismos parámetros pero devuelve la clave correspondiente al elemento, o false si no lo encuentra. <text:span text:style-name="T21"><text:s/>array_key_exists</text:span> devuelve true o false <text:span text:style-name="T132">y busca una clave en un array.</text:span></text:p>
      <text:p text:style-name="P27">foreach ($modulos as $modulo) <text:s/><text:span text:style-name="T148">o bien <text:s/></text:span><text:span text:style-name="Source_20_Text"><text:span text:style-name="T106">foreach ($modulos as </text:span></text:span><text:span text:style-name="Source_20_Text"><text:span text:style-name="T120">$clave =&gt; </text:span></text:span><text:span text:style-name="Source_20_Text"><text:span text:style-name="T106">$</text:span></text:span><text:span text:style-name="Source_20_Text"><text:span text:style-name="T120">valor</text:span></text:span><text:span text:style-name="Source_20_Text"><text:span text:style-name="T106">)</text:span></text:span></text:p>
      <text:p text:style-name="P40"/>
      <text:p text:style-name="P44">Formularios</text:p>
      <text:p text:style-name="P46"><text:span text:style-name="T73">Llamar a la misma página con form: </text:span><text:span text:style-name="Source_20_Text"><text:span text:style-name="T5">action="&lt;?php echo $_SERVER['PHP_SELF'];?&gt;" </text:span></text:span><text:span text:style-name="Source_20_Text"><text:span text:style-name="T11">o bien</text:span></text:span></text:p>
      <text:p text:style-name="P46"><text:span text:style-name="T109">action="&lt;?php echo htmlspecialchars($_SERVER["PHP_SELF"]);?&gt;"</text:span> <text:span text:style-name="T153">para evitar exploits.</text:span></text:p>
      <text:p text:style-name="P47"><text:span text:style-name="T74">Comprobar que se ha mandado el formulario: </text:span><text:span text:style-name="Source_20_Text"><text:span text:style-name="T5">if (isset($_POST['enviar']))...</text:span></text:span></text:p>
      <text:p text:style-name="Standard"><text:span text:style-name="Source_20_Text"><text:span text:style-name="T5">&lt;input type="checkbox" name="modulos[]" value="DWES"</text:span></text:span></text:p>
      <text:p text:style-name="P48"><text:span text:style-name="Source_20_Text"><text:span text:style-name="T5"><text:s text:c="3"/>&lt;?php if(in_array("DWES",$_POST['modulos'])) echo 'checked="checked"'; ?&gt; <text:s/>/&gt;</text:span></text:span></text:p>
      <text:p text:style-name="P41"/>
      <text:p text:style-name="P53"><text:span text:style-name="T80">BBDD MySQL - (MySQLi vs PDO. </text:span><text:span text:style-name="T81">Antes </text:span><text:span text:style-name="Strong_20_Emphasis">libmysql, </text:span><text:span text:style-name="Strong_20_Emphasis"><text:span text:style-name="T152">ahora </text:span></text:span><text:span text:style-name="Strong_20_Emphasis"><text:span text:style-name="T76">mysqlnd</text:span></text:span><text:span text:style-name="T80">)</text:span></text:p>
      <text:p text:style-name="P42"><text:span text:style-name="T21">Motores</text:span>: MyISAM e InnoDB (integridad referencial, tablas transacionales)</text:p>
      <text:p text:style-name="P91"><text:span text:style-name="Source_20_Text">sudo service mysql status // también start, stop, restart</text:span></text:p>
      <text:p text:style-name="P49"><text:span text:style-name="T75">Paquetes a instalar: </text:span><text:span text:style-name="Strong_20_Emphasis">mysql-server, mysql-client</text:span></text:p>
      <text:p text:style-name="P49"><text:span text:style-name="Strong_20_Emphasis"><text:span text:style-name="T21">mysql</text:span></text:span><text:span text:style-name="Strong_20_Emphasis"><text:span text:style-name="T133">. Permite conectarse a un servidor MySQL para ejecutar sentencias SQL.</text:span></text:span></text:p>
      <text:p text:style-name="P49"><text:span text:style-name="Strong_20_Emphasis"><text:span text:style-name="T21">mysqladmin</text:span></text:span><text:span text:style-name="Strong_20_Emphasis"><text:span text:style-name="T133">. Es un cliente específico para tareas de administración.</text:span></text:span></text:p>
      <text:p text:style-name="P49"><text:span text:style-name="Strong_20_Emphasis"><text:span text:style-name="T21">mysqlshow</text:span></text:span><text:span text:style-name="Strong_20_Emphasis"><text:span text:style-name="T133">. Muestra información sobre bases de datos y tablas.</text:span></text:span></text:p>
      <text:p text:style-name="P92"><text:span text:style-name="Strong_20_Emphasis"><text:span text:style-name="Source_20_Text">mysqladmin -u root -</text:span></text:span><text:span text:style-name="Strong_20_Emphasis"><text:span text:style-name="Source_20_Text"><text:span text:style-name="T150">p <text:s text:c="2"/></text:span></text:span></text:span><text:span text:style-name="Strong_20_Emphasis"><text:span text:style-name="Source_20_Text"><text:span text:style-name="T63">// con esto se puede:</text:span></text:span></text:span></text:p>
      <text:p text:style-name="P92"><text:span text:style-name="Source_20_Text"><text:span text:style-name="T69">- crear y eliminar bases de datos.</text:span></text:span></text:p>
      <text:p text:style-name="P92"><text:span text:style-name="Source_20_Text"><text:span text:style-name="T69">- mostrar la configuración y el estado del servidor.</text:span></text:span></text:p>
      <text:p text:style-name="P92"><text:span text:style-name="Source_20_Text"><text:span text:style-name="T69">- cambiar contraseñas.</text:span></text:span></text:p>
      <text:p text:style-name="P92"><text:span text:style-name="Source_20_Text"><text:span text:style-name="T69">- detener un servidor.</text:span></text:span></text:p>
      <text:p text:style-name="P92"><text:span text:style-name="Source_20_Text"><text:span text:style-name="T5">mysqladmin –u root –pabc123. Status <text:s/>// </text:span></text:span><text:span text:style-name="Source_20_Text"><text:span text:style-name="T10">Muestra el estado del servidor de BBDD</text:span></text:span></text:p>
      <text:p text:style-name="P92"><text:span text:style-name="Source_20_Text"><text:span text:style-name="T151">Alternativas: </text:span></text:span><text:span text:style-name="Source_20_Text">MySQL Workbench </text:span><text:span text:style-name="Source_20_Text"><text:span text:style-name="T151">y phpMyAdmin</text:span></text:span></text:p>
      <text:p text:style-name="P50"><text:span text:style-name="Strong_20_Emphasis"><text:span text:style-name="T136">Cambiar contraseña:</text:span></text:span><text:span text:style-name="Strong_20_Emphasis"><text:span text:style-name="T150"> </text:span></text:span><text:span text:style-name="Strong_20_Emphasis"><text:span text:style-name="Source_20_Text"><text:span text:style-name="T5">mysqladmin -u root –pantigua_contraseña password nueva-contraseña <text:s text:c="2"/></text:span></text:span></text:span><text:span text:style-name="Strong_20_Emphasis"><text:span text:style-name="Source_20_Text"><text:span text:style-name="T82">//no poner espacios en blanco entre el argumento –p y la antigua_contraseña</text:span></text:span></text:span></text:p>
      <text:p text:style-name="P50"><text:span text:style-name="Strong_20_Emphasis"><text:span text:style-name="T133">El fichero de configuración del servidor MySQL se llama my.cnf y se encuentra alojado en /etc/mysql.</text:span></text:span></text:p>
      <text:p text:style-name="P51"><text:span text:style-name="Strong_20_Emphasis"><text:span text:style-name="T137">Dentro de mysql: </text:span></text:span></text:p>
      <text:p text:style-name="P50"><text:span text:style-name="Strong_20_Emphasis"><text:span text:style-name="T21">connect</text:span></text:span><text:span text:style-name="Strong_20_Emphasis"><text:span text:style-name="T133">. Establece una conexión con un servidor MySQL.</text:span></text:span></text:p>
      <text:p text:style-name="P50"><text:span text:style-name="Strong_20_Emphasis"><text:span text:style-name="T29">use</text:span></text:span><text:span text:style-name="Strong_20_Emphasis"><text:span text:style-name="T138">. </text:span></text:span><text:span text:style-name="Strong_20_Emphasis"><text:span text:style-name="T133">Permite seleccionar una base de datos.</text:span></text:span></text:p>
      <text:p text:style-name="P50"><text:span text:style-name="Strong_20_Emphasis"><text:span text:style-name="T21">exit</text:span></text:span><text:span text:style-name="Strong_20_Emphasis"><text:span text:style-name="T133"> o </text:span></text:span><text:span text:style-name="Strong_20_Emphasis"><text:span text:style-name="T21">quit</text:span></text:span><text:span text:style-name="Strong_20_Emphasis"><text:span text:style-name="T133">. Termina la sesión interactiva con mysql.</text:span></text:span></text:p>
      <text:p text:style-name="P50"><text:span text:style-name="Strong_20_Emphasis"><text:span text:style-name="T21">help</text:span></text:span><text:span text:style-name="Strong_20_Emphasis"><text:span text:style-name="T133">. Muestra una pantalla de ayuda con la lista de comandos disponibles.</text:span></text:span></text:p>
      <text:p text:style-name="P52"><text:span text:style-name="Strong_20_Emphasis"><text:span text:style-name="T139">Archivo sql por lotes: </text:span></text:span><text:span text:style-name="Strong_20_Emphasis"><text:span text:style-name="Source_20_Text"><text:span text:style-name="T17">mysql –u root –pabc123. &lt; crear_bd_dwes.sql</text:span></text:span></text:span></text:p>
      <text:p text:style-name="P52"><text:span text:style-name="Strong_20_Emphasis"><text:span text:style-name="T139"/></text:span></text:p>
      <text:p text:style-name="P55"><text:span text:style-name="Strong_20_Emphasis"><text:span text:style-name="T141">Consulta SQL </text:span></text:span><text:span text:style-name="Strong_20_Emphasis"><text:span text:style-name="T142">para conocer stock</text:span></text:span><text:span text:style-name="Strong_20_Emphasis"><text:span text:style-name="T141">: <text:s/>$sql = &lt;&lt;&lt;SQL</text:span></text:span></text:p>
      <text:p text:style-name="P55"><text:span text:style-name="Strong_20_Emphasis"><text:span text:style-name="T141">SELECT tienda.nombre, stock.unidades</text:span></text:span></text:p>
      <text:p text:style-name="P55"><text:span text:style-name="Strong_20_Emphasis"><text:span text:style-name="T141">FROM tienda INNER JOIN stock ON tienda.cod=stock.tienda</text:span></text:span></text:p>
      <text:p text:style-name="P55"><text:span text:style-name="Strong_20_Emphasis"><text:span text:style-name="T141">WHERE stock.producto='$producto'</text:span></text:span></text:p>
      <text:p text:style-name="P55"><text:span text:style-name="Strong_20_Emphasis"><text:span text:style-name="T141">SQL;</text:span></text:span></text:p>
      <text:p text:style-name="P56"><text:soft-page-break/><text:span text:style-name="Strong_20_Emphasis"><text:span text:style-name="T30">PDO </text:span></text:span><text:span text:style-name="Strong_20_Emphasis"><text:span text:style-name="T31">(PHP Data Object)</text:span></text:span></text:p>
      <text:p text:style-name="P57"><text:span text:style-name="Strong_20_Emphasis"><text:span text:style-name="T144">Para conectar usa objeto PDO con:</text:span></text:span></text:p>
      <text:list xml:id="list3292666028" text:style-name="L4">
        <text:list-item>
          <text:p text:style-name="P104"><text:span text:style-name="Strong_20_Emphasis"><text:span text:style-name="T143">Origen de datos (DSN). Es una cadena de texto que indica qué controlador se va a utilizar y a continuación, separadas por el carácter dos puntos, los parámetros específicos necesarios por el controlador, como por ejemplo el nombre o dirección IP del servidor y el nombre de la base de datos.</text:span></text:span></text:p>
        </text:list-item>
        <text:list-item>
          <text:p text:style-name="P104"><text:span text:style-name="Strong_20_Emphasis"><text:span text:style-name="T143">Nombre de usuario con permisos para establecer la conexión.</text:span></text:span></text:p>
        </text:list-item>
        <text:list-item>
          <text:p text:style-name="P104"><text:span text:style-name="Strong_20_Emphasis"><text:span text:style-name="T143">Contraseña del usuario.</text:span></text:span></text:p>
        </text:list-item>
        <text:list-item>
          <text:p text:style-name="P104"><text:span text:style-name="Strong_20_Emphasis"><text:span text:style-name="T143">Opciones de conexión, almacenadas en forma de array.</text:span></text:span></text:p>
        </text:list-item>
      </text:list>
      <text:p text:style-name="P56"><text:span text:style-name="Strong_20_Emphasis"><text:span text:style-name="T112">$dwes = new PDO('mysql:host=localhost;dbname=dwes', 'dwes', 'abc123.')</text:span></text:span><text:span text:style-name="Strong_20_Emphasis"><text:span text:style-name="T143">;</text:span></text:span></text:p>
      <text:p text:style-name="P58"><text:span text:style-name="Strong_20_Emphasis"><text:span text:style-name="T145">DSN: </text:span></text:span></text:p>
      <text:p text:style-name="P58"><text:span text:style-name="Strong_20_Emphasis"><text:span text:style-name="T145"><text:s text:c="4"/>host. Nombre o dirección IP del servidor.</text:span></text:span></text:p>
      <text:p text:style-name="P58"><text:span text:style-name="Strong_20_Emphasis"><text:span text:style-name="T145"><text:s text:c="4"/>port. Número de puerto TCP en el que escucha el servidor.</text:span></text:span></text:p>
      <text:p text:style-name="P58"><text:span text:style-name="Strong_20_Emphasis"><text:span text:style-name="T145"><text:s text:c="4"/>dbname. Nombre de la base de datos.</text:span></text:span></text:p>
      <text:p text:style-name="P58"><text:span text:style-name="Strong_20_Emphasis"><text:span text:style-name="T145"><text:s text:c="4"/>unix_socket. Socket de MySQL en sistemas Unix.</text:span></text:span></text:p>
      <text:p text:style-name="P93"><text:span text:style-name="Source_20_Text"><text:span text:style-name="T145">$opciones = array(PDO::MYSQL_ATTR_INIT_COMMAND =&gt; "SET NAMES utf8"); // UTF8</text:span></text:span></text:p>
      <text:p text:style-name="P58"><text:span text:style-name="Strong_20_Emphasis"><text:span text:style-name="T145">Una vez establecida la conexión, puedes utilizar el método getAttribute para obtener información del estado de la conexión y setAttribute para modificar algunos parámetros que afectan a la misma.</text:span></text:span></text:p>
      <text:p text:style-name="P93"><text:span text:style-name="Source_20_Text"><text:span text:style-name="T145">$version = $dwes-&gt;getAttribute(PDO::ATTR_SERVER_VERSION);</text:span></text:span></text:p>
      <text:p text:style-name="P59"><text:span text:style-name="Strong_20_Emphasis"><text:span text:style-name="T113">$version = $dwes-&gt;setAttribute(PDO::ATTR_CASE, PDO::CASE_UPPER);</text:span></text:span><text:span text:style-name="Strong_20_Emphasis"><text:span text:style-name="T145"> // </text:span></text:span><text:span text:style-name="Strong_20_Emphasis"><text:span text:style-name="T146">nombres de columnas en mayúsculas.</text:span></text:span></text:p>
      <text:p text:style-name="P59"><text:span text:style-name="Strong_20_Emphasis"><text:span text:style-name="T146">En el caso de las consultas de acción, como </text:span></text:span><text:span text:style-name="Strong_20_Emphasis"><text:span text:style-name="T32">INSERT, DELETE o UPDATE</text:span></text:span><text:span text:style-name="Strong_20_Emphasis"><text:span text:style-name="T146">, el método exec devuelve el número de registros afectados.</text:span></text:span></text:p>
      <text:p text:style-name="P93"><text:span text:style-name="Source_20_Text"><text:span text:style-name="T146">$registros = $dwes-&gt;exec('DELETE FROM stock WHERE unidades=0');</text:span></text:span></text:p>
      <text:p text:style-name="P58"><text:span text:style-name="Strong_20_Emphasis"><text:span text:style-name="T146">Si la consulta genera un conjunto de datos, como es el caso de </text:span></text:span><text:span text:style-name="Strong_20_Emphasis"><text:span text:style-name="T32">SELECT</text:span></text:span><text:span text:style-name="Strong_20_Emphasis"><text:span text:style-name="T146">, debes utilizar el método query, que devuelve un objeto de la clase PDOStatement.</text:span></text:span></text:p>
      <text:p text:style-name="P93"><text:span text:style-name="Source_20_Text"><text:span text:style-name="T146">$resultado = $dwes-&gt;query("SELECT producto, unidades FROM stock");</text:span></text:span></text:p>
      <text:p text:style-name="P60"><text:span text:style-name="Strong_20_Emphasis"><text:span text:style-name="T33">Transacciones</text:span></text:span><text:span text:style-name="Strong_20_Emphasis"><text:span text:style-name="T147">: sólo con motores como InnoDB que lo soportan.</text:span></text:span></text:p>
      <text:p text:style-name="Standard"><text:span text:style-name="Strong_20_Emphasis"><text:span text:style-name="Source_20_Text"><text:span text:style-name="T154">beginTransaction</text:span></text:span></text:span><text:span text:style-name="Strong_20_Emphasis"><text:span text:style-name="T147">. Deshabilita el modo "autocommit" y comienza una nueva transacción, que finalizará cuando ejecutes uno de los dos métodos siguientes. </text:span></text:span></text:p>
      <text:list xml:id="list1572103031" text:style-name="L5">
        <text:list-item>
          <text:p text:style-name="P105"><text:span text:style-name="Source_20_Text"><text:span text:style-name="Strong_20_Emphasis">commit</text:span></text:span>. Confirma la transacción actual. </text:p>
        </text:list-item>
        <text:list-item>
          <text:p text:style-name="P105"><text:span text:style-name="Source_20_Text"><text:span text:style-name="Strong_20_Emphasis">rollback</text:span></text:span>. Revierte los cambios llevados a cabo en la transacción actual. </text:p>
        </text:list-item>
      </text:list>
      <text:p text:style-name="Standard">Una vez ejecutado un commit o un rollback, se volverá al modo de confirmación automática.</text:p>
      <text:p text:style-name="P61">Obtener resultados <text:span text:style-name="T156">con </text:span><text:span text:style-name="T34">fetch</text:span>:</text:p>
      <text:p text:style-name="Standard"><text:span text:style-name="Source_20_Text"><text:span text:style-name="T5">while ($registro = $resultado-&gt;</text:span></text:span><text:span text:style-name="Source_20_Text"><text:span text:style-name="T13">fetch()</text:span></text:span><text:span text:style-name="Source_20_Text"><text:span text:style-name="T5">) {</text:span></text:span></text:p>
      <text:p text:style-name="Standard"><text:span text:style-name="Source_20_Text"><text:span text:style-name="T5"><text:s text:c="4"/>echo "Producto ".$registro['producto'].": ".$registro['unidades']."&lt;br /&gt;";}</text:span></text:span></text:p>
      <text:p text:style-name="Standard"><text:span text:style-name="T21">PDO::FETCH_ASSOC</text:span>. Devuelve solo un array asociativo.</text:p>
      <text:p text:style-name="Standard"><text:span text:style-name="T21">PDO::FETCH_NUM</text:span>. Devuelve solo un array con claves numéricas.</text:p>
      <text:p text:style-name="Standard"><text:span text:style-name="T21">PDO::FETCH_BOTH</text:span>. Devuelve un array con claves numéricas y asociativas. <text:span text:style-name="T156">P</text:span>or defecto.</text:p>
      <text:p text:style-name="Standard"><text:span text:style-name="T35">PDO::FETCH_OBJ</text:span><text:span text:style-name="T155">. Devuelve un objeto cuyas propiedades se corresponden con los campos del registro. Por ejemplo: </text:span><text:span text:style-name="Source_20_Text"><text:span text:style-name="T5">fetch(PDO::FETCH_OBJ)</text:span></text:span></text:p>
      <text:p text:style-name="Standard"><text:span text:style-name="Source_20_Text"><text:span text:style-name="T56">PDO::FETCH_LAZY</text:span></text:span><text:span text:style-name="Source_20_Text"><text:span text:style-name="T43">. Devuelve tanto el objeto como el array con clave dual anterior.</text:span></text:span></text:p>
      <text:p text:style-name="Standard"><text:span text:style-name="Source_20_Text"><text:span text:style-name="T56">PDO::FETCH_BOUND</text:span></text:span><text:span text:style-name="Source_20_Text"><text:span text:style-name="T43">. Devuelve true y asigna los valores del registro a variables, según se indique con el método bindColumn. Este método debe ser llamado una vez por cada columna, indicando en cada llamada el número de columna (empezando en 1) y la variable a asignar. </text:span></text:span><text:span text:style-name="Source_20_Text"><text:span text:style-name="T96">Ej.</text:span></text:span></text:p>
      <text:p text:style-name="P28">$resultado-&gt;bindColumn(1, $producto);</text:p>
      <text:p text:style-name="P28">$resultado-&gt;bindColumn(2, $unidades);</text:p>
      <text:p text:style-name="P28">while ($registro = $resultado-&gt;fetch(PDO::FETCH_BOUND)) {</text:p>
      <text:p text:style-name="P28"><text:s text:c="4"/>echo "Producto ".$producto.": ".$unidades."&lt;br /&gt;";}</text:p>
      <text:p text:style-name="P60"><text:span text:style-name="Strong_20_Emphasis"><text:span text:style-name="T114"/></text:span></text:p>
      <text:p text:style-name="P62"><text:span text:style-name="Strong_20_Emphasis"><text:span text:style-name="T93">Consultas preparadas</text:span></text:span></text:p>
      <text:p text:style-name="P94"><text:span text:style-name="Source_20_Text"><text:span text:style-name="T18">$consulta = $dwes-&gt;prepare('INSERT INTO familia (cod, nombre) VALUES (?, ?)');</text:span></text:span></text:p>
      <text:p text:style-name="P62"><text:span text:style-name="Strong_20_Emphasis"><text:span text:style-name="T93">o bien:</text:span></text:span><text:span text:style-name="Strong_20_Emphasis"><text:span text:style-name="T115"> $consulta = $dwes-&gt;prepare('INSERT INTO familia (cod, nombre) VALUES (:cod, :nombre)'); </text:span></text:span><text:span text:style-name="Strong_20_Emphasis"><text:span text:style-name="T93">// entonces:</text:span></text:span></text:p>
      <text:p text:style-name="Standard"><text:span text:style-name="Strong_20_Emphasis"><text:span text:style-name="Source_20_Text"><text:span text:style-name="T16">$cod_producto = "TABLET"; </text:span></text:span></text:span><text:span text:style-name="Source_20_Text"><text:span text:style-name="T18">$</text:span></text:span><text:span text:style-name="Source_20_Text"><text:span text:style-name="T16">nombre_producto = "Tablet PC";</text:span></text:span></text:p>
      <text:p text:style-name="P62"><text:soft-page-break/><text:span text:style-name="Source_20_Text"><text:span text:style-name="T16">$consulta-&gt;bindParam(1, $cod_producto); // </text:span></text:span><text:span text:style-name="Source_20_Text"><text:span text:style-name="T18">por referencia</text:span></text:span></text:p>
      <text:p text:style-name="P62"><text:span text:style-name="Source_20_Text"><text:span text:style-name="T16">$consulta-&gt;bindParam(2, $nombre_producto);</text:span></text:span></text:p>
      <text:p text:style-name="Standard"><text:span text:style-name="Strong_20_Emphasis"><text:span text:style-name="T133">Si utilizas parámetros con nombre, debes indicar ese nombre en la llamada a bindParam.</text:span></text:span></text:p>
      <text:p text:style-name="Standard"><text:span text:style-name="Strong_20_Emphasis"><text:span text:style-name="T111">$consulta-&gt;bindParam(":cod", $cod_producto);</text:span></text:span></text:p>
      <text:p text:style-name="Standard"><text:span text:style-name="Strong_20_Emphasis"><text:span text:style-name="T111">$consulta-&gt;bindParam(":nombre", $nombre_producto);</text:span></text:span></text:p>
      <text:p text:style-name="P63"><text:span text:style-name="Strong_20_Emphasis"><text:span text:style-name="T83">Y entonces…</text:span></text:span></text:p>
      <text:p text:style-name="P95"><text:span text:style-name="Source_20_Text"><text:span text:style-name="T19">$consulta-&gt;execute();</text:span></text:span></text:p>
      <text:p text:style-name="Standard"><text:span text:style-name="Strong_20_Emphasis"><text:span text:style-name="T133">Alternativamente, podemos pasar los parametros en un array:</text:span></text:span></text:p>
      <text:p text:style-name="P96"><text:span text:style-name="Source_20_Text"><text:span text:style-name="T20">$parametros = array(":cod" =&gt; "TABLET", ":nombre" =&gt; "Tablet PC");</text:span></text:span></text:p>
      <text:p text:style-name="P101"><text:span text:style-name="Source_20_Text">$consulta→execute($parametros);<text:line-break/></text:span><text:span text:style-name="Strong_20_Emphasis"><text:span text:style-name="T82">o bien: <text:s/></text:span></text:span><text:span text:style-name="Source_20_Text"><text:span text:style-name="T16">$consulta→execute(</text:span></text:span><text:span text:style-name="Source_20_Text"><text:span text:style-name="T20">array(":cod" =&gt; "TABLET", ":nombre" =&gt; "Tablet PC")</text:span></text:span><text:span text:style-name="Source_20_Text"><text:span text:style-name="T16">);</text:span></text:span></text:p>
      <text:p text:style-name="Standard"><text:span text:style-name="Source_20_Text"><text:span text:style-name="T56">Errores y excepciones</text:span></text:span></text:p>
      <text:p text:style-name="P64"><text:span text:style-name="Source_20_Text"><text:span text:style-name="T64">En php.ini</text:span></text:span></text:p>
      <text:p text:style-name="Standard"><text:span text:style-name="Source_20_Text"><text:span text:style-name="Strong_20_Emphasis"><text:span text:style-name="T43">error_reporting</text:span></text:span></text:span><text:span text:style-name="Source_20_Text"><text:span text:style-name="T56">. </text:span></text:span><text:span text:style-name="Source_20_Text"><text:span text:style-name="T62">Indica qué tipos de errores se notificarán</text:span></text:span><text:span text:style-name="Source_20_Text"><text:span text:style-name="T56">.</text:span></text:span></text:p>
      <text:p text:style-name="Standard"><text:span text:style-name="Source_20_Text"><text:span text:style-name="Strong_20_Emphasis"><text:span text:style-name="T43">display_errors</text:span></text:span></text:span><text:span text:style-name="Source_20_Text"><text:span text:style-name="T56">. </text:span></text:span><text:span text:style-name="Source_20_Text"><text:span text:style-name="T62">En su valor por defecto (</text:span></text:span><text:span text:style-name="Source_20_Text"><text:span text:style-name="Strong_20_Emphasis"><text:span text:style-name="T62">On</text:span></text:span></text:span><text:span text:style-name="Source_20_Text"><text:span text:style-name="T62">), hace que los mensajes se envíen a la salida estándar (y por lo tanto se muestren en el navegador). Se debe desactivar (</text:span></text:span><text:span text:style-name="Source_20_Text"><text:span text:style-name="Strong_20_Emphasis"><text:span text:style-name="T62">Off</text:span></text:span></text:span><text:span text:style-name="Source_20_Text"><text:span text:style-name="T62">) en los servidores que no se usan para desarrollo sino para producción.</text:span></text:span></text:p>
      <text:p text:style-name="Standard"><text:span text:style-name="Source_20_Text"><text:span text:style-name="T62">Desde código, puedes usar la función </text:span></text:span><text:span text:style-name="Source_20_Text"><text:span text:style-name="Strong_20_Emphasis"><text:span text:style-name="T13">error_reporting</text:span></text:span></text:span><text:span text:style-name="Source_20_Text"><text:span text:style-name="T62"> con las constantes anteriores para establecer el nivel de notificación en un momento determinado.</text:span></text:span></text:p>
      <text:p text:style-name="P99"><text:span text:style-name="Source_20_Text"><text:span text:style-name="T5">error_reporting(E_ALL &amp; ~E_NOTICE &amp; ~E_WARNING);</text:span></text:span></text:p>
      <text:p text:style-name="P99"><text:span text:style-name="Source_20_Text"><text:span text:style-name="T5">$resultado = $dividendo / $divisor;</text:span></text:span></text:p>
      <text:p text:style-name="P99"><text:span text:style-name="Source_20_Text"><text:span text:style-name="T5">error_reporting(E_ALL &amp; ~E_NOTICE);</text:span></text:span></text:p>
      <text:p text:style-name="Standard"><text:span text:style-name="Source_20_Text"><text:span text:style-name="T65">P</text:span></text:span><text:span text:style-name="Source_20_Text"><text:span text:style-name="T62">uedes programar una función para que sea la que ejecuta PHP cada vez que se produce un error. El nombre de esa función se indica utilizando </text:span></text:span><text:span text:style-name="Source_20_Text"><text:span text:style-name="T56">set_error_handler</text:span></text:span><text:span text:style-name="Source_20_Text"><text:span text:style-name="T62"> y debe tener como mínimo dos parámetros obligatorios (el nivel del error y el mensaje descriptivo) y hasta otros tres opcionales con información adicional sobre el error (el nombre del fichero en que se produce, el número de línea, y un volcado del estado de las variables en ese momento). </text:span></text:span></text:p>
      <text:p text:style-name="Standard"><text:span text:style-name="Source_20_Text"><text:span text:style-name="T62">La función </text:span></text:span><text:span text:style-name="Source_20_Text"><text:span text:style-name="T56">restore_error_handler</text:span></text:span><text:span text:style-name="Source_20_Text"><text:span text:style-name="T62"> restaura el manejador de errores original de PHP (más concretamente, el que se estaba usando antes de la llamada a set_error_handler). </text:span></text:span></text:p>
      <text:p text:style-name="Standard"><text:span text:style-name="Source_20_Text"><text:span text:style-name="T5">set_error_handler("miGestorDeErrores");</text:span></text:span></text:p>
      <text:p text:style-name="Standard"><text:span text:style-name="Source_20_Text"><text:span text:style-name="T5">$resultado = $dividendo / $divisor;</text:span></text:span></text:p>
      <text:p text:style-name="Standard"><text:span text:style-name="Source_20_Text"><text:span text:style-name="T5">restore_error_handler();</text:span></text:span></text:p>
      <text:p text:style-name="Standard"><text:span text:style-name="Source_20_Text"><text:span text:style-name="T5">function miGestorDeErrores($nivel, $mensaje)</text:span></text:span></text:p>
      <text:p text:style-name="Standard"><text:span text:style-name="Source_20_Text"><text:span text:style-name="T5">{</text:span></text:span></text:p>
      <text:p text:style-name="Standard"><text:span text:style-name="Source_20_Text"><text:span text:style-name="T5"><text:s text:c="4"/>switch($nivel) {</text:span></text:span></text:p>
      <text:p text:style-name="Standard"><text:span text:style-name="Source_20_Text"><text:span text:style-name="T5"><text:s text:c="8"/>case E_WARNING:</text:span></text:span></text:p>
      <text:p text:style-name="Standard"><text:span text:style-name="Source_20_Text"><text:span text:style-name="T5"><text:s text:c="12"/>echo "Error de tipo WARNING: $mensaje.&lt;br /&gt;";</text:span></text:span></text:p>
      <text:p text:style-name="Standard"><text:span text:style-name="Source_20_Text"><text:span text:style-name="T5"><text:s text:c="12"/>break;</text:span></text:span></text:p>
      <text:p text:style-name="Standard"><text:span text:style-name="Source_20_Text"><text:span text:style-name="T5"><text:s text:c="8"/>default:</text:span></text:span></text:p>
      <text:p text:style-name="Standard"><text:span text:style-name="Source_20_Text"><text:span text:style-name="T5"><text:s text:c="12"/>echo "Error de tipo no especificado: $mensaje.&lt;br /&gt;"; <text:s text:c="15"/></text:span></text:span></text:p>
      <text:p text:style-name="Standard"><text:span text:style-name="Source_20_Text"><text:span text:style-name="T5"><text:s text:c="4"/>}</text:span></text:span></text:p>
      <text:p text:style-name="Standard"><text:span text:style-name="Source_20_Text"><text:span text:style-name="T5">}</text:span></text:span></text:p>
      <text:p text:style-name="P65"><text:span text:style-name="Source_20_Text"><text:span text:style-name="T66">Excepciones</text:span></text:span></text:p>
      <text:p text:style-name="Preformatted_20_Text"><text:span text:style-name="Source_20_Text"><text:span text:style-name="T122">Try – throw new Exception("Divide por cero"); – catch (</text:span></text:span><text:span text:style-name="Source_20_Text"><text:span text:style-name="T121">Exception $e</text:span></text:span><text:span text:style-name="Source_20_Text"><text:span text:style-name="T122">)</text:span></text:span></text:p>
      <text:list xml:id="list1095622" text:style-name="L6">
        <text:list-item>
          <text:p text:style-name="P106"><text:span text:style-name="Source_20_Text"><text:span text:style-name="Strong_20_Emphasis"><text:span text:style-name="T97">getMessage</text:span></text:span></text:span><text:span text:style-name="Source_20_Text"><text:span text:style-name="T66">. Devuelve el mensaje, en caso de que se haya puesto alguno. </text:span></text:span></text:p>
        </text:list-item>
        <text:list-item>
          <text:p text:style-name="P106"><text:span text:style-name="Strong_20_Emphasis"><text:span text:style-name="T43">getCode</text:span></text:span><text:span text:style-name="T43">. Devuelve el código de error si existe</text:span>. </text:p>
        </text:list-item>
      </text:list>
      <text:p text:style-name="Standard"><text:span text:style-name="T157">L</text:span>a clase <text:span text:style-name="Source_20_Text">PDO</text:span> permite definir la fórmula que usará cuando se produzca un error, utilizando el atributo <text:span text:style-name="Strong_20_Emphasis">PDO::ATTR_ERRMODE</text:span>. Las posibilidades son: </text:p>
      <text:list xml:id="list505197137" text:style-name="L7">
        <text:list-item>
          <text:p text:style-name="P107"><text:span text:style-name="Strong_20_Emphasis">PDO::ERRMODE_SILENT</text:span>. No se hace nada cuando ocurre un error. Es el comportamiento por defecto. </text:p>
        </text:list-item>
        <text:list-item>
          <text:p text:style-name="P107"><text:span text:style-name="Strong_20_Emphasis">PDO::ERRMODE_WARNING</text:span>. Genera un error de tipo E_WARNING cuando se produce un error. </text:p>
        </text:list-item>
        <text:list-item>
          <text:p text:style-name="P107"><text:span text:style-name="Strong_20_Emphasis">PDO::ERRMODE_EXCEPTION</text:span>. Cuando se produce un error lanza una excepción utilizando el manejador propio <text:span text:style-name="Source_20_Text"><text:span text:style-name="Strong_20_Emphasis">PDOException</text:span></text:span>. </text:p>
        </text:list-item>
      </text:list>
      <text:p text:style-name="P66"><text:soft-page-break/><text:span text:style-name="T157">S</text:span>i quieres utilizar excepciones con la extensión <text:span text:style-name="Source_20_Text">PDO</text:span>, debes configurar la conexión haciendo:<text:line-break/><text:span text:style-name="Source_20_Text"><text:span text:style-name="T5">$dwes-&gt;setAttribute(PDO::ATTR_ERRMODE, PDO::ERRMODE_EXCEPTION);</text:span></text:span></text:p>
      <text:p text:style-name="Standard"/>
      <text:p text:style-name="P12">Autentificación</text:p>
      <text:p text:style-name="P67"><text:span text:style-name="T158">Mediante HTTP: </text:span>Cuando un usuario no autentificado intenta acceder a un recurso restringido, el servidor <text:span text:style-name="T1">web</text:span> responde con un error de "Acceso no autorizado" (código 401).</text:p>
      <text:p text:style-name="P67"><text:span text:style-name="T158">P</text:span>ara crear el fichero de usuario y añadirle el usuario "dwes", puedes hacer:</text:p>
      <text:p text:style-name="P29">sudo htpasswd –c users dwes <text:s/>// -<text:span text:style-name="T158">c solo la primera vez</text:span></text:p>
      <text:p text:style-name="Standard"><text:span text:style-name="Source_20_Text">P</text:span><text:span text:style-name="Source_20_Text"><text:span text:style-name="T84">ara indicarle al servidor Apache qué recursos tienen acceso restringido, una opción es crear un fichero </text:span></text:span><text:span text:style-name="Source_20_Text"><text:span text:style-name="Strong_20_Emphasis"><text:span text:style-name="T77">.htaccess</text:span></text:span></text:span><text:span text:style-name="Source_20_Text"><text:span text:style-name="T84"> en el directorio en que se encuentren, con las siguientes directivas:</text:span></text:span></text:p>
      <text:p text:style-name="Standard"><text:span text:style-name="Source_20_Text"><text:span text:style-name="T5">AuthName "Contenido restringido"</text:span></text:span></text:p>
      <text:p text:style-name="Standard"><text:span text:style-name="Source_20_Text"><text:span text:style-name="T5">AuthType Basic</text:span></text:span></text:p>
      <text:p text:style-name="Standard"><text:span text:style-name="Source_20_Text"><text:span text:style-name="T5">AuthUserFile /etc/apache2/users</text:span></text:span></text:p>
      <text:p text:style-name="Standard"><text:span text:style-name="Source_20_Text"><text:span text:style-name="T5">require valid-user</text:span></text:span></text:p>
      <text:p text:style-name="Standard"><text:span text:style-name="Source_20_Text"><text:span text:style-name="T43"/></text:span></text:p>
      <text:p text:style-name="Standard"><text:span text:style-name="Source_20_Text"><text:span text:style-name="T56">AuthName</text:span></text:span><text:span text:style-name="Source_20_Text"><text:span text:style-name="T43"> Nombre de dominio que se usará en la autentificación. Si el cliente se autentifica correctamente, esa misma información de autentificación se utilizará automáticamente en el resto de las páginas del mismo dominio.</text:span></text:span></text:p>
      <text:p text:style-name="Standard"><text:span text:style-name="Source_20_Text"><text:span text:style-name="T56">AuthType</text:span></text:span><text:span text:style-name="Source_20_Text"><text:span text:style-name="T43"> Método de autentificación que se usará. Además del método </text:span></text:span><text:span text:style-name="Source_20_Text"><text:span text:style-name="T56">Basic</text:span></text:span><text:span text:style-name="Source_20_Text"><text:span text:style-name="T43">, Apache también permite utilizar el método </text:span></text:span><text:span text:style-name="Source_20_Text"><text:span text:style-name="T56">Digest</text:span></text:span><text:span text:style-name="Source_20_Text"><text:span text:style-name="T43">.</text:span></text:span></text:p>
      <text:p text:style-name="Standard"><text:span text:style-name="Source_20_Text"><text:span text:style-name="T56">AuthUserFile</text:span></text:span><text:span text:style-name="Source_20_Text"><text:span text:style-name="T43"> Ruta al archivo de credenciales que has creado con htpasswd.</text:span></text:span></text:p>
      <text:p text:style-name="Standard"><text:span text:style-name="Source_20_Text"><text:span text:style-name="T56">Require</text:span></text:span><text:span text:style-name="Source_20_Text"><text:span text:style-name="T43"> Permite indicar que sólo puedan acceder algunos usuarios o grupos de usuarios concretos. Si indicamos "valid-user", podrán acceder todos los usuarios que se autentifiquen correctamente.</text:span></text:span></text:p>
      <text:p text:style-name="Standard"><text:span text:style-name="Source_20_Text"><text:span text:style-name="T56">allowOverride</text:span></text:span><text:span text:style-name="Source_20_Text"><text:span text:style-name="T43"> </text:span></text:span><text:span text:style-name="Source_20_Text"><text:span text:style-name="T98">C</text:span></text:span><text:span text:style-name="Source_20_Text"><text:span text:style-name="T43">uando el valor de esta directiva es None, entonces los ficheros .htaccess son ignorados completamente. En ese caso, el servidor ni siquiera intentará leer los archivos .htaccess existentes. Cuando el valor especificado en esta directiva es All, entonces cualquier directiva que tenga Context .htaccess puede ser usada en los ficheros .htaccess.</text:span></text:span></text:p>
      <text:p text:style-name="Standard"><text:span text:style-name="Source_20_Text"><text:span text:style-name="T43"/></text:span></text:p>
      <text:p text:style-name="Standard"><text:span text:style-name="Source_20_Text"><text:span text:style-name="T61">V</text:span></text:span><text:span text:style-name="Source_20_Text"><text:span text:style-name="T56">alores del array $_SERVER relacionados con la autentificación HTTP.</text:span></text:span></text:p>
      <text:p text:style-name="Standard">$_SERVER['PHP_AUTH_USER'] Nombre de usuario que se ha introducido.</text:p>
      <text:p text:style-name="Standard">$_SERVER['PHP_AUTH_PW'] Contraseña introducida.</text:p>
      <text:p text:style-name="Standard">$_SERVER['AUTH_TYPE'] Método HTTP usado para autentificar. Puede ser Basic o Digest.</text:p>
      <text:p text:style-name="Standard"/>
      <text:p text:style-name="Standard"><text:span text:style-name="T159">E</text:span>n PHP puedes usar la función header para forzar a que el servidor envíe un error de "Acceso no autorizado" (código 401).</text:p>
      <text:p text:style-name="P25">if (!isset($_SERVER['PHP_AUTH_USER'])) {</text:p>
      <text:p text:style-name="P25"><text:s text:c="4"/>header('WWW-Authenticate: Basic Realm="Contenido restringido"');</text:p>
      <text:p text:style-name="P25"><text:s text:c="4"/>header('HTTP/1.0 401 Unauthorized');</text:p>
      <text:p text:style-name="P25"><text:s text:c="4"/>echo "Usuario no reconocido!";</text:p>
      <text:p text:style-name="P25"><text:s text:c="4"/>exit; }</text:p>
      <text:p text:style-name="P43">para usuario y contraseña, podemos sustituor la linea if con:</text:p>
      <text:p text:style-name="P97"><text:span text:style-name="Source_20_Text">if ($_SERVER['PHP_AUTH_USER']!='dwes' || $_SERVER['PHP_AUTH_PW']!='abc123.') {</text:span></text:p>
      <text:p text:style-name="P30"/>
      <text:p text:style-name="P37">Cookies</text:p>
      <text:p text:style-name="Standard"><text:span text:style-name="Source_20_Text"><text:span text:style-name="T5">setcookie("nombre_usuario", $_SERVER['PHP_AUTH_USER'], time()+3600);</text:span></text:span></text:p>
      <text:p text:style-name="Standard">Los dos primeros parámetros son el nombre de la <text:span text:style-name="T1">cookie</text:span> y su valor. El tercero es la fecha de caducidad de la misma (una hora desde el momento en que se ejecute). En caso de no figurar este parámetro, la <text:span text:style-name="T1">cookie</text:span> se eliminará cuando se cierre el navegador. <text:span text:style-name="T160">L</text:span>as sentencias <text:span text:style-name="Source_20_Text">setcookie</text:span> deben enviarse antes de que el navegador muestre información alguna en pantalla.</text:p>
      <text:p text:style-name="Standard"><text:span text:style-name="T160">D</text:span>esde <text:span text:style-name="T1">PHP</text:span> puedes acceder a esta información por medio del array <text:span text:style-name="Source_20_Text">$_COOKIE</text:span></text:p>
      <text:p text:style-name="Standard">Si una vez almacenada una cookie en el navegador quieres eliminarla antes de que expire, puedes utilizar la misma función setcookie pero indicando una fecha de caducidad anterior a la actual. </text:p>
      <text:p text:style-name="P31"/>
      <text:p text:style-name="P9">Sesiones</text:p>
      <text:p text:style-name="Standard">Un <text:span text:style-name="T1">SID</text:span> es un atributo que se asigna a cada uno de los visitantes de un sitio <text:span text:style-name="T1">web</text:span> y lo identifica</text:p>
      <text:p text:style-name="Standard"><text:soft-page-break/><text:span text:style-name="Source_20_Text"><text:span text:style-name="T56">session_start</text:span></text:span><text:span text:style-name="Source_20_Text"><text:span text:style-name="T43"> </text:span></text:span><text:span text:style-name="Source_20_Text"><text:span text:style-name="T99">inicia una nueva sesión o reanuda la anterior. Devuelve true o false. </text:span></text:span><text:span text:style-name="Source_20_Text"><text:span text:style-name="T100">Como se usan cookies, hay que hacer la llamada a una nueva sesión antes de empezar el html. </text:span></text:span><text:span text:style-name="Source_20_Text"><text:span text:style-name="T101">T</text:span></text:span><text:span text:style-name="Source_20_Text"><text:span text:style-name="T100">odas las páginas que necesiten utilizar la información almacenada en la sesión, deberán ejecutar la función session_start, </text:span></text:span><text:span text:style-name="Source_20_Text"><text:span text:style-name="T101">a no ser que configuremos que se inicie sesion cada vez que un usuario accede al sitio web en php.ini. </text:span></text:span><text:span text:style-name="Source_20_Text"><text:span text:style-name="T102">Superglobal </text:span></text:span><text:span text:style-name="Source_20_Text"><text:span text:style-name="T109">$_SESSION</text:span></text:span><text:span text:style-name="Source_20_Text"><text:span text:style-name="T43"> </text:span></text:span><text:span text:style-name="Source_20_Text"><text:span text:style-name="T102">añade y lee info de la sesión. </text:span></text:span><text:span text:style-name="Source_20_Text"><text:span text:style-name="T103">Ej.:</text:span></text:span></text:p>
      <text:p text:style-name="Standard"><text:span text:style-name="Source_20_Text"><text:span text:style-name="T5">$_SESSION['visitas'][] = mktime();</text:span></text:span></text:p>
      <text:p text:style-name="P68"><text:span text:style-name="Source_20_Text"><text:span text:style-name="T103">Para eliminar información de la sesión:</text:span></text:span></text:p>
      <text:p text:style-name="Standard"><text:span text:style-name="Source_20_Text"><text:span text:style-name="T15">session_unset</text:span></text:span><text:span text:style-name="Source_20_Text"><text:span text:style-name="T103">. Elimina las variables almacenadas en la sesión actual, pero no elimina la información de la sesión del dispositivo de almacenamiento usado.<text:line-break/></text:span></text:span><text:span text:style-name="Source_20_Text"><text:span text:style-name="T13">session_destroy</text:span></text:span>. Elimina completamente la información de la sesión del dispositivo de almacenamiento. </text:p>
      <text:p text:style-name="P32"/>
      <text:p text:style-name="Standard"><text:span text:style-name="T21">Depuraci</text:span><text:span text:style-name="T36">ó</text:span><text:span text:style-name="T21">n <text:s/></text:span><text:span text:style-name="Source_20_Text"><text:span text:style-name="T107">echo</text:span></text:span><text:span text:style-name="T107">, </text:span><text:span text:style-name="Source_20_Text"><text:span text:style-name="T107">print</text:span></text:span><text:span text:style-name="T107">, </text:span><text:span text:style-name="Source_20_Text"><text:span text:style-name="T107">print_r</text:span></text:span><text:span text:style-name="T107"> o </text:span><text:span text:style-name="Source_20_Text"><text:span text:style-name="T107">var_dump</text:span></text:span><text:span text:style-name="T107">. </text:span><text:span text:style-name="T108">Instalación de Xdebug</text:span></text:p>
      <text:p text:style-name="P33"/>
      <text:p text:style-name="P69"><text:span text:style-name="T110">W</text:span><text:span text:style-name="T109">SDL</text:span></text:p>
      <text:p text:style-name="P45">Describe un servicio SOAP.</text:p>
      <text:p text:style-name="P69"><text:span text:style-name="T21">types</text:span>. Incluye las definiciones de los tipos de datos que se usan en el servicio.</text:p>
      <text:p text:style-name="P69"><text:span text:style-name="T21">message</text:span>. Define conjuntos de datos, como la lista de parámetros que recibe una función o los valores que devuelve.</text:p>
      <text:p text:style-name="P69"><text:span text:style-name="T21">portType</text:span>. Cada portType es un grupo de funciones que implementa el servicio web. Cada función se define dentro de su portType como una operación (operation).</text:p>
      <text:p text:style-name="P69"><text:span text:style-name="T21">binding</text:span>. Define cómo va a transmitirse la información de cada portType.</text:p>
      <text:p text:style-name="P69"><text:span text:style-name="T21">service</text:span>. Contiene una lista de elementos de tipo port. Cada port indica dónde (en qué URL) se puede acceder al servicio web.</text:p>
      <text:p text:style-name="P69"/>
      <text:p text:style-name="P70"><text:span text:style-name="T37">PHP5 </text:span><text:span text:style-name="T2">SOAP: </text:span><text:span text:style-name="Source_20_Text"><text:span text:style-name="T1">SoapClient</text:span></text:span><text:span text:style-name="T1"> y </text:span><text:span text:style-name="Source_20_Text"><text:span text:style-name="T1">SoapServer</text:span></text:span></text:p>
      <text:p text:style-name="P71"><text:span text:style-name="Source_20_Text"><text:span text:style-name="T48">Otros compatibles con PHP4: </text:span></text:span><text:span text:style-name="Source_20_Text"><text:span text:style-name="Strong_20_Emphasis"><text:span text:style-name="T48">PEAR::SOAP</text:span></text:span></text:span><text:span text:style-name="Source_20_Text"><text:span text:style-name="T48"> y </text:span></text:span><text:span text:style-name="Source_20_Text"><text:span text:style-name="Strong_20_Emphasis"><text:span text:style-name="T48">NuSOAP</text:span></text:span></text:span><text:span text:style-name="Source_20_Text"><text:span text:style-name="T46">. E</text:span></text:span><text:span text:style-name="Source_20_Text"><text:span text:style-name="T48">ste ultimo permite generar WSDL.</text:span></text:span></text:p>
      <text:p text:style-name="P72"><text:span text:style-name="Source_20_Text"><text:span text:style-name="T49">Para depurar errores en el cliente: </text:span></text:span><text:span text:style-name="Source_20_Text"><text:span text:style-name="T116">$cliente = new SoapClient(</text:span></text:span></text:p>
      <text:p text:style-name="P71"><text:span text:style-name="Source_20_Text"><text:span text:style-name="T116">"http://www.webservicex.net/CurrencyConvertor.asmx?WSDL", </text:span></text:span><text:span text:style-name="Source_20_Text"><text:span text:style-name="T119">array('trace'=&gt;true)</text:span></text:span><text:span text:style-name="Source_20_Text"><text:span text:style-name="T116">);</text:span></text:span></text:p>
      <text:p text:style-name="P71"><text:span text:style-name="Source_20_Text"><text:span text:style-name="T48">la clase </text:span></text:span><text:span text:style-name="Source_20_Text"><text:span text:style-name="T3">SoapClient</text:span></text:span><text:span text:style-name="Source_20_Text"><text:span text:style-name="T48"> implementa dos métodos que muestran parte de la información que contiene; concretamente, los tipos de datos definidos por el servicio, y las funciones que ofrece. Para conocer esta información, una vez creado el objeto, debes utilizar los métodos </text:span></text:span><text:span text:style-name="Source_20_Text"><text:span text:style-name="T3">__getTypes</text:span></text:span><text:span text:style-name="Source_20_Text"><text:span text:style-name="T48"> y </text:span></text:span><text:span text:style-name="Source_20_Text"><text:span text:style-name="T3">__getFunctions</text:span></text:span><text:span text:style-name="Source_20_Text"><text:span text:style-name="T48"> respectivamente.</text:span></text:span></text:p>
      <text:p text:style-name="P73"><text:span text:style-name="Source_20_Text"><text:span text:style-name="T47">SoapServer</text:span></text:span></text:p>
      <text:p text:style-name="P73"><text:span text:style-name="Source_20_Text"><text:span text:style-name="T117">$server-&gt;setClass('Server');</text:span></text:span><text:span text:style-name="Source_20_Text"><text:span text:style-name="T50"> Añade una clase al servicio.</text:span></text:span></text:p>
      <text:p text:style-name="P74"><text:span text:style-name="Source_20_Text"><text:span text:style-name="T117">$server-&gt;set</text:span></text:span><text:span text:style-name="Source_20_Text"><text:span text:style-name="T118">Object</text:span></text:span><text:span text:style-name="Source_20_Text"><text:span text:style-name="T117">(</text:span></text:span><text:span text:style-name="Source_20_Text"><text:span text:style-name="T118">$objeto</text:span></text:span><text:span text:style-name="Source_20_Text"><text:span text:style-name="T117">);</text:span></text:span><text:span text:style-name="Source_20_Text"><text:span text:style-name="T50"> Añade un </text:span></text:span><text:span text:style-name="Source_20_Text"><text:span text:style-name="T51">objeto</text:span></text:span><text:span text:style-name="Source_20_Text"><text:span text:style-name="T50"> al servicio.</text:span></text:span></text:p>
      <text:p text:style-name="P98"><text:span text:style-name="Source_20_Text"><text:span text:style-name="T4">$server</text:span></text:span><text:span text:style-name="Source_20_Text"><text:span text:style-name="T117">-&gt;</text:span></text:span><text:span text:style-name="Source_20_Text"><text:span text:style-name="T4">addFunction("suma"); </text:span></text:span><text:span text:style-name="Source_20_Text"><text:span text:style-name="T85">Añade una funcion al servicio.</text:span></text:span></text:p>
      <text:p text:style-name="P73"><text:span text:style-name="Source_20_Text"><text:span text:style-name="T47">PHPDocumentor</text:span></text:span><text:span text:style-name="Source_20_Text"><text:span text:style-name="T50"> es una herramienta de código libre para generación automática de documentación, similar a Javadoc (para el lenguaje Java). Si comentamos el código de nuestras aplicaciones siguiendo unas normas, PHPDocumentor es capaz de generar, a partir de los comentarios que introduzcamos en el código mientras programamos, documentación en diversos formatos (HTML, </text:span></text:span><text:span text:style-name="Source_20_Text"><text:span text:style-name="acronym"><text:span text:style-name="T50">PDF</text:span></text:span></text:span><text:span text:style-name="Source_20_Text"><text:span text:style-name="T50">, XML).</text:span></text:span></text:p>
      <text:p text:style-name="P73"><text:span text:style-name="Source_20_Text"><text:span text:style-name="T50"/></text:span></text:p>
      <text:p text:style-name="Standard"><text:span text:style-name="Source_20_Text"><text:span text:style-name="T43">Javascript</text:span></text:span></text:p>
      <text:p text:style-name="P75"><text:span text:style-name="Source_20_Text"><text:span text:style-name="T104">Para que el HTML valide como XHTML</text:span></text:span></text:p>
      <text:p text:style-name="Standard"><text:span text:style-name="Source_20_Text"><text:span text:style-name="T5">&lt;script type="text/javascript"&gt;</text:span></text:span></text:p>
      <text:p text:style-name="Standard"><text:span text:style-name="Source_20_Text"><text:span text:style-name="T5">/* &lt;![CDATA[ */</text:span></text:span></text:p>
      <text:p text:style-name="Standard"><text:span text:style-name="Source_20_Text"><text:span text:style-name="T5">// Código que ejecuta el navegador</text:span></text:span></text:p>
      <text:p text:style-name="Standard"><text:span text:style-name="Source_20_Text"><text:span text:style-name="T5">/* ]]&gt; */</text:span></text:span></text:p>
      <text:p text:style-name="Standard"><text:span text:style-name="Source_20_Text"><text:span text:style-name="T5">&lt;/script&gt;</text:span></text:span></text:p>
      <text:p text:style-name="P75"><text:span text:style-name="Source_20_Text"><text:span text:style-name="T52"/></text:span></text:p>
      <text:p text:style-name="P76"><text:span text:style-name="Source_20_Text"><text:span text:style-name="T53">MVC</text:span></text:span></text:p>
      <text:p text:style-name="P76"/>
      <text:p text:style-name="P76"><text:soft-page-break/><text:span text:style-name="T21">Modelo</text:span>. Es el encargado de manejar los datos propios de la aplicación. Debe proveer mecanismos para obtener y modificar la información del mismo. Si la aplicación utiliza algún tipo de almacenamiento para su información (como un SGBD), tendrá que encargarse de almacenarla y recuperarla.</text:p>
      <text:p text:style-name="P76"><text:span text:style-name="T21">Vista</text:span>. Es la parte del modelo que se encarga de la interacción con el usuario. En esta parte se encuentra el código necesario para generar el interface de usuario (en nuestro caso en HTML), según la información obtenida del modelo.</text:p>
      <text:p text:style-name="P76"><text:span text:style-name="T21">Controlador</text:span>. En este módulo se decide qué se ha de hacer, en función de las acciones del usuario con su interface. Con esta información, interactúa con el modelo para indicarle las acciones a realizar y, según el resultado obtenido, envía a la vista las instrucciones necesarias para generar el nuevo interface.</text:p>
      <text:p text:style-name="P76"/>
      <text:p text:style-name="P77"><text:span text:style-name="T21">Smarty</text:span> – motor de plantillas web</text:p>
      <text:p text:style-name="P77">assign Asigna un valor a una variable: $smarty-&gt;assign('usuario', $_SESSION['usuario']);</text:p>
      <text:p text:style-name="P78">display muestra la plantilla: $smarty→display('cesta.tpl');</text:p>
      <text:p text:style-name="P78">tpl</text:p>
      <text:p text:style-name="P78">Comentarios: <text:span text:style-name="T107">{* Este es un comentario de plantilla en Smarty *}</text:span></text:p>
      <text:p text:style-name="P78">Variables: <text:span text:style-name="T107">{$producto→codigo}</text:span></text:p>
      <text:p text:style-name="P78">if – elseif – else: </text:p>
      <text:p text:style-name="P34">{if empty($productoscesta)}</text:p>
      <text:p text:style-name="P34"><text:s text:c="4"/>&lt;p&gt;Cesta vacía&lt;/p&gt;</text:p>
      <text:p text:style-name="P34">{else}</text:p>
      <text:p text:style-name="P34"><text:s text:c="4"/>…</text:p>
      <text:p text:style-name="P34">{/if}</text:p>
      <text:p text:style-name="P79">Bucles foreach:</text:p>
      <text:p text:style-name="P35">{foreach from=$productoscesta item=producto}</text:p>
      <text:p text:style-name="P35"><text:s text:c="2"/>&lt;p&gt;{$producto-&gt;codigo}&lt;/p&gt;</text:p>
      <text:p text:style-name="P35">{/foreach}</text:p>
      <text:p text:style-name="P80">Inclusión de otras plantillas:</text:p>
      <text:p text:style-name="P36">&lt;div id="cesta"&gt; <text:s text:c="5"/></text:p>
      <text:p text:style-name="P36"><text:s text:c="2"/>{include file="productoscesta.tpl"}</text:p>
      <text:p text:style-name="P36">&lt;/div&gt;</text:p>
      <text:p text:style-name="P36">&lt;div id="productos"&gt;</text:p>
      <text:p text:style-name="P36"><text:s text:c="2"/>{include file="listaproductos.tpl"}</text:p>
      <text:p text:style-name="P36">&lt;/div&gt;</text:p>
      <text:p text:style-name="P80"/>
      <text:p text:style-name="P110">Clases</text:p>
      <text:p text:style-name="P110">los objetos se pasan por referencia</text:p>
      <text:p text:style-name="P110">contiene: propiedades o atributos y métodos. <text:span text:style-name="T201">También constantes (</text:span><text:span text:style-name="T38">const</text:span><text:span text:style-name="T201">)</text:span></text:p>
      <text:p text:style-name="P110">se instancian con new: <text:s/>$p = new $clase();</text:p>
      <text:p text:style-name="P118"><text:span text:style-name="Source_20_Text"><text:s/>$this </text:span><text:span text:style-name="Source_20_Text"><text:span text:style-name="T69">referencia a metodos o propiedades de este objeto. $this→propiedad <text:s text:c="2"/>(va sin $)</text:span></text:span></text:p>
      <text:p text:style-name="P118"><text:span text:style-name="Source_20_Text"><text:span text:style-name="T69">$p→muestra() El operador → llama al método o propiedad de la clase.</text:span></text:span></text:p>
      <text:p text:style-name="P119"><text:span text:style-name="Source_20_Text"><text:span text:style-name="T163"/></text:span></text:p>
      <text:p text:style-name="P119"><text:span text:style-name="Source_20_Text"><text:span text:style-name="T163">Nivel de acceso:</text:span></text:span></text:p>
      <text:p text:style-name="P120"><text:span text:style-name="T21">public</text:span>. Los atributos declarados como public pueden utilizarse directamente por los objetos de la clase. Es el caso del atributo $nombre anterior.</text:p>
      <text:p text:style-name="P120"><text:span text:style-name="T21">private</text:span>. Los atributos declarados como private sólo pueden ser accedidos y modificados por los métodos definidos en la clase, no directamente por los objetos de la misma. Uno de los motivos para crear atributos privados es que su valor forma parte de la información interna del objeto y no debe formar parte de su interface. Otro motivo es mantener cierto control sobre sus posibles valores. </text:p>
      <text:p text:style-name="P118"><text:span text:style-name="Source_20_Text"><text:span text:style-name="T69"/></text:span></text:p>
      <text:p text:style-name="P118"><text:span text:style-name="Source_20_Text"><text:span text:style-name="T69">En PHP5 se introdujeron los llamados </text:span></text:span><text:span text:style-name="Source_20_Text"><text:span text:style-name="T176">métodos mágicos</text:span></text:span><text:span text:style-name="Source_20_Text"><text:span text:style-name="T69">, entre ellos </text:span></text:span><text:span text:style-name="Source_20_Text"><text:span text:style-name="T176">__set</text:span></text:span><text:span text:style-name="Source_20_Text"><text:span text:style-name="T69"> y </text:span></text:span><text:span text:style-name="Source_20_Text"><text:span text:style-name="T176">__get</text:span></text:span><text:span text:style-name="Source_20_Text"><text:span text:style-name="T69">. Si se declaran estos dos métodos en una clase, PHP los invoca automáticamente cuando desde un objeto se intenta usar un atributo no existente o no accesible.</text:span></text:span></text:p>
      <text:p text:style-name="P118"><text:span text:style-name="Source_20_Text"><text:span text:style-name="T69"/></text:span></text:p>
      <text:p text:style-name="P121"><text:soft-page-break/><text:span text:style-name="Source_20_Text"><text:span text:style-name="T182">Const</text:span></text:span><text:span text:style-name="Source_20_Text"><text:span text:style-name="T164">. <text:s/>Las constantes no pueden cambiar su valor (obviamente, de ahí su nombre), no usan el carácter $ y, además, su valor va siempre entre comillas y está asociado a la clase, es decir, no existe una copia del mismo en cada objeto. Por tanto, para acceder a las constantes de una clase, se debe utilizar el nombre de la clase y el operador ::, llamado operador de resolución de ámbito (que se utiliza para acceder a los elementos de una clase). Es importante resaltar que no es necesario que exista ningún objeto de una clase para poder acceder al valor de las constantes que defina. Además, sus nombres suelen escribirse en mayúsculas.</text:span></text:span></text:p>
      <text:p text:style-name="P121"><text:span text:style-name="Source_20_Text"><text:span text:style-name="T164"/></text:span></text:p>
      <text:p text:style-name="P121"><text:span text:style-name="Source_20_Text"><text:span text:style-name="T177">Static</text:span></text:span><text:span text:style-name="Source_20_Text"><text:span text:style-name="T165">. </text:span></text:span><text:span text:style-name="Source_20_Text"><text:span text:style-name="T164">En PHP5, una clase puede tener atributos o métodos estáticos, también llamados a veces atributos o métodos de clase. Se definen utilizando la palabra clave static. </text:span></text:span></text:p>
      <text:p text:style-name="P121"><text:span text:style-name="Source_20_Text"><text:span text:style-name="T164"/></text:span></text:p>
      <text:p text:style-name="P121"><text:span text:style-name="Source_20_Text"><text:span text:style-name="T198">self</text:span></text:span><text:span text:style-name="Source_20_Text"><text:span text:style-name="T164"> hace referencia a la clase actual: self::$num_productos ++; </text:span></text:span><text:span text:style-name="Source_20_Text"><text:span text:style-name="T165">siendo static $num_productos.</text:span></text:span></text:p>
      <text:p text:style-name="P121"><text:span text:style-name="Source_20_Text"><text:span text:style-name="T165"/></text:span></text:p>
      <text:p text:style-name="P121"><text:span text:style-name="Source_20_Text"><text:span text:style-name="T199">__construct</text:span></text:span><text:span text:style-name="Source_20_Text"><text:span text:style-name="T177"> </text:span></text:span><text:span text:style-name="Source_20_Text"><text:span text:style-name="T165">constructor de la clase.</text:span></text:span></text:p>
      <text:p text:style-name="P121"><text:span text:style-name="Source_20_Text"><text:span text:style-name="T165"/></text:span></text:p>
      <text:p text:style-name="Standard"><text:span text:style-name="Source_20_Text"><text:span text:style-name="T5">class Producto {</text:span></text:span></text:p>
      <text:p text:style-name="Standard"><text:span text:style-name="Source_20_Text"><text:span text:style-name="T5"><text:s text:c="4"/>private static $num_productos = 0; </text:span></text:span></text:p>
      <text:p text:style-name="Standard"><text:span text:style-name="Source_20_Text"><text:span text:style-name="T5"><text:s text:c="4"/>private $codigo;</text:span></text:span></text:p>
      <text:p text:style-name="Standard"><text:span text:style-name="Source_20_Text"><text:span text:style-name="T5"><text:s text:c="8"/></text:span></text:span></text:p>
      <text:p text:style-name="Standard"><text:span text:style-name="Source_20_Text"><text:span text:style-name="T5"><text:s text:c="4"/>public function __construct($codigo) {</text:span></text:span></text:p>
      <text:p text:style-name="Standard"><text:span text:style-name="Source_20_Text"><text:span text:style-name="T5"><text:s text:c="8"/>$this-&gt;$codigo = $codigo;</text:span></text:span></text:p>
      <text:p text:style-name="Standard"><text:span text:style-name="Source_20_Text"><text:span text:style-name="T5"><text:s text:c="8"/>self::$num_productos++;</text:span></text:span></text:p>
      <text:p text:style-name="Standard"><text:span text:style-name="Source_20_Text"><text:span text:style-name="T5"><text:s text:c="4"/>}</text:span></text:span></text:p>
      <text:p text:style-name="Standard"><text:span text:style-name="Source_20_Text"><text:span text:style-name="T5"/></text:span></text:p>
      <text:p text:style-name="Standard"><text:span text:style-name="Source_20_Text"><text:span text:style-name="T5"><text:s text:c="4"/>public function __destruct() {</text:span></text:span></text:p>
      <text:p text:style-name="Standard"><text:span text:style-name="Source_20_Text"><text:span text:style-name="T5"><text:s text:c="8"/>self::$num_productos--;</text:span></text:span></text:p>
      <text:p text:style-name="Standard"><text:span text:style-name="Source_20_Text"><text:span text:style-name="T5"><text:s text:c="4"/>}</text:span></text:span></text:p>
      <text:p text:style-name="Standard"><text:span text:style-name="Source_20_Text"><text:span text:style-name="T5"><text:s text:c="4"/>…</text:span></text:span></text:p>
      <text:p text:style-name="Standard"><text:span text:style-name="Source_20_Text"><text:span text:style-name="T5">}</text:span></text:span></text:p>
      <text:p text:style-name="Standard"><text:span text:style-name="Source_20_Text"><text:span text:style-name="T5">$p = new Producto('GALAXYS');</text:span></text:span></text:p>
      <text:p text:style-name="P121"><text:span text:style-name="Source_20_Text"><text:span text:style-name="T165"/></text:span></text:p>
      <text:p text:style-name="P122"><text:span text:style-name="Source_20_Text"><text:span text:style-name="T166">Conocer si un objeto es instancia de una clase: if ($p </text:span></text:span><text:span text:style-name="Source_20_Text"><text:span text:style-name="T178">instanceof</text:span></text:span><text:span text:style-name="Source_20_Text"><text:span text:style-name="T166"> Producto)</text:span></text:span></text:p>
      <text:p text:style-name="P122"><text:span text:style-name="Source_20_Text"><text:span text:style-name="T166"/></text:span></text:p>
      <text:p text:style-name="P122"><text:span text:style-name="Source_20_Text"><text:span text:style-name="T178">get_class</text:span></text:span><text:span text:style-name="Source_20_Text"><text:span text:style-name="T166"> echo "La clase es: " . get_class($p); Devuelve el nombre de la clase del objeto. </text:span></text:span><text:span text:style-name="Source_20_Text"><text:span text:style-name="T178">class_exists</text:span></text:span><text:span text:style-name="Source_20_Text"><text:span text:style-name="T166"> if (class_exists('Producto') { $p = new Producto(); … } Devuelve true si la clase está definida o false en caso contrario.</text:span></text:span></text:p>
      <text:p text:style-name="P122"><text:span text:style-name="Source_20_Text"><text:span text:style-name="T178">get_declared_classes</text:span></text:span><text:span text:style-name="Source_20_Text"><text:span text:style-name="T166"> print_r(get_declared_classes()); Devuelve un array con los nombres de las clases definidas.</text:span></text:span></text:p>
      <text:p text:style-name="P122"><text:span text:style-name="Source_20_Text"><text:span text:style-name="T178">class_alias</text:span></text:span><text:span text:style-name="Source_20_Text"><text:span text:style-name="T166"> class_alias('Producto', 'Articulo'); $p = new Articulo(); Crea un alias para una clase.</text:span></text:span></text:p>
      <text:p text:style-name="P122"><text:span text:style-name="Source_20_Text"><text:span text:style-name="T178">get_class_methods</text:span></text:span><text:span text:style-name="Source_20_Text"><text:span text:style-name="T166"> print_r(get_class_methods('Producto')); Devuelve un array con los nombres de los métodos de una clase que son accesibles desde dónde se hace la llamada.</text:span></text:span></text:p>
      <text:p text:style-name="P122"><text:span text:style-name="Source_20_Text"><text:span text:style-name="T178">method_exists</text:span></text:span><text:span text:style-name="Source_20_Text"><text:span text:style-name="T166"> if (method_exists('Producto', 'vende') {…} Devuelve true si existe el método en el objeto o la clase que se indica, o false en caso contrario, independientemente de si es accesible o no.</text:span></text:span></text:p>
      <text:p text:style-name="P122"><text:span text:style-name="Source_20_Text"><text:span text:style-name="T178">get_class_vars</text:span></text:span><text:span text:style-name="Source_20_Text"><text:span text:style-name="T166"> print_r(get_class_vars('Producto')); Devuelve un array con los nombres de los atributos de una clase que son accesibles desde dónde se hace la llamada.</text:span></text:span></text:p>
      <text:p text:style-name="P122"><text:span text:style-name="Source_20_Text"><text:span text:style-name="T178">get_object_vars</text:span></text:span><text:span text:style-name="Source_20_Text"><text:span text:style-name="T166"> print_r(get_object_vars('Producto')); Devuelve una matriz asociativa de las propiedades declaradas visibles desde el ámbito actual, con su valor predeterminado.</text:span></text:span></text:p>
      <text:p text:style-name="P122"><text:span text:style-name="Source_20_Text"><text:span text:style-name="T178">property_exists</text:span></text:span><text:span text:style-name="Source_20_Text"><text:span text:style-name="T166"> if (property_exists('Producto', 'codigo') {…} Devuelve </text:span></text:span><text:span text:style-name="Source_20_Text"><text:span text:style-name="T191">true</text:span></text:span><text:span text:style-name="Source_20_Text"><text:span text:style-name="T166"> si existe el atributo en el objeto o la clase que se indica, o </text:span></text:span><text:span text:style-name="Source_20_Text"><text:span text:style-name="T191">false</text:span></text:span><text:span text:style-name="Source_20_Text"><text:span text:style-name="T166"> en caso contrario, independientemente de si es accesible o no.</text:span></text:span></text:p>
      <text:p text:style-name="P122"><text:span text:style-name="Source_20_Text"><text:span text:style-name="T166"/></text:span></text:p>
      <text:p text:style-name="P122"><text:span text:style-name="Source_20_Text"><text:span text:style-name="T166">Desde PHP5, puedes indicar en las funciones y métodos de qué clase deben ser los objetos que se pasen como parámetros. Para ello, debes especificar el tipo antes del parámetro.</text:span></text:span></text:p>
      <text:p text:style-name="P122"><text:span text:style-name="Source_20_Text"><text:span text:style-name="T166"/></text:span></text:p>
      <text:p text:style-name="P122"><text:span text:style-name="Source_20_Text"><text:span text:style-name="T166">public function vendeProducto(Producto $p) { …}</text:span></text:span></text:p>
      <text:p text:style-name="P122"><text:soft-page-break/><text:span text:style-name="Source_20_Text"><text:span text:style-name="T166">Si cuando se realiza la llamada, el parámetro no es del tipo adecuado, se produce un error que podrías capturar. Además, ten en cuenta que sólo funciona con objetos (y a partir de PHP5.1 también con arrays).</text:span></text:span></text:p>
      <text:p text:style-name="P122"><text:span text:style-name="Source_20_Text"><text:span text:style-name="T166"/></text:span></text:p>
      <text:p text:style-name="P123"><text:span text:style-name="Source_20_Text"><text:span text:style-name="T167">Siendo $p un objeto, <text:s/></text:span></text:span><text:span text:style-name="Source_20_Text"><text:span text:style-name="T192">$a = $p; </text:span></text:span><text:span text:style-name="Source_20_Text"><text:span text:style-name="T167">crearía un nuevo identificador del mismo objeto, no otro objeto.</text:span></text:span></text:p>
      <text:p text:style-name="P123"><text:span text:style-name="Source_20_Text"><text:span text:style-name="T167"/></text:span></text:p>
      <text:p text:style-name="P124"><text:span text:style-name="Source_20_Text"><text:span text:style-name="T168">En variables podemos hacer lo mismo con <text:s/>$b = &amp; $a;</text:span></text:span></text:p>
      <text:p text:style-name="P124"><text:span text:style-name="Source_20_Text"><text:span text:style-name="T168">Las referencias se pueden utilizar para pasarlas como parámetros a las funciones. Si utilizamos el operador &amp; junto al parámetro, en lugar de pasar una copia de la variable, se pasa una referencia a la misma.</text:span></text:span></text:p>
      <text:p text:style-name="P124"><text:span text:style-name="Source_20_Text"><text:span text:style-name="T168"/></text:span></text:p>
      <text:p text:style-name="P125"><text:span text:style-name="Source_20_Text"><text:span text:style-name="T169">Clone. Al utilizar </text:span></text:span><text:span text:style-name="Source_20_Text"><text:span text:style-name="T193">clone</text:span></text:span><text:span text:style-name="Source_20_Text"><text:span text:style-name="T169"> sobre un objeto existente, se crea una copia de todos los atributos del mismo en un nuevo objeto. </text:span></text:span><text:span text:style-name="Source_20_Text"><text:span text:style-name="T193">$a = clone($p);</text:span></text:span></text:p>
      <text:p text:style-name="Standard"><text:span text:style-name="Source_20_Text"><text:span text:style-name="T43"/></text:span></text:p>
      <text:p text:style-name="P115"><text:span text:style-name="Source_20_Text"><text:span text:style-name="T188">E</text:span></text:span><text:span text:style-name="Source_20_Text"><text:span text:style-name="T43">xiste una forma sencilla de personalizar la copia para cada clase particular. Por ejemplo, puede suceder que quieras copiar todos los atributos menos alguno. En nuestro ejemplo, al menos el código de cada producto debe ser distinto y, por tanto, quizás no tenga sentido copiarlo al crear un nuevo objeto. Si éste fuera el caso, puedes crear un método de nombre </text:span></text:span><text:span text:style-name="Source_20_Text">__clone</text:span><text:span text:style-name="Source_20_Text"><text:span text:style-name="T43"> en la clase. Este método se llamará automáticamente después de copiar todos los atributos en el nuevo objeto.</text:span></text:span></text:p>
      <text:p text:style-name="Standard"><text:span text:style-name="Source_20_Text"><text:span text:style-name="T107">class Producto {</text:span></text:span></text:p>
      <text:p text:style-name="Standard"><text:span text:style-name="Source_20_Text"><text:span text:style-name="T107"><text:s text:c="4"/>… <text:s text:c="4"/></text:span></text:span></text:p>
      <text:p text:style-name="Standard"><text:span text:style-name="Source_20_Text"><text:span text:style-name="T107"><text:s text:c="4"/>public function __clone</text:span></text:span><text:span text:style-name="T107">() {</text:span></text:p>
      <text:p text:style-name="Standard"><text:span text:style-name="Source_20_Text"><text:span text:style-name="T107"><text:s text:c="8"/>$this-&gt;codigo = nuevo_codigo();</text:span></text:span></text:p>
      <text:p text:style-name="Standard"><text:span text:style-name="Source_20_Text"><text:span text:style-name="T107"><text:s text:c="4"/>}</text:span></text:span></text:p>
      <text:p text:style-name="Standard"><text:span text:style-name="Source_20_Text"><text:span text:style-name="T107"><text:s text:c="4"/>… <text:s text:c="4"/></text:span></text:span></text:p>
      <text:p text:style-name="Standard"><text:span text:style-name="Source_20_Text"><text:span text:style-name="T107">}</text:span></text:span></text:p>
      <text:p text:style-name="P111"><text:span text:style-name="Source_20_Text"><text:span text:style-name="T43"/></text:span></text:p>
      <text:p text:style-name="P126"><text:span text:style-name="Source_20_Text"><text:span text:style-name="T170">Comparaciones:</text:span></text:span></text:p>
      <text:p text:style-name="Standard"><text:span text:style-name="Source_20_Text"><text:span text:style-name="T107">$p = new Producto();</text:span></text:span></text:p>
      <text:p text:style-name="Standard"><text:span text:style-name="Source_20_Text"><text:span text:style-name="T107">$p-&gt;nombre = 'Samsung Galaxy S';</text:span></text:span></text:p>
      <text:p text:style-name="Standard"><text:span text:style-name="Source_20_Text"><text:span text:style-name="T107">$a = clone($p);</text:span></text:span></text:p>
      <text:p text:style-name="Standard"><text:span text:style-name="Source_20_Text"><text:span text:style-name="T107">// El resultado de comparar $a == $p da verdadero</text:span></text:span></text:p>
      <text:p text:style-name="Standard"><text:span text:style-name="Source_20_Text"><text:span text:style-name="T107">// <text:s/>pues $a y $p son dos copias idénticas</text:span></text:span></text:p>
      <text:p text:style-name="Standard"><text:span text:style-name="Source_20_Text"><text:span text:style-name="T107">// El resultado de comparar $a === $p da falso</text:span></text:span></text:p>
      <text:p text:style-name="Standard"><text:span text:style-name="Source_20_Text"><text:span text:style-name="T107">// <text:s/>pues $a y $p no hacen referencia al mismo objeto</text:span></text:span></text:p>
      <text:p text:style-name="Standard"><text:span text:style-name="Source_20_Text"><text:span text:style-name="T107">$a = &amp; $p;</text:span></text:span></text:p>
      <text:p text:style-name="Standard"><text:span text:style-name="Source_20_Text"><text:span text:style-name="T107">// Ahora el resultado de comparar $a === $p da verdadero</text:span></text:span></text:p>
      <text:p text:style-name="Standard"><text:span text:style-name="Source_20_Text"><text:span text:style-name="T107">// <text:s/>pues $a y $p son referencias al mismo objet</text:span></text:span><text:span text:style-name="Source_20_Text">o.</text:span></text:p>
      <text:p text:style-name="Standard"><text:span text:style-name="Source_20_Text"><text:span text:style-name="T5"/></text:span></text:p>
      <text:p text:style-name="Standard"><text:span text:style-name="Source_20_Text"><text:span text:style-name="T190">Serialización: P</text:span></text:span><text:span text:style-name="Source_20_Text"><text:span text:style-name="T43">ara almacenar los objetos en la sesión del usuario, hace falta convertirlos a un formato estándar. Este proceso se llama serialización. <text:s/></text:span></text:span>En <text:span text:style-name="T1">PHP</text:span>, para serializar un objeto se utiliza la función <text:span text:style-name="Source_20_Text">serialize</text:span>. El resultado obtenido es un <text:span text:style-name="Source_20_Text">string</text:span> que contiene un flujo de <text:span text:style-name="T1">bytes</text:span>, en el que se encuentran definidos todos los valores del objeto. </text:p>
      <text:p text:style-name="Standard"><text:span text:style-name="Source_20_Text"><text:span text:style-name="T5">$p = new Producto();</text:span></text:span></text:p>
      <text:p text:style-name="Standard"><text:span text:style-name="Source_20_Text"><text:span text:style-name="T5">$a = serialize($p);</text:span></text:span></text:p>
      <text:p text:style-name="Standard">Esta cadena se puede almacenar en cualquier parte, como puede ser la sesión del usuario, o una base de datos. A partir de ella, es posible reconstruir el objeto original utilizando la función <text:span text:style-name="Source_20_Text">unserialize</text:span>. </text:p>
      <text:p text:style-name="Standard"><text:span text:style-name="Source_20_Text"><text:span text:style-name="T5">$p = unserialize($a);</text:span></text:span></text:p>
      <text:p text:style-name="P126"><text:span text:style-name="Source_20_Text"><text:span text:style-name="T170">La única información que no se puede mantener utilizando estas funciones es la que contienen los atributos estáticos de las clases. </text:span></text:span></text:p>
      <text:p text:style-name="P126"><text:span text:style-name="Source_20_Text"><text:span text:style-name="T179">Los objetos que se añadan a la sesión del usuario son serializados automáticamente.</text:span></text:span></text:p>
      <text:p text:style-name="P126"><text:span text:style-name="Source_20_Text"><text:span text:style-name="T170">Para poder deserializar un objeto, debe estar definida su clase. </text:span></text:span><text:span text:style-name="Source_20_Text"><text:span text:style-name="T171">S</text:span></text:span><text:span text:style-name="Source_20_Text"><text:span text:style-name="T170">i lo recuperamos de la información almacenada en la sesión del usuario, no será necesario utilizar la función </text:span></text:span><text:span text:style-name="Source_20_Text"><text:span text:style-name="T194">unserialize</text:span></text:span><text:span text:style-name="Source_20_Text"><text:span text:style-name="T170">. </text:span></text:span></text:p>
      <text:p text:style-name="P126"><text:soft-page-break/><text:span text:style-name="Source_20_Text"><text:span text:style-name="T170">En </text:span></text:span><text:span text:style-name="Source_20_Text"><text:span text:style-name="T183">PHP</text:span></text:span><text:span text:style-name="Source_20_Text"><text:span text:style-name="T170"> tienes la opción de personalizar el proceso de serialización y deserialización de un objeto, utilizando los métodos mágicos </text:span></text:span><text:span text:style-name="Source_20_Text"><text:span text:style-name="T194">__sleep</text:span></text:span><text:span text:style-name="Source_20_Text"><text:span text:style-name="T170"> y </text:span></text:span><text:span text:style-name="Source_20_Text"><text:span text:style-name="T194">__wakeup</text:span></text:span><text:span text:style-name="Source_20_Text"><text:span text:style-name="T170">. Si en la clase está definido un método con nombre </text:span></text:span><text:span text:style-name="Source_20_Text"><text:span text:style-name="T194">__sleep</text:span></text:span><text:span text:style-name="Source_20_Text"><text:span text:style-name="T170">, se ejecuta antes de serializar un objeto. Igualmente, si existe un método </text:span></text:span><text:span text:style-name="Source_20_Text"><text:span text:style-name="T194">__wakeup</text:span></text:span><text:span text:style-name="Source_20_Text"><text:span text:style-name="T170">, se ejecuta con cualquier llamada a la función </text:span></text:span><text:span text:style-name="Source_20_Text"><text:span text:style-name="T194">unserialize</text:span></text:span><text:span text:style-name="Source_20_Text"><text:span text:style-name="T170">.</text:span></text:span></text:p>
      <text:p text:style-name="P127"><text:span text:style-name="Source_20_Text"><text:span text:style-name="T172"/></text:span></text:p>
      <text:p text:style-name="P127"><text:span text:style-name="Source_20_Text"><text:span text:style-name="T172">Herencia</text:span></text:span></text:p>
      <text:p text:style-name="P127"><text:span text:style-name="Source_20_Text"><text:span text:style-name="T180">subclases</text:span></text:span><text:span text:style-name="Source_20_Text"><text:span text:style-name="T172">, las clases que heredan de la </text:span></text:span><text:span text:style-name="Source_20_Text"><text:span text:style-name="T180">superclase</text:span></text:span><text:span text:style-name="Source_20_Text"><text:span text:style-name="T172">.</text:span></text:span></text:p>
      <text:p text:style-name="P127"><text:span text:style-name="Source_20_Text"><text:span text:style-name="T195">Extends </text:span></text:span><text:span text:style-name="Source_20_Text"><text:span text:style-name="T172">Declara herencia.</text:span></text:span></text:p>
      <text:p text:style-name="P127"><text:span text:style-name="Source_20_Text"><text:span text:style-name="T172"/></text:span></text:p>
      <text:p text:style-name="P127"><text:span text:style-name="Source_20_Text"><text:span text:style-name="T180">get_parent_class</text:span></text:span><text:span text:style-name="Source_20_Text"><text:span text:style-name="T172"> echo "La clase padre es: " . get_parent_class($t);</text:span></text:span></text:p>
      <text:p text:style-name="P127"><text:span text:style-name="Source_20_Text"><text:span text:style-name="T172">Devuelve el nombre de la clase padre del objeto o la clase que se indica.</text:span></text:span></text:p>
      <text:p text:style-name="P127"><text:span text:style-name="Source_20_Text"><text:span text:style-name="T180">is_subclass_of</text:span></text:span><text:span text:style-name="Source_20_Text"><text:span text:style-name="T172"> if (is_subclass_of($t, 'Producto') { … </text:span></text:span></text:p>
      <text:p text:style-name="P127"><text:span text:style-name="Source_20_Text"><text:span text:style-name="T172">Devuelve </text:span></text:span><text:span text:style-name="Source_20_Text"><text:span text:style-name="T195">true</text:span></text:span><text:span text:style-name="Source_20_Text"><text:span text:style-name="T172"> si el objeto o la clase del primer parámetro, tiene como clase base a la que se indica en el segundo parámetro, o </text:span></text:span><text:span text:style-name="Source_20_Text"><text:span text:style-name="T195">false</text:span></text:span><text:span text:style-name="Source_20_Text"><text:span text:style-name="T172"> en caso contrario.</text:span></text:span></text:p>
      <text:p text:style-name="P127"><text:span text:style-name="Source_20_Text"><text:span text:style-name="T172"/></text:span></text:p>
      <text:p text:style-name="P127"><text:span text:style-name="Source_20_Text"><text:span text:style-name="T172">La nueva clase hereda todos los atributos y métodos públicos de la clase base, pero no los privados. Si quieres crear en la clase base un método no visible al exterior (como los privados) que se herede a las subclases, debes utilizar la palabra </text:span></text:span><text:span text:style-name="Source_20_Text"><text:span text:style-name="T200">protected</text:span></text:span><text:span text:style-name="Source_20_Text"><text:span text:style-name="T172"> en lugar de </text:span></text:span><text:span text:style-name="Source_20_Text"><text:span text:style-name="T195">private</text:span></text:span><text:span text:style-name="Source_20_Text"><text:span text:style-name="T172">. Además, puedes redefinir el comportamiento de los métodos existentes en la clase base, simplemente creando en la subclase un nuevo método con el mismo nombre. </text:span></text:span></text:p>
      <text:p text:style-name="P127"><text:span text:style-name="Source_20_Text"><text:span text:style-name="T172"/></text:span></text:p>
      <text:p text:style-name="P127"><text:span text:style-name="Source_20_Text"><text:span text:style-name="T172">Existe una forma de evitar que las clases heredadas puedan redefinir el comportamiento de los métodos existentes en la superclase: utilizar la palabra </text:span></text:span><text:span text:style-name="Source_20_Text"><text:span text:style-name="T195">final</text:span></text:span><text:span text:style-name="Source_20_Text"><text:span text:style-name="T172">. </text:span></text:span></text:p>
      <text:p text:style-name="P127"><text:span text:style-name="Source_20_Text"><text:span text:style-name="T172"/></text:span></text:p>
      <text:p text:style-name="Standard"><text:span text:style-name="Source_20_Text"><text:span text:style-name="T172">Incluso se puede declarar una clase utilizando </text:span></text:span><text:span text:style-name="Source_20_Text"><text:span text:style-name="T195">final</text:span></text:span><text:span text:style-name="Source_20_Text"><text:span text:style-name="T172">. En este caso no se podrían crear clases heredadas utilizándola como base. <text:s/></text:span></text:span><text:span text:style-name="Source_20_Text"><text:span text:style-name="T5">final class Producto { … }</text:span></text:span></text:p>
      <text:p text:style-name="P127"><text:span text:style-name="Source_20_Text"><text:span text:style-name="T172"/></text:span></text:p>
      <text:p text:style-name="P127"><text:span text:style-name="Source_20_Text"><text:span text:style-name="T172">Opuestamente al modificador </text:span></text:span><text:span text:style-name="Source_20_Text"><text:span text:style-name="T195">final</text:span></text:span><text:span text:style-name="Source_20_Text"><text:span text:style-name="T172">, existe también </text:span></text:span><text:span text:style-name="Source_20_Text"><text:span text:style-name="T195">abstract</text:span></text:span><text:span text:style-name="Source_20_Text"><text:span text:style-name="T172">. Se utiliza de la misma forma, tanto con métodos como con clases completas, pero en lugar de prohibir la herencia, obliga a que se herede. Es decir, una clase con el modificador </text:span></text:span><text:span text:style-name="Source_20_Text"><text:span text:style-name="T195">abstract</text:span></text:span><text:span text:style-name="Source_20_Text"><text:span text:style-name="T172"> no puede tener objetos que la instancien, pero sí podrá utilizarse de clase base y sus subclases sí podrán utilizarse para instanciar objetos. </text:span></text:span></text:p>
      <text:p text:style-name="P127"><text:span text:style-name="Source_20_Text"><text:span text:style-name="T172"/></text:span></text:p>
      <text:p text:style-name="P128"><text:span text:style-name="Source_20_Text"><text:span text:style-name="T173">Y un método en el que se indique </text:span></text:span><text:span text:style-name="Source_20_Text"><text:span text:style-name="T196">abstract</text:span></text:span><text:span text:style-name="Source_20_Text"><text:span text:style-name="T173">, debe ser redefinido obligatoriamente por las subclases, y no podrá contener código. </text:span></text:span><text:span text:style-name="Source_20_Text"><text:span text:style-name="T196">abstract public function muestra();</text:span></text:span></text:p>
      <text:p text:style-name="P128"><text:span text:style-name="Source_20_Text"><text:span text:style-name="T173"/></text:span></text:p>
      <text:p text:style-name="P128"><text:span text:style-name="Source_20_Text"><text:span text:style-name="T173">Obviamente, no se puede declarar una clase como </text:span></text:span><text:span text:style-name="Source_20_Text"><text:span text:style-name="T196">abstract</text:span></text:span><text:span text:style-name="Source_20_Text"><text:span text:style-name="T173"> y </text:span></text:span><text:span text:style-name="Source_20_Text"><text:span text:style-name="T196">final</text:span></text:span><text:span text:style-name="Source_20_Text"><text:span text:style-name="T173"> simultáneamente. </text:span></text:span><text:span text:style-name="Source_20_Text"><text:span text:style-name="T196">abstract</text:span></text:span><text:span text:style-name="Source_20_Text"><text:span text:style-name="T173"> obliga a que se herede para que se pueda utilizar, mientras que </text:span></text:span><text:span text:style-name="Source_20_Text"><text:span text:style-name="T196">final</text:span></text:span><text:span text:style-name="Source_20_Text"><text:span text:style-name="T173"> indica que no se podrá heredar. </text:span></text:span></text:p>
      <text:p text:style-name="P128"><text:span text:style-name="Source_20_Text"><text:span text:style-name="T173"/></text:span></text:p>
      <text:p text:style-name="P128"><text:span text:style-name="Source_20_Text"><text:span text:style-name="T173">En </text:span></text:span><text:span text:style-name="Source_20_Text"><text:span text:style-name="T184">PHP5</text:span></text:span><text:span text:style-name="Source_20_Text"><text:span text:style-name="T173">, si la clase heredada no tiene constructor propio, se llamará automáticamente al constructor de la clase base (si existe). Sin embargo, si la clase heredada define su propio constructor, deberás ser tú el que realice la llamada al constructor de la clase base si lo consideras necesario, utilizando para ello la palabra </text:span></text:span><text:span text:style-name="Source_20_Text"><text:span text:style-name="T196">parent</text:span></text:span><text:span text:style-name="Source_20_Text"><text:span text:style-name="T173"> y el operador de resolución de ámbito. </text:span></text:span><text:span text:style-name="Source_20_Text"><text:span text:style-name="T12">parent::__construct($row);</text:span></text:span></text:p>
      <text:p text:style-name="P128"><text:span text:style-name="Source_20_Text"><text:span text:style-name="T173"/></text:span></text:p>
      <text:p text:style-name="P129"><text:span text:style-name="Source_20_Text"><text:span text:style-name="T181">Interfaces</text:span></text:span></text:p>
      <text:p text:style-name="P129"><text:span text:style-name="Source_20_Text"><text:span text:style-name="T174">Un </text:span></text:span><text:span text:style-name="Source_20_Text"><text:span text:style-name="T185">interface</text:span></text:span><text:span text:style-name="Source_20_Text"><text:span text:style-name="T174"> es como una clase vacía que solamente contiene declaraciones de métodos. Se definen utilizando la palabra </text:span></text:span><text:span text:style-name="Source_20_Text"><text:span text:style-name="T197">interface</text:span></text:span><text:span text:style-name="Source_20_Text"><text:span text:style-name="T174">.</text:span></text:span></text:p>
      <text:p text:style-name="Standard"><text:span text:style-name="Source_20_Text"><text:span text:style-name="T175">Vimos que </text:span></text:span><text:span text:style-name="Source_20_Text"><text:span text:style-name="T174">en las subclases podías redefinir el comportamiento del método </text:span></text:span><text:span text:style-name="Source_20_Text"><text:span text:style-name="T197">muestra</text:span></text:span><text:span text:style-name="Source_20_Text"><text:span text:style-name="T174"> para que generara una salida en </text:span></text:span><text:span text:style-name="Source_20_Text"><text:span text:style-name="T185">HTML</text:span></text:span><text:span text:style-name="Source_20_Text"><text:span text:style-name="T174"> diferente para cada tipo de producto.</text:span></text:span></text:p>
      <text:p text:style-name="Standard"><text:soft-page-break/>Si quieres asegurarte de que todos los tipos de productos tengan un método <text:span text:style-name="Source_20_Text">muestra</text:span>, puedes crear un <text:span text:style-name="T1">interface</text:span> como el siguiente.</text:p>
      <text:p text:style-name="Standard"><text:span text:style-name="Source_20_Text"><text:span text:style-name="T5">interface iMuestra {</text:span></text:span></text:p>
      <text:p text:style-name="Standard"><text:span text:style-name="Source_20_Text"><text:span text:style-name="T5"><text:s text:c="4"/>public function muestra();</text:span></text:span></text:p>
      <text:p text:style-name="Standard"><text:span text:style-name="Source_20_Text"><text:span text:style-name="T5">}</text:span></text:span></text:p>
      <text:p text:style-name="P129"><text:span text:style-name="Source_20_Text"><text:span text:style-name="T174">Y cuando crees las subclases deberás indicar con la palabra implements que tienen que implementar los métodos declarados en este interface.</text:span></text:span></text:p>
      <text:p text:style-name="P129"><text:span text:style-name="Source_20_Text"><text:span text:style-name="T203">class TV extends Producto implements iMuestra {</text:span></text:span></text:p>
      <text:p text:style-name="P130"><text:span text:style-name="Source_20_Text"><text:span text:style-name="T175">Todos los métodos que se declaren en un </text:span></text:span><text:span text:style-name="Source_20_Text"><text:span text:style-name="T186">interface</text:span></text:span><text:span text:style-name="Source_20_Text"><text:span text:style-name="T175"> deben ser públicos. Además de métodos, los </text:span></text:span><text:span text:style-name="Source_20_Text"><text:span text:style-name="T186">interfaces</text:span></text:span><text:span text:style-name="Source_20_Text"><text:span text:style-name="T175"> podrán contener constantes pero no atributos. </text:span></text:span></text:p>
      <text:p text:style-name="P130"/>
      <text:p text:style-name="Standard">Un interface es como un contrato que la clase debe cumplir. Al implementar todos los métodos declarados en el interface se asegura la interoperabilidad entre clases. Si sabes que una clase implementa un interface determinado, sabes qué nombre tienen sus métodos, qué parámetros les debes pasar y, probablemente, podrás averiguar fácilmente con qué objetivo han sido escritos.</text:p>
      <text:p text:style-name="Standard">Por ejemplo, en la librería de PHP está definido el interface Countable.</text:p>
      <text:p text:style-name="P25">Countable { <text:s/>abstract public int count ( void ) <text:s/>}</text:p>
      <text:p text:style-name="Standard">Si creas una clase para la cesta de la compra en la tienda web, podrías implementar este interface para contar los productos que figuran en la misma.</text:p>
      <text:p text:style-name="Standard">Antes aprendiste que en PHP5 una clase sólo puede heredar de otra. En PHP5 no existe la herencia múltiple. Sin embargo, sí es posible crear clases que implementen varios interfaces, simplemente separando la lista de interfaces por comas después de la palabra implements.</text:p>
      <text:p text:style-name="P25">class TV extends Producto implements iMuestra, Countable { … }</text:p>
      <text:p text:style-name="Standard">La única restricción es que los nombres de los métodos que se deban implementar en los distintos interfaces no coincidan. Es decir, en nuestro ejemplo, el interface iMuestra no podría contener un método count, pues éste ya está declarado en Countable.</text:p>
      <text:p text:style-name="Standard">En <text:span text:style-name="T1">PHP5</text:span> también se pueden crear nuevos interfaces heredando de otros ya existentes. Se hace de la misma forma que con las clases, utilizando la palabra <text:span text:style-name="Source_20_Text">extends</text:span>. </text:p>
      <text:p text:style-name="Standard"/>
      <text:p text:style-name="Standard"><text:span text:style-name="T207">¿Interfaces o clases abstractas? </text:span>Una de las dudas más comunes en POO, es qué solución adoptar en algunas situaciones: <text:span text:style-name="T1">interfaces</text:span> o clases abstractas. Ambas permiten definir reglas para las clases que los implementen o hereden respectivamente. Y ninguna permite instanciar objetos. Las diferencias principales entre ambas opciones son:</text:p>
      <text:list xml:id="list3471303376" text:style-name="L9">
        <text:list-item>
          <text:p text:style-name="P113">En las clases abstractas, los métodos pueden contener código. Si van a existir varias subclases con un comportamiento común, se podría programar en los métodos de la clase abstracta. Si se opta por un <text:span text:style-name="T1">interface</text:span>, habría que repetir el código en todas las clases que lo implementen. </text:p>
        </text:list-item>
        <text:list-item>
          <text:p text:style-name="P113">Las clases abstractas pueden contener atributos, y los <text:span text:style-name="T1">interfaces</text:span> no. </text:p>
        </text:list-item>
        <text:list-item>
          <text:p text:style-name="P113">No se puede crear una clase que herede de dos clases abstractas, pero sí se puede crear una clase que implemente varios <text:span text:style-name="T1">interfaces</text:span>. </text:p>
        </text:list-item>
      </text:list>
      <text:p text:style-name="Standard"><text:span text:style-name="T206">E</text:span>jemplo. <text:span text:style-name="T206">E</text:span>n la tienda <text:span text:style-name="T1">online</text:span> va a haber dos tipos de usuarios: clientes y empleados. Si necesitas crear en tu aplicación objetos de tipo <text:span text:style-name="Source_20_Text">Usuario</text:span> (por ejemplo, para manejar de forma conjunta a los clientes y a los empleados), tendrías que crear una clase no abstracta con ese nombre, de la que heredarían <text:span text:style-name="Source_20_Text">Cliente</text:span> y <text:span text:style-name="Source_20_Text">Empleado</text:span>. Pero si no fuera así, tendrías que decidir si crearías o no <text:span text:style-name="Source_20_Text">Usuario</text:span>, y si lo harías como una clase abstracta o como un <text:span text:style-name="T1">interface</text:span>.</text:p>
      <text:p text:style-name="Standard">Si por ejemplo, quisieras definir en un único sitio los atributos comunes a <text:span text:style-name="Source_20_Text">Cliente</text:span> y a <text:span text:style-name="Source_20_Text">Empleado</text:span>, deberías crear una clase abstracta <text:span text:style-name="Source_20_Text">Usuario</text:span> de la que hereden.</text:p>
      <text:p text:style-name="Standard"><text:span text:style-name="Source_20_Text"><text:span text:style-name="T5">abstract class Usuario {</text:span></text:span></text:p>
      <text:p text:style-name="Standard"><text:span text:style-name="Source_20_Text"><text:span text:style-name="T5"><text:s text:c="4"/>public $dni;</text:span></text:span></text:p>
      <text:p text:style-name="Standard"><text:span text:style-name="Source_20_Text"><text:span text:style-name="T5"><text:s text:c="4"/>protected $nombre;</text:span></text:span></text:p>
      <text:p text:style-name="Standard"><text:span text:style-name="Source_20_Text"><text:span text:style-name="T5"><text:s text:c="4"/>…</text:span></text:span></text:p>
      <text:p text:style-name="Standard"><text:span text:style-name="Source_20_Text"><text:span text:style-name="T5">}</text:span></text:span></text:p>
      <text:p text:style-name="Standard">Pero esto no podrías hacerlo si ya tienes planificada alguna relación de herencia para una de estas dos clases.</text:p>
      <text:p text:style-name="Standard"><text:soft-page-break/></text:p>
      <text:p text:style-name="Standard"><text:span text:style-name="T21">get_declared_interfaces</text:span> print_r (get_declared_interfaces());</text:p>
      <text:p text:style-name="Standard">Devuelve un array con los nombres de los interfaces declarados.</text:p>
      <text:p text:style-name="Standard"><text:span text:style-name="T21">interface_exists</text:span> if (interface_exists('iMuestra') {…}</text:p>
      <text:p text:style-name="Standard">Devuelve true si existe el interface que se indica, o false en caso contr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acronym"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03:20:34.943013060</meta:creation-date>
    <dc:date>2019-06-03T13:51:29.614335802</dc:date>
    <meta:editing-duration>PT23H48S</meta:editing-duration>
    <meta:editing-cycles>147</meta:editing-cycles>
    <meta:generator>LibreOffice/6.0.7.3$Linux_X86_64 LibreOffice_project/00m0$Build-3</meta:generator>
    <meta:document-statistic meta:table-count="0" meta:image-count="0" meta:object-count="0" meta:page-count="16" meta:paragraph-count="497" meta:word-count="6785" meta:character-count="43317" meta:non-whitespace-character-count="36677"/>
  </office:meta>
</office:document-meta>
</file>